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424d" officeooo:paragraph-rsid="0010424d"/>
    </style:style>
    <style:style style:name="P2" style:family="paragraph" style:parent-style-name="Standard">
      <style:text-properties officeooo:rsid="00109c9a" officeooo:paragraph-rsid="00109c9a"/>
    </style:style>
    <style:style style:name="P3" style:family="paragraph" style:parent-style-name="Standard">
      <style:text-properties officeooo:rsid="001274d4" officeooo:paragraph-rsid="001274d4"/>
    </style:style>
    <style:style style:name="P4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6" style:family="paragraph" style:parent-style-name="Standard">
      <style:text-properties fo:color="#6a9955" loext:opacity="100%" style:font-name="Droid Sans Mono" fo:font-size="10.5pt" fo:font-weight="normal" officeooo:rsid="001274d4" officeooo:paragraph-rsid="001274d4" fo:background-color="#1f1f1f"/>
    </style:style>
    <style:style style:name="P7" style:family="paragraph" style:parent-style-name="Standard">
      <style:paragraph-properties style:line-height-at-least="0.198in"/>
      <style:text-properties fo:color="#c586c0" loext:opacity="100%" style:font-name="Droid Sans Mono" fo:font-size="10.5pt" fo:font-weight="normal" fo:background-color="#1f1f1f"/>
    </style:style>
    <style:style style:name="P8" style:family="paragraph" style:parent-style-name="Standard">
      <style:paragraph-properties style:line-height-at-least="0.198in"/>
      <style:text-properties fo:color="#dcdcaa" loext:opacity="100%" style:font-name="Droid Sans Mono" fo:font-size="10.5pt" fo:font-weight="normal" fo:background-color="#1f1f1f"/>
    </style:style>
    <style:style style:name="P9" style:family="paragraph" style:parent-style-name="Standard">
      <style:paragraph-properties fo:margin-top="0in" fo:margin-bottom="0.1965in" style:contextual-spacing="false" style:line-height-at-least="0.198in"/>
    </style:style>
    <style:style style:name="P10" style:family="paragraph" style:parent-style-name="Standard">
      <style:paragraph-properties style:line-height-at-least="0.198in"/>
    </style:style>
    <style:style style:name="P11" style:family="paragraph" style:parent-style-name="Standard">
      <style:text-properties officeooo:rsid="00186dca" officeooo:paragraph-rsid="00186dca"/>
    </style:style>
    <style:style style:name="P12" style:family="paragraph" style:parent-style-name="Standard">
      <style:text-properties officeooo:rsid="0018b88f" officeooo:paragraph-rsid="0018b88f"/>
    </style:style>
    <style:style style:name="T1" style:family="text">
      <style:text-properties fo:color="#dcdcaa" loext:opacity="100%"/>
    </style:style>
    <style:style style:name="T2" style:family="text">
      <style:text-properties fo:color="#ce9178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c586c0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9cdcfe" loext:opacity="100%"/>
    </style:style>
    <style:style style:name="T7" style:family="text">
      <style:text-properties fo:color="#b5cea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vant : </text:p>
      <text:p text:style-name="P1">#type <text:s text:c="6"/>avg <text:s text:c="4"/>std <text:s text:c="4"/>min <text:s text:c="5"/>p5 <text:s text:c="4"/>p10 <text:s text:c="4"/>p50 <text:s text:c="4"/>p67 <text:s text:c="4"/>p75 <text:s text:c="4"/>p80 <text:s text:c="4"/>p85 <text:s text:c="4"/>p90 <text:s text:c="4"/>p95 <text:s text:c="4"/>p99 <text:s text:c="3"/>p999 <text:s text:c="2"/>p9999 <text:s text:c="5"/>QPS <text:s text:c="2"/>target <text:s text:c="6"/>ts_start <text:s text:c="8"/>ts_end</text:p>
      <text:p text:style-name="P1">read <text:s text:c="5"/>353.2 <text:s text:c="2"/>248.3 <text:s text:c="2"/>160.7 <text:s text:c="2"/>228.2 <text:s text:c="2"/>242.9 <text:s text:c="2"/>324.4 <text:s text:c="2"/>372.2 <text:s text:c="2"/>400.1 <text:s text:c="2"/>421.0 <text:s text:c="2"/>444.9 <text:s text:c="2"/>474.8 <text:s text:c="2"/>521.9 <text:s text:c="2"/>665.4 <text:s/>2682.8 10534.9 <text:s/>29875.2 <text:s text:c="3"/>30000 <text:s/>1713209016140 <text:s/>1713209026645</text:p>
      <text:p text:style-name="P1">read <text:s text:c="5"/>351.4 <text:s text:c="2"/>262.9 <text:s text:c="2"/>160.7 <text:s text:c="2"/>231.0 <text:s text:c="2"/>246.0 <text:s text:c="2"/>325.1 <text:s text:c="2"/>369.9 <text:s text:c="2"/>396.6 <text:s text:c="2"/>416.4 <text:s text:c="2"/>438.7 <text:s text:c="2"/>468.5 <text:s text:c="2"/>511.4 <text:s text:c="2"/>608.8 <text:s/>2913.1 12407.8 <text:s/>29903.1 <text:s text:c="3"/>30005 <text:s/>1713209028152 <text:s/>1713209038306</text:p>
      <text:p text:style-name="P1">read <text:s text:c="5"/>345.3 <text:s text:c="2"/>200.5 <text:s text:c="2"/>160.7 <text:s text:c="2"/>229.2 <text:s text:c="2"/>244.2 <text:s text:c="2"/>321.8 <text:s text:c="2"/>366.3 <text:s text:c="2"/>393.0 <text:s text:c="2"/>412.6 <text:s text:c="2"/>436.0 <text:s text:c="2"/>466.4 <text:s text:c="2"/>509.0 <text:s text:c="2"/>599.0 <text:s/>1170.9 <text:s/>8582.0 <text:s/>30039.1 <text:s text:c="3"/>30010 <text:s/>1713209039813 <text:s/>1713209049925</text:p>
      <text:p text:style-name="P1">read <text:s text:c="5"/>344.1 <text:s text:c="2"/>223.0 <text:s text:c="2"/>160.7 <text:s text:c="2"/>229.0 <text:s text:c="2"/>243.7 <text:s text:c="2"/>319.3 <text:s text:c="2"/>362.5 <text:s text:c="2"/>389.0 <text:s text:c="2"/>408.5 <text:s text:c="2"/>432.6 <text:s text:c="2"/>463.7 <text:s text:c="2"/>507.2 <text:s text:c="2"/>594.2 <text:s/>1885.2 10061.9 <text:s/>30006.7 <text:s text:c="3"/>30015 <text:s/>1713209051432 <text:s/>1713209061549</text:p>
      <text:p text:style-name="P1">read <text:s text:c="5"/>343.6 <text:s text:c="2"/>194.4 <text:s text:c="2"/>148.8 <text:s text:c="2"/>231.3 <text:s text:c="2"/>245.8 <text:s text:c="2"/>321.4 <text:s text:c="2"/>363.4 <text:s text:c="2"/>388.9 <text:s text:c="2"/>407.1 <text:s text:c="2"/>430.8 <text:s text:c="2"/>460.4 <text:s text:c="2"/>502.6 <text:s text:c="2"/>590.5 <text:s/>1262.1 <text:s/>8545.4 <text:s/>30017.7 <text:s text:c="3"/>30020 <text:s/>1713209063058 <text:s/>1713209073170</text:p>
      <text:p text:style-name="P1">read <text:s text:c="5"/>344.6 <text:s text:c="2"/>181.5 <text:s text:c="2"/>160.7 <text:s text:c="2"/>232.3 <text:s text:c="2"/>246.6 <text:s text:c="2"/>322.9 <text:s text:c="2"/>365.3 <text:s text:c="2"/>390.6 <text:s text:c="2"/>409.0 <text:s text:c="2"/>431.9 <text:s text:c="2"/>461.3 <text:s text:c="2"/>504.0 <text:s text:c="2"/>592.0 <text:s/>1354.1 <text:s/>8229.6 <text:s/>30056.4 <text:s text:c="3"/>30025 <text:s/>1713209074678 <text:s/>1713209084797</text:p>
      <text:p text:style-name="P1">read <text:s text:c="5"/>337.1 <text:s text:c="2"/>184.8 <text:s text:c="2"/>160.7 <text:s text:c="2"/>228.3 <text:s text:c="2"/>242.6 <text:s text:c="2"/>315.7 <text:s text:c="2"/>355.3 <text:s text:c="2"/>379.8 <text:s text:c="2"/>398.6 <text:s text:c="2"/>421.9 <text:s text:c="2"/>451.4 <text:s text:c="2"/>495.0 <text:s text:c="2"/>583.0 <text:s/>1251.7 <text:s/>8336.0 <text:s/>30069.8 <text:s text:c="3"/>30030 <text:s/>1713209086303 <text:s/>1713209096414</text:p>
      <text:p text:style-name="P1">read <text:s text:c="5"/>333.8 <text:s text:c="2"/>213.5 <text:s text:c="2"/>160.7 <text:s text:c="2"/>227.6 <text:s text:c="2"/>241.9 <text:s text:c="2"/>311.1 <text:s text:c="2"/>347.0 <text:s text:c="2"/>371.1 <text:s text:c="2"/>390.3 <text:s text:c="2"/>413.2 <text:s text:c="2"/>443.4 <text:s text:c="2"/>489.3 <text:s text:c="2"/>579.1 <text:s/>1849.0 10171.9 <text:s/>30067.3 <text:s text:c="3"/>30035 <text:s/>1713209097921 <text:s/>1713209108037</text:p>
      <text:p text:style-name="P1">read <text:s text:c="5"/>334.9 <text:s text:c="2"/>174.3 <text:s text:c="2"/>160.7 <text:s text:c="2"/>228.3 <text:s text:c="2"/>242.7 <text:s text:c="2"/>313.4 <text:s text:c="2"/>350.1 <text:s text:c="2"/>373.5 <text:s text:c="2"/>393.0 <text:s text:c="2"/>416.1 <text:s text:c="2"/>446.9 <text:s text:c="2"/>494.3 <text:s text:c="2"/>584.2 <text:s/>1672.2 <text:s/>8262.2 <text:s/>30088.5 <text:s text:c="3"/>30040 <text:s/>1713209109545 <text:s/>1713209119673</text:p>
      <text:p text:style-name="P1">read <text:s text:c="5"/>332.2 <text:s text:c="2"/>188.5 <text:s text:c="2"/>160.7 <text:s text:c="2"/>225.2 <text:s text:c="2"/>239.9 <text:s text:c="2"/>311.6 <text:s text:c="2"/>347.7 <text:s text:c="2"/>371.1 <text:s text:c="2"/>389.7 <text:s text:c="2"/>411.6 <text:s text:c="2"/>441.1 <text:s text:c="2"/>487.5 <text:s text:c="2"/>578.5 <text:s/>1358.3 <text:s/>8532.0 <text:s/>29934.5 <text:s text:c="3"/>30045 <text:s/>1713209121182 <text:s/>1713209131296</text:p>
      <text:p text:style-name="P1">read <text:s text:c="5"/>336.0 <text:s text:c="2"/>189.2 <text:s text:c="2"/>160.7 <text:s text:c="2"/>230.1 <text:s text:c="2"/>244.1 <text:s text:c="2"/>314.4 <text:s text:c="2"/>351.2 <text:s text:c="2"/>374.3 <text:s text:c="2"/>393.2 <text:s text:c="2"/>415.5 <text:s text:c="2"/>445.4 <text:s text:c="2"/>493.2 <text:s text:c="2"/>583.5 <text:s/>1673.4 <text:s/>8539.2 <text:s/>30084.4 <text:s text:c="3"/>30050 <text:s/>1713209132803 <text:s/>1713209142918</text:p>
      <text:p text:style-name="P1">read <text:s text:c="5"/>336.0 <text:s text:c="2"/>239.7 <text:s text:c="2"/>160.7 <text:s text:c="2"/>227.5 <text:s text:c="2"/>242.1 <text:s text:c="2"/>313.6 <text:s text:c="2"/>350.1 <text:s text:c="2"/>373.0 <text:s text:c="2"/>391.5 <text:s text:c="2"/>413.4 <text:s text:c="2"/>442.9 <text:s text:c="2"/>490.0 <text:s text:c="2"/>581.9 <text:s/>2095.1 <text:s/>8393.6 <text:s/>30012.9 <text:s text:c="3"/>30055 <text:s/>1713209144425 <text:s/>1713209154540</text:p>
      <text:p text:style-name="P1">read <text:s text:c="5"/>331.0 <text:s text:c="2"/>185.4 <text:s text:c="2"/>160.7 <text:s text:c="2"/>226.0 <text:s text:c="2"/>240.3 <text:s text:c="2"/>309.6 <text:s text:c="2"/>345.5 <text:s text:c="2"/>369.6 <text:s text:c="2"/>388.4 <text:s text:c="2"/>410.6 <text:s text:c="2"/>440.7 <text:s text:c="2"/>488.9 <text:s text:c="2"/>580.2 <text:s/>1230.2 <text:s/>8071.0 <text:s/>30053.6 <text:s text:c="3"/>30060 <text:s/>1713209156046 <text:s/>1713209166171</text:p>
      <text:p text:style-name="P1">read <text:s text:c="5"/>335.1 <text:s text:c="2"/>195.9 <text:s text:c="2"/>160.7 <text:s text:c="2"/>228.3 <text:s text:c="2"/>242.4 <text:s text:c="2"/>312.9 <text:s text:c="2"/>349.8 <text:s text:c="2"/>373.9 <text:s text:c="2"/>393.2 <text:s text:c="2"/>416.2 <text:s text:c="2"/>446.9 <text:s text:c="2"/>493.8 <text:s text:c="2"/>585.6 <text:s/>1409.1 <text:s/>8713.4 <text:s/>30070.5 <text:s text:c="3"/>30065 <text:s/>1713209167680 <text:s/>1713209177809</text:p>
      <text:p text:style-name="P1">read <text:s text:c="5"/>336.5 <text:s text:c="2"/>204.3 <text:s text:c="2"/>160.7 <text:s text:c="2"/>227.3 <text:s text:c="2"/>242.5 <text:s text:c="2"/>315.7 <text:s text:c="2"/>352.8 <text:s text:c="2"/>375.8 <text:s text:c="2"/>394.4 <text:s text:c="2"/>416.6 <text:s text:c="2"/>446.1 <text:s text:c="2"/>493.7 <text:s text:c="2"/>583.0 <text:s/>1428.1 11886.2 <text:s/>30082.3 <text:s text:c="3"/>30070 <text:s/>1713209179316 <text:s/>1713209189427</text:p>
      <text:p text:style-name="P1">read <text:s text:c="5"/>332.1 <text:s text:c="2"/>184.7 <text:s text:c="2"/>160.7 <text:s text:c="2"/>227.9 <text:s text:c="2"/>242.0 <text:s text:c="2"/>311.3 <text:s text:c="2"/>347.1 <text:s text:c="2"/>370.8 <text:s text:c="2"/>389.3 <text:s text:c="2"/>411.2 <text:s text:c="2"/>440.8 <text:s text:c="2"/>487.4 <text:s text:c="2"/>575.2 <text:s/>1024.8 <text:s/>8062.2 <text:s/>30083.9 <text:s text:c="3"/>30075 <text:s/>1713209190934 <text:s/>1713209201051</text:p>
      <text:p text:style-name="P1">read <text:s text:c="5"/>329.8 <text:s text:c="2"/>174.6 <text:s text:c="2"/>160.7 <text:s text:c="2"/>227.5 <text:s text:c="2"/>241.3 <text:s text:c="2"/>308.6 <text:s text:c="2"/>343.9 <text:s text:c="2"/>367.4 <text:s text:c="2"/>385.7 <text:s text:c="2"/>407.4 <text:s text:c="2"/>437.3 <text:s text:c="2"/>484.0 <text:s text:c="2"/>573.1 <text:s/>1496.3 <text:s/>7846.4 <text:s/>30109.6 <text:s text:c="3"/>30080 <text:s/>1713209202559 <text:s/>1713209212678</text:p>
      <text:p text:style-name="P1">read <text:s text:c="5"/>334.8 <text:s text:c="2"/>300.7 <text:s text:c="2"/>160.7 <text:s text:c="2"/>228.1 <text:s text:c="2"/>241.9 <text:s text:c="2"/>310.0 <text:s text:c="2"/>345.3 <text:s text:c="2"/>368.7 <text:s text:c="2"/>387.0 <text:s text:c="2"/>408.6 <text:s text:c="2"/>438.7 <text:s text:c="2"/>487.5 <text:s text:c="2"/>580.6 <text:s/>1792.8 16977.4 <text:s/>30133.1 <text:s text:c="3"/>30085 <text:s/>1713209214185 <text:s/>1713209224301</text:p>
      <text:p text:style-name="P1">read <text:s text:c="5"/>335.1 <text:s text:c="2"/>217.2 <text:s text:c="2"/>160.7 <text:s text:c="2"/>229.2 <text:s text:c="2"/>243.5 <text:s text:c="2"/>313.7 <text:s text:c="2"/>349.6 <text:s text:c="2"/>372.4 <text:s text:c="2"/>390.7 <text:s text:c="2"/>412.1 <text:s text:c="2"/>441.3 <text:s text:c="2"/>487.5 <text:s text:c="2"/>573.6 <text:s/>1558.7 10408.1 <text:s/>29974.3 <text:s text:c="3"/>30090 <text:s/>1713209225810 <text:s/>1713209235923</text:p>
      <text:p text:style-name="P1">read <text:s text:c="5"/>335.3 <text:s text:c="2"/>172.4 <text:s text:c="2"/>160.7 <text:s text:c="2"/>230.6 <text:s text:c="2"/>244.6 <text:s text:c="2"/>315.4 <text:s text:c="2"/>351.9 <text:s text:c="2"/>374.4 <text:s text:c="2"/>392.8 <text:s text:c="2"/>414.5 <text:s text:c="2"/>443.5 <text:s text:c="2"/>488.3 <text:s text:c="2"/>575.6 <text:s text:c="2"/>991.7 <text:s/>8014.1 <text:s/>30112.6 <text:s text:c="3"/>30095 <text:s/>1713209237430 <text:s/>1713209247548</text:p>
      <text:p text:style-name="P1">read <text:s text:c="5"/>335.1 <text:s text:c="2"/>192.0 <text:s text:c="2"/>160.7 <text:s text:c="2"/>228.1 <text:s text:c="2"/>242.7 <text:s text:c="2"/>314.3 <text:s text:c="2"/>351.5 <text:s text:c="2"/>374.5 <text:s text:c="2"/>393.0 <text:s text:c="2"/>414.6 <text:s text:c="2"/>443.4 <text:s text:c="2"/>489.0 <text:s text:c="2"/>575.3 <text:s/>1640.4 <text:s/>8099.8 <text:s/>30109.5 <text:s text:c="3"/>30100 <text:s/>1713209249054 <text:s/>1713209259166</text:p>
      <text:p text:style-name="P1">read <text:s text:c="5"/>331.3 <text:s text:c="2"/>172.0 <text:s text:c="2"/>160.7 <text:s text:c="2"/>225.4 <text:s text:c="2"/>240.2 <text:s text:c="2"/>311.9 <text:s text:c="2"/>348.6 <text:s text:c="2"/>372.0 <text:s text:c="2"/>390.3 <text:s text:c="2"/>411.6 <text:s text:c="2"/>440.5 <text:s text:c="2"/>484.1 <text:s text:c="2"/>563.9 <text:s/>1140.9 <text:s/>8655.9 <text:s/>30064.5 <text:s text:c="3"/>30105 <text:s/>1713209260674 <text:s/>1713209270787</text:p>
      <text:p text:style-name="P1">read <text:s text:c="5"/>333.0 <text:s text:c="2"/>201.3 <text:s text:c="2"/>160.7 <text:s text:c="2"/>227.4 <text:s text:c="2"/>241.7 <text:s text:c="2"/>311.5 <text:s text:c="2"/>347.3 <text:s text:c="2"/>370.9 <text:s text:c="2"/>389.2 <text:s text:c="2"/>410.6 <text:s text:c="2"/>439.2 <text:s text:c="2"/>483.7 <text:s text:c="2"/>567.3 <text:s/>1992.6 <text:s/>8542.5 <text:s/>30185.8 <text:s text:c="3"/>30110 <text:s/>1713209272295 <text:s/>1713209282413</text:p>
      <text:p text:style-name="P1">read <text:s text:c="5"/>333.2 <text:s text:c="2"/>213.4 <text:s text:c="2"/>160.7 <text:s text:c="2"/>226.3 <text:s text:c="2"/>240.8 <text:s text:c="2"/>312.0 <text:s text:c="2"/>348.6 <text:s text:c="2"/>372.0 <text:s text:c="2"/>390.2 <text:s text:c="2"/>411.4 <text:s text:c="2"/>439.3 <text:s text:c="2"/>482.6 <text:s text:c="2"/>565.2 <text:s/>1763.2 <text:s/>9335.8 <text:s/>30121.2 <text:s text:c="3"/>30115 <text:s/>1713209283921 <text:s/>1713209294041</text:p>
      <text:p text:style-name="P1"><text:soft-page-break/>read <text:s text:c="5"/>338.3 <text:s text:c="2"/>199.1 <text:s text:c="2"/>160.7 <text:s text:c="2"/>228.8 <text:s text:c="2"/>244.1 <text:s text:c="2"/>318.1 <text:s text:c="2"/>355.8 <text:s text:c="2"/>378.6 <text:s text:c="2"/>396.5 <text:s text:c="2"/>418.2 <text:s text:c="2"/>446.2 <text:s text:c="2"/>489.8 <text:s text:c="2"/>574.2 <text:s/>1518.5 <text:s/>8327.8 <text:s/>30103.5 <text:s text:c="3"/>30120 <text:s/>1713209295551 <text:s/>1713209305664</text:p>
      <text:p text:style-name="P1">read <text:s text:c="5"/>336.4 <text:s text:c="2"/>224.5 <text:s text:c="2"/>160.7 <text:s text:c="2"/>228.5 <text:s text:c="2"/>242.9 <text:s text:c="2"/>314.1 <text:s text:c="2"/>351.4 <text:s text:c="2"/>374.4 <text:s text:c="2"/>393.0 <text:s text:c="2"/>415.0 <text:s text:c="2"/>444.0 <text:s text:c="2"/>488.1 <text:s text:c="2"/>573.8 <text:s/>2197.2 <text:s/>8747.1 <text:s/>30120.3 <text:s text:c="3"/>30125 <text:s/>1713209307171 <text:s/>1713209317289</text:p>
      <text:p text:style-name="P1">read <text:s text:c="5"/>332.1 <text:s text:c="2"/>189.3 <text:s text:c="2"/>148.8 <text:s text:c="2"/>225.0 <text:s text:c="2"/>239.9 <text:s text:c="2"/>311.4 <text:s text:c="2"/>348.4 <text:s text:c="2"/>371.9 <text:s text:c="2"/>390.7 <text:s text:c="2"/>412.8 <text:s text:c="2"/>441.7 <text:s text:c="2"/>485.4 <text:s text:c="2"/>567.8 <text:s/>1434.4 <text:s/>8345.8 <text:s/>30143.9 <text:s text:c="3"/>30130 <text:s/>1713209318798 <text:s/>1713209328913</text:p>
      <text:p text:style-name="P1">read <text:s text:c="5"/>336.0 <text:s text:c="2"/>184.1 <text:s text:c="2"/>160.7 <text:s text:c="2"/>227.5 <text:s text:c="2"/>242.8 <text:s text:c="2"/>316.1 <text:s text:c="2"/>353.4 <text:s text:c="2"/>375.9 <text:s text:c="2"/>394.1 <text:s text:c="2"/>415.7 <text:s text:c="2"/>443.9 <text:s text:c="2"/>487.5 <text:s text:c="2"/>571.5 <text:s/>1736.9 <text:s/>8293.2 <text:s/>30215.8 <text:s text:c="3"/>30135 <text:s/>1713209330421 <text:s/>1713209340536</text:p>
      <text:p text:style-name="P1">read <text:s text:c="5"/>334.4 <text:s text:c="2"/>181.6 <text:s text:c="2"/>160.7 <text:s text:c="2"/>230.5 <text:s text:c="2"/>244.4 <text:s text:c="2"/>313.9 <text:s text:c="2"/>350.3 <text:s text:c="2"/>373.4 <text:s text:c="2"/>392.0 <text:s text:c="2"/>413.8 <text:s text:c="2"/>442.6 <text:s text:c="2"/>486.2 <text:s text:c="2"/>570.1 <text:s/>1199.2 <text:s/>8107.6 <text:s/>30096.2 <text:s text:c="3"/>30140 <text:s/>1713209342043 <text:s/>1713209352161</text:p>
      <text:p text:style-name="P1">read <text:s text:c="5"/>335.5 <text:s text:c="2"/>187.7 <text:s text:c="2"/>160.7 <text:s text:c="2"/>229.1 <text:s text:c="2"/>243.7 <text:s text:c="2"/>315.0 <text:s text:c="2"/>352.7 <text:s text:c="2"/>375.5 <text:s text:c="2"/>393.9 <text:s text:c="2"/>415.8 <text:s text:c="2"/>444.5 <text:s text:c="2"/>487.8 <text:s text:c="2"/>569.7 <text:s/>1448.7 <text:s/>8458.7 <text:s/>30111.5 <text:s text:c="3"/>30145 <text:s/>1713209353669 <text:s/>1713209363783</text:p>
      <text:p text:style-name="P1">read <text:s text:c="5"/>333.2 <text:s text:c="2"/>190.0 <text:s text:c="2"/>160.7 <text:s text:c="2"/>227.7 <text:s text:c="2"/>242.0 <text:s text:c="2"/>313.1 <text:s text:c="2"/>350.3 <text:s text:c="2"/>373.4 <text:s text:c="2"/>391.8 <text:s text:c="2"/>413.0 <text:s text:c="2"/>441.0 <text:s text:c="2"/>483.9 <text:s text:c="2"/>562.8 <text:s/>1437.5 <text:s/>8174.0 <text:s/>30196.8 <text:s text:c="3"/>30150 <text:s/>1713209365290 <text:s/>1713209375401</text:p>
      <text:p text:style-name="P1">read <text:s text:c="5"/>332.2 <text:s text:c="2"/>158.5 <text:s text:c="2"/>160.7 <text:s text:c="2"/>228.9 <text:s text:c="2"/>243.2 <text:s text:c="2"/>313.2 <text:s text:c="2"/>349.3 <text:s text:c="2"/>372.0 <text:s text:c="2"/>390.1 <text:s text:c="2"/>411.1 <text:s text:c="2"/>439.1 <text:s text:c="2"/>482.8 <text:s text:c="2"/>563.7 <text:s/>1113.2 <text:s/>7900.8 <text:s/>30094.5 <text:s text:c="3"/>30155 <text:s/>1713209376911 <text:s/>1713209387025</text:p>
      <text:p text:style-name="P1">read <text:s text:c="5"/>330.6 <text:s text:c="2"/>201.6 <text:s text:c="2"/>160.7 <text:s text:c="2"/>225.2 <text:s text:c="2"/>239.5 <text:s text:c="2"/>309.7 <text:s text:c="2"/>346.0 <text:s text:c="2"/>369.9 <text:s text:c="2"/>388.3 <text:s text:c="2"/>409.6 <text:s text:c="2"/>438.3 <text:s text:c="2"/>482.0 <text:s text:c="2"/>562.2 <text:s/>1421.1 <text:s/>9622.5 <text:s/>30150.7 <text:s text:c="3"/>30160 <text:s/>1713209388532 <text:s/>1713209398648</text:p>
      <text:p text:style-name="P1">read <text:s text:c="5"/>334.3 <text:s text:c="2"/>182.3 <text:s text:c="2"/>160.7 <text:s text:c="2"/>228.3 <text:s text:c="2"/>242.9 <text:s text:c="2"/>313.6 <text:s text:c="2"/>350.3 <text:s text:c="2"/>373.6 <text:s text:c="2"/>392.6 <text:s text:c="2"/>414.9 <text:s text:c="2"/>444.1 <text:s text:c="2"/>489.2 <text:s text:c="2"/>572.7 <text:s/>1300.8 <text:s/>8071.6 <text:s/>30248.5 <text:s text:c="3"/>30165 <text:s/>1713209400155 <text:s/>1713209410274</text:p>
      <text:p text:style-name="P1">read <text:s text:c="5"/>334.4 <text:s text:c="2"/>427.7 <text:s text:c="2"/>160.7 <text:s text:c="2"/>226.9 <text:s text:c="2"/>241.3 <text:s text:c="2"/>312.0 <text:s text:c="2"/>349.2 <text:s text:c="2"/>373.0 <text:s text:c="2"/>391.7 <text:s text:c="2"/>413.6 <text:s text:c="2"/>442.3 <text:s text:c="2"/>486.9 <text:s text:c="2"/>574.0 <text:s/>1989.5 <text:s/>8612.0 <text:s/>30108.0 <text:s text:c="3"/>30170 <text:s/>1713209411781 <text:s/>1713209421893</text:p>
      <text:p text:style-name="P1">read <text:s text:c="5"/>333.4 <text:s text:c="2"/>210.5 <text:s text:c="2"/>160.7 <text:s text:c="2"/>226.4 <text:s text:c="2"/>240.8 <text:s text:c="2"/>312.3 <text:s text:c="2"/>349.7 <text:s text:c="2"/>373.0 <text:s text:c="2"/>391.8 <text:s text:c="2"/>413.8 <text:s text:c="2"/>442.4 <text:s text:c="2"/>485.4 <text:s text:c="2"/>565.7 <text:s/>1469.6 <text:s/>9133.2 <text:s/>30148.8 <text:s text:c="3"/>30175 <text:s/>1713209423401 <text:s/>1713209433510</text:p>
      <text:p text:style-name="P1"/>
      <text:p text:style-name="P2">apres :</text:p>
      <text:p text:style-name="P2">#type <text:s text:c="6"/>avg <text:s text:c="4"/>std <text:s text:c="4"/>min <text:s text:c="5"/>p5 <text:s text:c="4"/>p10 <text:s text:c="4"/>p50 <text:s text:c="4"/>p67 <text:s text:c="4"/>p75 <text:s text:c="4"/>p80 <text:s text:c="4"/>p85 <text:s text:c="4"/>p90 <text:s text:c="4"/>p95 <text:s text:c="4"/>p99 <text:s text:c="3"/>p999 <text:s text:c="2"/>p9999 <text:s text:c="5"/>QPS <text:s text:c="2"/>target <text:s text:c="6"/>ts_start <text:s text:c="8"/>ts_end</text:p>
      <text:p text:style-name="P2">read <text:s text:c="5"/>353.2 <text:s text:c="2"/>248.3 <text:s text:c="2"/>160.7 <text:s text:c="2"/>228.2 <text:s text:c="2"/>242.9 <text:s text:c="2"/>324.4 <text:s text:c="2"/>372.2 <text:s text:c="2"/>400.1 <text:s text:c="2"/>421.0 <text:s text:c="2"/>444.9 <text:s text:c="2"/>474.8 <text:s text:c="2"/>521.9 <text:s text:c="2"/>665.4 <text:s/>2682.8 10534.9 <text:s/>29875.2 <text:s text:c="3"/>30000 <text:s/>1713209016140 <text:s/>1713209026645</text:p>
      <text:p text:style-name="P2">read <text:s text:c="5"/>351.4 <text:s text:c="2"/>262.9 <text:s text:c="2"/>160.7 <text:s text:c="2"/>231.0 <text:s text:c="2"/>246.0 <text:s text:c="2"/>325.1 <text:s text:c="2"/>369.9 <text:s text:c="2"/>396.6 <text:s text:c="2"/>416.4 <text:s text:c="2"/>438.7 <text:s text:c="2"/>468.5 <text:s text:c="2"/>511.4 <text:s text:c="2"/>608.8 <text:s/>2913.1 12407.8 <text:s/>29903.1 <text:s text:c="3"/>30005 <text:s/>1713209028152 <text:s/>1713209038306</text:p>
      <text:p text:style-name="P2">read <text:s text:c="5"/>345.3 <text:s text:c="2"/>200.5 <text:s text:c="2"/>160.7 <text:s text:c="2"/>229.2 <text:s text:c="2"/>244.2 <text:s text:c="2"/>321.8 <text:s text:c="2"/>366.3 <text:s text:c="2"/>393.0 <text:s text:c="2"/>412.6 <text:s text:c="2"/>436.0 <text:s text:c="2"/>466.4 <text:s text:c="2"/>509.0 <text:s text:c="2"/>599.0 <text:s/>1170.9 <text:s/>8582.0 <text:s/>30039.1 <text:s text:c="3"/>30010 <text:s/>1713209039813 <text:s/>1713209049925</text:p>
      <text:p text:style-name="P2">read <text:s text:c="5"/>344.1 <text:s text:c="2"/>223.0 <text:s text:c="2"/>160.7 <text:s text:c="2"/>229.0 <text:s text:c="2"/>243.7 <text:s text:c="2"/>319.3 <text:s text:c="2"/>362.5 <text:s text:c="2"/>389.0 <text:s text:c="2"/>408.5 <text:s text:c="2"/>432.6 <text:s text:c="2"/>463.7 <text:s text:c="2"/>507.2 <text:s text:c="2"/>594.2 <text:s/>1885.2 10061.9 <text:s/>30006.7 <text:s text:c="3"/>30015 <text:s/>1713209051432 <text:s/>1713209061549</text:p>
      <text:p text:style-name="P2">read <text:s text:c="5"/>343.6 <text:s text:c="2"/>194.4 <text:s text:c="2"/>148.8 <text:s text:c="2"/>231.3 <text:s text:c="2"/>245.8 <text:s text:c="2"/>321.4 <text:s text:c="2"/>363.4 <text:s text:c="2"/>388.9 <text:s text:c="2"/>407.1 <text:s text:c="2"/>430.8 <text:s text:c="2"/>460.4 <text:s text:c="2"/>502.6 <text:s text:c="2"/>590.5 <text:s/>1262.1 <text:s/>8545.4 <text:s/>30017.7 <text:s text:c="3"/>30020 <text:s/>1713209063058 <text:s/>1713209073170</text:p>
      <text:p text:style-name="P2">read <text:s text:c="5"/>344.6 <text:s text:c="2"/>181.5 <text:s text:c="2"/>160.7 <text:s text:c="2"/>232.3 <text:s text:c="2"/>246.6 <text:s text:c="2"/>322.9 <text:s text:c="2"/>365.3 <text:s text:c="2"/>390.6 <text:s text:c="2"/>409.0 <text:s text:c="2"/>431.9 <text:s text:c="2"/>461.3 <text:s text:c="2"/>504.0 <text:s text:c="2"/>592.0 <text:s/>1354.1 <text:s/>8229.6 <text:s/>30056.4 <text:s text:c="3"/>30025 <text:s/>1713209074678 <text:s/>1713209084797</text:p>
      <text:p text:style-name="P2">read <text:s text:c="5"/>337.1 <text:s text:c="2"/>184.8 <text:s text:c="2"/>160.7 <text:s text:c="2"/>228.3 <text:s text:c="2"/>242.6 <text:s text:c="2"/>315.7 <text:s text:c="2"/>355.3 <text:s text:c="2"/>379.8 <text:s text:c="2"/>398.6 <text:s text:c="2"/>421.9 <text:s text:c="2"/>451.4 <text:s text:c="2"/>495.0 <text:s text:c="2"/>583.0 <text:s/>1251.7 <text:s/>8336.0 <text:s/>30069.8 <text:s text:c="3"/>30030 <text:s/>1713209086303 <text:s/>1713209096414</text:p>
      <text:p text:style-name="P2">read <text:s text:c="5"/>333.8 <text:s text:c="2"/>213.5 <text:s text:c="2"/>160.7 <text:s text:c="2"/>227.6 <text:s text:c="2"/>241.9 <text:s text:c="2"/>311.1 <text:s text:c="2"/>347.0 <text:s text:c="2"/>371.1 <text:s text:c="2"/>390.3 <text:s text:c="2"/>413.2 <text:s text:c="2"/>443.4 <text:s text:c="2"/>489.3 <text:s text:c="2"/>579.1 <text:s/>1849.0 10171.9 <text:s/>30067.3 <text:s text:c="3"/>30035 <text:s/>1713209097921 <text:s/>1713209108037</text:p>
      <text:p text:style-name="P2">read <text:s text:c="5"/>334.9 <text:s text:c="2"/>174.3 <text:s text:c="2"/>160.7 <text:s text:c="2"/>228.3 <text:s text:c="2"/>242.7 <text:s text:c="2"/>313.4 <text:s text:c="2"/>350.1 <text:s text:c="2"/>373.5 <text:s text:c="2"/>393.0 <text:s text:c="2"/>416.1 <text:s text:c="2"/>446.9 <text:s text:c="2"/>494.3 <text:s text:c="2"/>584.2 <text:s/>1672.2 <text:s/>8262.2 <text:s/>30088.5 <text:s text:c="3"/>30040 <text:s/>1713209109545 <text:s/>1713209119673</text:p>
      <text:p text:style-name="P2">read <text:s text:c="5"/>332.2 <text:s text:c="2"/>188.5 <text:s text:c="2"/>160.7 <text:s text:c="2"/>225.2 <text:s text:c="2"/>239.9 <text:s text:c="2"/>311.6 <text:s text:c="2"/>347.7 <text:s text:c="2"/>371.1 <text:s text:c="2"/>389.7 <text:s text:c="2"/>411.6 <text:s text:c="2"/>441.1 <text:s text:c="2"/>487.5 <text:s text:c="2"/>578.5 <text:s/>1358.3 <text:s/>8532.0 <text:s/>29934.5 <text:s text:c="3"/>30045 <text:s/>1713209121182 <text:s/>1713209131296</text:p>
      <text:p text:style-name="P2">read <text:s text:c="5"/>336.0 <text:s text:c="2"/>189.2 <text:s text:c="2"/>160.7 <text:s text:c="2"/>230.1 <text:s text:c="2"/>244.1 <text:s text:c="2"/>314.4 <text:s text:c="2"/>351.2 <text:s text:c="2"/>374.3 <text:s text:c="2"/>393.2 <text:s text:c="2"/>415.5 <text:s text:c="2"/>445.4 <text:s text:c="2"/>493.2 <text:s text:c="2"/>583.5 <text:s/>1673.4 <text:s/>8539.2 <text:s/>30084.4 <text:s text:c="3"/>30050 <text:s/>1713209132803 <text:s/>1713209142918</text:p>
      <text:p text:style-name="P2">read <text:s text:c="5"/>336.0 <text:s text:c="2"/>239.7 <text:s text:c="2"/>160.7 <text:s text:c="2"/>227.5 <text:s text:c="2"/>242.1 <text:s text:c="2"/>313.6 <text:s text:c="2"/>350.1 <text:s text:c="2"/>373.0 <text:s text:c="2"/>391.5 <text:s text:c="2"/>413.4 <text:s text:c="2"/>442.9 <text:s text:c="2"/>490.0 <text:s text:c="2"/>581.9 <text:s/>2095.1 <text:s/>8393.6 <text:s/>30012.9 <text:s text:c="3"/>30055 <text:s/>1713209144425 <text:s/>1713209154540</text:p>
      <text:p text:style-name="P2"><text:soft-page-break/>read <text:s text:c="5"/>331.0 <text:s text:c="2"/>185.4 <text:s text:c="2"/>160.7 <text:s text:c="2"/>226.0 <text:s text:c="2"/>240.3 <text:s text:c="2"/>309.6 <text:s text:c="2"/>345.5 <text:s text:c="2"/>369.6 <text:s text:c="2"/>388.4 <text:s text:c="2"/>410.6 <text:s text:c="2"/>440.7 <text:s text:c="2"/>488.9 <text:s text:c="2"/>580.2 <text:s/>1230.2 <text:s/>8071.0 <text:s/>30053.6 <text:s text:c="3"/>30060 <text:s/>1713209156046 <text:s/>1713209166171</text:p>
      <text:p text:style-name="P2">read <text:s text:c="5"/>335.1 <text:s text:c="2"/>195.9 <text:s text:c="2"/>160.7 <text:s text:c="2"/>228.3 <text:s text:c="2"/>242.4 <text:s text:c="2"/>312.9 <text:s text:c="2"/>349.8 <text:s text:c="2"/>373.9 <text:s text:c="2"/>393.2 <text:s text:c="2"/>416.2 <text:s text:c="2"/>446.9 <text:s text:c="2"/>493.8 <text:s text:c="2"/>585.6 <text:s/>1409.1 <text:s/>8713.4 <text:s/>30070.5 <text:s text:c="3"/>30065 <text:s/>1713209167680 <text:s/>1713209177809</text:p>
      <text:p text:style-name="P2">read <text:s text:c="5"/>336.5 <text:s text:c="2"/>204.3 <text:s text:c="2"/>160.7 <text:s text:c="2"/>227.3 <text:s text:c="2"/>242.5 <text:s text:c="2"/>315.7 <text:s text:c="2"/>352.8 <text:s text:c="2"/>375.8 <text:s text:c="2"/>394.4 <text:s text:c="2"/>416.6 <text:s text:c="2"/>446.1 <text:s text:c="2"/>493.7 <text:s text:c="2"/>583.0 <text:s/>1428.1 11886.2 <text:s/>30082.3 <text:s text:c="3"/>30070 <text:s/>1713209179316 <text:s/>1713209189427</text:p>
      <text:p text:style-name="P2">read <text:s text:c="5"/>332.1 <text:s text:c="2"/>184.7 <text:s text:c="2"/>160.7 <text:s text:c="2"/>227.9 <text:s text:c="2"/>242.0 <text:s text:c="2"/>311.3 <text:s text:c="2"/>347.1 <text:s text:c="2"/>370.8 <text:s text:c="2"/>389.3 <text:s text:c="2"/>411.2 <text:s text:c="2"/>440.8 <text:s text:c="2"/>487.4 <text:s text:c="2"/>575.2 <text:s/>1024.8 <text:s/>8062.2 <text:s/>30083.9 <text:s text:c="3"/>30075 <text:s/>1713209190934 <text:s/>1713209201051</text:p>
      <text:p text:style-name="P2">read <text:s text:c="5"/>329.8 <text:s text:c="2"/>174.6 <text:s text:c="2"/>160.7 <text:s text:c="2"/>227.5 <text:s text:c="2"/>241.3 <text:s text:c="2"/>308.6 <text:s text:c="2"/>343.9 <text:s text:c="2"/>367.4 <text:s text:c="2"/>385.7 <text:s text:c="2"/>407.4 <text:s text:c="2"/>437.3 <text:s text:c="2"/>484.0 <text:s text:c="2"/>573.1 <text:s/>1496.3 <text:s/>7846.4 <text:s/>30109.6 <text:s text:c="3"/>30080 <text:s/>1713209202559 <text:s/>1713209212678</text:p>
      <text:p text:style-name="P2">read <text:s text:c="5"/>334.8 <text:s text:c="2"/>300.7 <text:s text:c="2"/>160.7 <text:s text:c="2"/>228.1 <text:s text:c="2"/>241.9 <text:s text:c="2"/>310.0 <text:s text:c="2"/>345.3 <text:s text:c="2"/>368.7 <text:s text:c="2"/>387.0 <text:s text:c="2"/>408.6 <text:s text:c="2"/>438.7 <text:s text:c="2"/>487.5 <text:s text:c="2"/>580.6 <text:s/>1792.8 16977.4 <text:s/>30133.1 <text:s text:c="3"/>30085 <text:s/>1713209214185 <text:s/>1713209224301</text:p>
      <text:p text:style-name="P2">read <text:s text:c="5"/>335.1 <text:s text:c="2"/>217.2 <text:s text:c="2"/>160.7 <text:s text:c="2"/>229.2 <text:s text:c="2"/>243.5 <text:s text:c="2"/>313.7 <text:s text:c="2"/>349.6 <text:s text:c="2"/>372.4 <text:s text:c="2"/>390.7 <text:s text:c="2"/>412.1 <text:s text:c="2"/>441.3 <text:s text:c="2"/>487.5 <text:s text:c="2"/>573.6 <text:s/>1558.7 10408.1 <text:s/>29974.3 <text:s text:c="3"/>30090 <text:s/>1713209225810 <text:s/>1713209235923</text:p>
      <text:p text:style-name="P2">read <text:s text:c="5"/>335.3 <text:s text:c="2"/>172.4 <text:s text:c="2"/>160.7 <text:s text:c="2"/>230.6 <text:s text:c="2"/>244.6 <text:s text:c="2"/>315.4 <text:s text:c="2"/>351.9 <text:s text:c="2"/>374.4 <text:s text:c="2"/>392.8 <text:s text:c="2"/>414.5 <text:s text:c="2"/>443.5 <text:s text:c="2"/>488.3 <text:s text:c="2"/>575.6 <text:s text:c="2"/>991.7 <text:s/>8014.1 <text:s/>30112.6 <text:s text:c="3"/>30095 <text:s/>1713209237430 <text:s/>1713209247548</text:p>
      <text:p text:style-name="P2">read <text:s text:c="5"/>335.1 <text:s text:c="2"/>192.0 <text:s text:c="2"/>160.7 <text:s text:c="2"/>228.1 <text:s text:c="2"/>242.7 <text:s text:c="2"/>314.3 <text:s text:c="2"/>351.5 <text:s text:c="2"/>374.5 <text:s text:c="2"/>393.0 <text:s text:c="2"/>414.6 <text:s text:c="2"/>443.4 <text:s text:c="2"/>489.0 <text:s text:c="2"/>575.3 <text:s/>1640.4 <text:s/>8099.8 <text:s/>30109.5 <text:s text:c="3"/>30100 <text:s/>1713209249054 <text:s/>1713209259166</text:p>
      <text:p text:style-name="P2">read <text:s text:c="5"/>331.3 <text:s text:c="2"/>172.0 <text:s text:c="2"/>160.7 <text:s text:c="2"/>225.4 <text:s text:c="2"/>240.2 <text:s text:c="2"/>311.9 <text:s text:c="2"/>348.6 <text:s text:c="2"/>372.0 <text:s text:c="2"/>390.3 <text:s text:c="2"/>411.6 <text:s text:c="2"/>440.5 <text:s text:c="2"/>484.1 <text:s text:c="2"/>563.9 <text:s/>1140.9 <text:s/>8655.9 <text:s/>30064.5 <text:s text:c="3"/>30105 <text:s/>1713209260674 <text:s/>1713209270787</text:p>
      <text:p text:style-name="P2">read <text:s text:c="5"/>333.0 <text:s text:c="2"/>201.3 <text:s text:c="2"/>160.7 <text:s text:c="2"/>227.4 <text:s text:c="2"/>241.7 <text:s text:c="2"/>311.5 <text:s text:c="2"/>347.3 <text:s text:c="2"/>370.9 <text:s text:c="2"/>389.2 <text:s text:c="2"/>410.6 <text:s text:c="2"/>439.2 <text:s text:c="2"/>483.7 <text:s text:c="2"/>567.3 <text:s/>1992.6 <text:s/>8542.5 <text:s/>30185.8 <text:s text:c="3"/>30110 <text:s/>1713209272295 <text:s/>1713209282413</text:p>
      <text:p text:style-name="P2">read <text:s text:c="5"/>333.2 <text:s text:c="2"/>213.4 <text:s text:c="2"/>160.7 <text:s text:c="2"/>226.3 <text:s text:c="2"/>240.8 <text:s text:c="2"/>312.0 <text:s text:c="2"/>348.6 <text:s text:c="2"/>372.0 <text:s text:c="2"/>390.2 <text:s text:c="2"/>411.4 <text:s text:c="2"/>439.3 <text:s text:c="2"/>482.6 <text:s text:c="2"/>565.2 <text:s/>1763.2 <text:s/>9335.8 <text:s/>30121.2 <text:s text:c="3"/>30115 <text:s/>1713209283921 <text:s/>1713209294041</text:p>
      <text:p text:style-name="P2">read <text:s text:c="5"/>338.3 <text:s text:c="2"/>199.1 <text:s text:c="2"/>160.7 <text:s text:c="2"/>228.8 <text:s text:c="2"/>244.1 <text:s text:c="2"/>318.1 <text:s text:c="2"/>355.8 <text:s text:c="2"/>378.6 <text:s text:c="2"/>396.5 <text:s text:c="2"/>418.2 <text:s text:c="2"/>446.2 <text:s text:c="2"/>489.8 <text:s text:c="2"/>574.2 <text:s/>1518.5 <text:s/>8327.8 <text:s/>30103.5 <text:s text:c="3"/>30120 <text:s/>1713209295551 <text:s/>1713209305664</text:p>
      <text:p text:style-name="P2">read <text:s text:c="5"/>336.4 <text:s text:c="2"/>224.5 <text:s text:c="2"/>160.7 <text:s text:c="2"/>228.5 <text:s text:c="2"/>242.9 <text:s text:c="2"/>314.1 <text:s text:c="2"/>351.4 <text:s text:c="2"/>374.4 <text:s text:c="2"/>393.0 <text:s text:c="2"/>415.0 <text:s text:c="2"/>444.0 <text:s text:c="2"/>488.1 <text:s text:c="2"/>573.8 <text:s/>2197.2 <text:s/>8747.1 <text:s/>30120.3 <text:s text:c="3"/>30125 <text:s/>1713209307171 <text:s/>1713209317289</text:p>
      <text:p text:style-name="P2">read <text:s text:c="5"/>332.1 <text:s text:c="2"/>189.3 <text:s text:c="2"/>148.8 <text:s text:c="2"/>225.0 <text:s text:c="2"/>239.9 <text:s text:c="2"/>311.4 <text:s text:c="2"/>348.4 <text:s text:c="2"/>371.9 <text:s text:c="2"/>390.7 <text:s text:c="2"/>412.8 <text:s text:c="2"/>441.7 <text:s text:c="2"/>485.4 <text:s text:c="2"/>567.8 <text:s/>1434.4 <text:s/>8345.8 <text:s/>30143.9 <text:s text:c="3"/>30130 <text:s/>1713209318798 <text:s/>1713209328913</text:p>
      <text:p text:style-name="P2">read <text:s text:c="5"/>336.0 <text:s text:c="2"/>184.1 <text:s text:c="2"/>160.7 <text:s text:c="2"/>227.5 <text:s text:c="2"/>242.8 <text:s text:c="2"/>316.1 <text:s text:c="2"/>353.4 <text:s text:c="2"/>375.9 <text:s text:c="2"/>394.1 <text:s text:c="2"/>415.7 <text:s text:c="2"/>443.9 <text:s text:c="2"/>487.5 <text:s text:c="2"/>571.5 <text:s/>1736.9 <text:s/>8293.2 <text:s/>30215.8 <text:s text:c="3"/>30135 <text:s/>1713209330421 <text:s/>1713209340536</text:p>
      <text:p text:style-name="P2">read <text:s text:c="5"/>334.4 <text:s text:c="2"/>181.6 <text:s text:c="2"/>160.7 <text:s text:c="2"/>230.5 <text:s text:c="2"/>244.4 <text:s text:c="2"/>313.9 <text:s text:c="2"/>350.3 <text:s text:c="2"/>373.4 <text:s text:c="2"/>392.0 <text:s text:c="2"/>413.8 <text:s text:c="2"/>442.6 <text:s text:c="2"/>486.2 <text:s text:c="2"/>570.1 <text:s/>1199.2 <text:s/>8107.6 <text:s/>30096.2 <text:s text:c="3"/>30140 <text:s/>1713209342043 <text:s/>1713209352161</text:p>
      <text:p text:style-name="P2">read <text:s text:c="5"/>335.5 <text:s text:c="2"/>187.7 <text:s text:c="2"/>160.7 <text:s text:c="2"/>229.1 <text:s text:c="2"/>243.7 <text:s text:c="2"/>315.0 <text:s text:c="2"/>352.7 <text:s text:c="2"/>375.5 <text:s text:c="2"/>393.9 <text:s text:c="2"/>415.8 <text:s text:c="2"/>444.5 <text:s text:c="2"/>487.8 <text:s text:c="2"/>569.7 <text:s/>1448.7 <text:s/>8458.7 <text:s/>30111.5 <text:s text:c="3"/>30145 <text:s/>1713209353669 <text:s/>1713209363783</text:p>
      <text:p text:style-name="P2">read <text:s text:c="5"/>333.2 <text:s text:c="2"/>190.0 <text:s text:c="2"/>160.7 <text:s text:c="2"/>227.7 <text:s text:c="2"/>242.0 <text:s text:c="2"/>313.1 <text:s text:c="2"/>350.3 <text:s text:c="2"/>373.4 <text:s text:c="2"/>391.8 <text:s text:c="2"/>413.0 <text:s text:c="2"/>441.0 <text:s text:c="2"/>483.9 <text:s text:c="2"/>562.8 <text:s/>1437.5 <text:s/>8174.0 <text:s/>30196.8 <text:s text:c="3"/>30150 <text:s/>1713209365290 <text:s/>1713209375401</text:p>
      <text:p text:style-name="P2">read <text:s text:c="5"/>332.2 <text:s text:c="2"/>158.5 <text:s text:c="2"/>160.7 <text:s text:c="2"/>228.9 <text:s text:c="2"/>243.2 <text:s text:c="2"/>313.2 <text:s text:c="2"/>349.3 <text:s text:c="2"/>372.0 <text:s text:c="2"/>390.1 <text:s text:c="2"/>411.1 <text:s text:c="2"/>439.1 <text:s text:c="2"/>482.8 <text:s text:c="2"/>563.7 <text:s/>1113.2 <text:s/>7900.8 <text:s/>30094.5 <text:s text:c="3"/>30155 <text:s/>1713209376911 <text:s/>1713209387025</text:p>
      <text:p text:style-name="P2">read <text:s text:c="5"/>330.6 <text:s text:c="2"/>201.6 <text:s text:c="2"/>160.7 <text:s text:c="2"/>225.2 <text:s text:c="2"/>239.5 <text:s text:c="2"/>309.7 <text:s text:c="2"/>346.0 <text:s text:c="2"/>369.9 <text:s text:c="2"/>388.3 <text:s text:c="2"/>409.6 <text:s text:c="2"/>438.3 <text:s text:c="2"/>482.0 <text:s text:c="2"/>562.2 <text:s/>1421.1 <text:s/>9622.5 <text:s/>30150.7 <text:s text:c="3"/>30160 <text:s/>1713209388532 <text:s/>1713209398648</text:p>
      <text:p text:style-name="P2">read <text:s text:c="5"/>334.3 <text:s text:c="2"/>182.3 <text:s text:c="2"/>160.7 <text:s text:c="2"/>228.3 <text:s text:c="2"/>242.9 <text:s text:c="2"/>313.6 <text:s text:c="2"/>350.3 <text:s text:c="2"/>373.6 <text:s text:c="2"/>392.6 <text:s text:c="2"/>414.9 <text:s text:c="2"/>444.1 <text:s text:c="2"/>489.2 <text:s text:c="2"/>572.7 <text:s/>1300.8 <text:s/>8071.6 <text:s/>30248.5 <text:s text:c="3"/>30165 <text:s/>1713209400155 <text:s/>1713209410274</text:p>
      <text:p text:style-name="P2">read <text:s text:c="5"/>334.4 <text:s text:c="2"/>427.7 <text:s text:c="2"/>160.7 <text:s text:c="2"/>226.9 <text:s text:c="2"/>241.3 <text:s text:c="2"/>312.0 <text:s text:c="2"/>349.2 <text:s text:c="2"/>373.0 <text:s text:c="2"/>391.7 <text:s text:c="2"/>413.6 <text:s text:c="2"/>442.3 <text:s text:c="2"/>486.9 <text:s text:c="2"/>574.0 <text:s/>1989.5 <text:s/>8612.0 <text:s/>30108.0 <text:s text:c="3"/>30170 <text:s/>1713209411781 <text:s/>1713209421893</text:p>
      <text:p text:style-name="P2">read <text:s text:c="5"/>333.4 <text:s text:c="2"/>210.5 <text:s text:c="2"/>160.7 <text:s text:c="2"/>226.4 <text:s text:c="2"/>240.8 <text:s text:c="2"/>312.3 <text:s text:c="2"/>349.7 <text:s text:c="2"/>373.0 <text:s text:c="2"/>391.8 <text:s text:c="2"/>413.8 <text:s text:c="2"/>442.4 <text:s text:c="2"/>485.4 <text:s text:c="2"/>565.7 <text:s/>1469.6 <text:s/>9133.2 <text:s/>30148.8 <text:s text:c="3"/>30175 <text:s/>1713209423401 <text:s/>1713209433510</text:p>
      <text:p text:style-name="P2">read <text:s text:c="5"/>338.3 <text:s text:c="2"/>208.6 <text:s text:c="2"/>160.7 <text:s text:c="2"/>231.9 <text:s text:c="2"/>246.1 <text:s text:c="2"/>316.8 <text:s text:c="2"/>354.4 <text:s text:c="2"/>377.3 <text:s text:c="2"/>395.6 <text:s text:c="2"/>418.0 <text:s text:c="2"/>447.4 <text:s text:c="2"/>491.4 <text:s text:c="2"/>573.9 <text:s/>1734.4 <text:s/>8453.3 <text:s/>30209.7 <text:s text:c="3"/>30180 <text:s/>1713209435018 <text:s/>1713209445138</text:p>
      <text:p text:style-name="P2">read <text:s text:c="5"/>336.9 <text:s text:c="2"/>192.9 <text:s text:c="2"/>160.7 <text:s text:c="2"/>230.0 <text:s text:c="2"/>244.3 <text:s text:c="2"/>315.8 <text:s text:c="2"/>353.5 <text:s text:c="2"/>376.3 <text:s text:c="2"/>394.4 <text:s text:c="2"/>416.2 <text:s text:c="2"/>445.1 <text:s text:c="2"/>489.9 <text:s text:c="2"/>577.1 <text:s/>1549.3 <text:s/>8092.1 <text:s/>30111.1 <text:s text:c="3"/>30185 <text:s/>1713209446645 <text:s/>1713209456760</text:p>
      <text:p text:style-name="P2"><text:soft-page-break/>read <text:s text:c="5"/>333.5 <text:s text:c="2"/>203.9 <text:s text:c="2"/>160.7 <text:s text:c="2"/>226.8 <text:s text:c="2"/>241.5 <text:s text:c="2"/>313.2 <text:s text:c="2"/>350.5 <text:s text:c="2"/>373.2 <text:s text:c="2"/>391.4 <text:s text:c="2"/>412.4 <text:s text:c="2"/>439.8 <text:s text:c="2"/>483.4 <text:s text:c="2"/>561.4 <text:s/>1596.8 <text:s/>8204.1 <text:s/>30201.7 <text:s text:c="3"/>30190 <text:s/>1713209458267 <text:s/>1713209468382</text:p>
      <text:p text:style-name="P2">read <text:s text:c="5"/>335.2 <text:s text:c="2"/>426.1 <text:s text:c="2"/>160.7 <text:s text:c="2"/>228.2 <text:s text:c="2"/>242.8 <text:s text:c="2"/>314.1 <text:s text:c="2"/>351.0 <text:s text:c="2"/>373.6 <text:s text:c="2"/>392.0 <text:s text:c="2"/>413.5 <text:s text:c="2"/>442.1 <text:s text:c="2"/>486.5 <text:s text:c="2"/>568.4 <text:s/>1385.4 <text:s/>9845.5 <text:s/>30219.6 <text:s text:c="3"/>30195 <text:s/>1713209469890 <text:s/>1713209480010</text:p>
      <text:p text:style-name="P2">read <text:s text:c="5"/>335.7 <text:s text:c="2"/>184.6 <text:s text:c="2"/>160.7 <text:s text:c="2"/>232.3 <text:s text:c="2"/>246.0 <text:s text:c="2"/>315.6 <text:s text:c="2"/>352.5 <text:s text:c="2"/>374.6 <text:s text:c="2"/>393.1 <text:s text:c="2"/>414.6 <text:s text:c="2"/>442.9 <text:s text:c="2"/>486.0 <text:s text:c="2"/>564.7 <text:s/>1165.9 <text:s/>8281.9 <text:s/>30176.3 <text:s text:c="3"/>30200 <text:s/>1713209481518 <text:s/>1713209491628</text:p>
      <text:p text:style-name="P2">read <text:s text:c="5"/>333.7 <text:s text:c="2"/>190.5 <text:s text:c="2"/>160.7 <text:s text:c="2"/>229.8 <text:s text:c="2"/>243.6 <text:s text:c="2"/>312.4 <text:s text:c="2"/>349.2 <text:s text:c="2"/>372.5 <text:s text:c="2"/>391.0 <text:s text:c="2"/>412.5 <text:s text:c="2"/>440.8 <text:s text:c="2"/>484.2 <text:s text:c="2"/>563.4 <text:s/>1565.5 <text:s/>8335.9 <text:s/>30257.8 <text:s text:c="3"/>30205 <text:s/>1713209493134 <text:s/>1713209503243</text:p>
      <text:p text:style-name="P2">read <text:s text:c="5"/>332.8 <text:s text:c="2"/>163.4 <text:s text:c="2"/>160.7 <text:s text:c="2"/>229.0 <text:s text:c="2"/>243.2 <text:s text:c="2"/>313.5 <text:s text:c="2"/>350.1 <text:s text:c="2"/>372.9 <text:s text:c="2"/>390.9 <text:s text:c="2"/>411.5 <text:s text:c="2"/>438.8 <text:s text:c="2"/>481.6 <text:s text:c="2"/>559.0 <text:s/>1431.1 <text:s/>7789.2 <text:s/>30252.5 <text:s text:c="3"/>30210 <text:s/>1713209504750 <text:s/>1713209514868</text:p>
      <text:p text:style-name="P2">read <text:s text:c="5"/>330.6 <text:s text:c="2"/>194.6 <text:s text:c="2"/>148.8 <text:s text:c="2"/>227.3 <text:s text:c="2"/>241.4 <text:s text:c="2"/>310.0 <text:s text:c="2"/>345.8 <text:s text:c="2"/>369.1 <text:s text:c="2"/>387.0 <text:s text:c="2"/>407.7 <text:s text:c="2"/>436.3 <text:s text:c="2"/>479.0 <text:s text:c="2"/>553.8 <text:s/>1740.8 <text:s/>8416.2 <text:s/>30171.1 <text:s text:c="3"/>30215 <text:s/>1713209516375 <text:s/>1713209526488</text:p>
      <text:p text:style-name="P2">read <text:s text:c="5"/>334.6 <text:s text:c="2"/>193.2 <text:s text:c="2"/>160.7 <text:s text:c="2"/>229.0 <text:s text:c="2"/>243.3 <text:s text:c="2"/>314.6 <text:s text:c="2"/>352.1 <text:s text:c="2"/>374.7 <text:s text:c="2"/>393.3 <text:s text:c="2"/>415.0 <text:s text:c="2"/>442.8 <text:s text:c="2"/>484.8 <text:s text:c="2"/>562.3 <text:s/>1148.4 <text:s/>9648.5 <text:s/>30183.6 <text:s text:c="3"/>30220 <text:s/>1713209527997 <text:s/>1713209538119</text:p>
      <text:p text:style-name="P2">read <text:s text:c="5"/>336.2 <text:s text:c="2"/>205.6 <text:s text:c="2"/>160.7 <text:s text:c="2"/>231.8 <text:s text:c="2"/>245.5 <text:s text:c="2"/>315.1 <text:s text:c="2"/>352.3 <text:s text:c="2"/>374.7 <text:s text:c="2"/>393.1 <text:s text:c="2"/>414.7 <text:s text:c="2"/>443.4 <text:s text:c="2"/>486.4 <text:s text:c="2"/>564.8 <text:s/>1376.8 <text:s/>9482.4 <text:s/>30047.4 <text:s text:c="3"/>30225 <text:s/>1713209539626 <text:s/>1713209549749</text:p>
      <text:p text:style-name="P2">read <text:s text:c="5"/>333.4 <text:s text:c="2"/>208.4 <text:s text:c="2"/>160.7 <text:s text:c="2"/>230.3 <text:s text:c="2"/>243.8 <text:s text:c="2"/>311.6 <text:s text:c="2"/>347.8 <text:s text:c="2"/>371.3 <text:s text:c="2"/>389.7 <text:s text:c="2"/>411.2 <text:s text:c="2"/>439.8 <text:s text:c="2"/>483.3 <text:s text:c="2"/>559.7 <text:s/>1682.9 <text:s/>8644.9 <text:s/>30136.1 <text:s text:c="3"/>30230 <text:s/>1713209551256 <text:s/>1713209561367</text:p>
      <text:p text:style-name="P2">read <text:s text:c="5"/>335.3 <text:s text:c="2"/>196.5 <text:s text:c="2"/>160.7 <text:s text:c="2"/>227.9 <text:s text:c="2"/>242.7 <text:s text:c="2"/>314.3 <text:s text:c="2"/>351.9 <text:s text:c="2"/>374.8 <text:s text:c="2"/>393.5 <text:s text:c="2"/>415.3 <text:s text:c="2"/>443.2 <text:s text:c="2"/>486.0 <text:s text:c="2"/>571.8 <text:s/>1643.0 <text:s/>8566.8 <text:s/>30238.7 <text:s text:c="3"/>30235 <text:s/>1713209562874 <text:s/>1713209572988</text:p>
      <text:p text:style-name="P2">read <text:s text:c="5"/>334.2 <text:s text:c="2"/>169.9 <text:s text:c="2"/>160.7 <text:s text:c="2"/>230.3 <text:s text:c="2"/>244.6 <text:s text:c="2"/>315.4 <text:s text:c="2"/>352.6 <text:s text:c="2"/>375.0 <text:s text:c="2"/>392.9 <text:s text:c="2"/>413.5 <text:s text:c="2"/>440.8 <text:s text:c="2"/>483.0 <text:s text:c="2"/>557.3 <text:s/>1080.6 <text:s/>8177.1 <text:s/>30242.7 <text:s text:c="3"/>30240 <text:s/>1713209574496 <text:s/>1713209584614</text:p>
      <text:p text:style-name="P2">read <text:s text:c="5"/>328.0 <text:s text:c="2"/>150.4 <text:s text:c="2"/>160.7 <text:s text:c="2"/>227.4 <text:s text:c="2"/>241.2 <text:s text:c="2"/>308.6 <text:s text:c="2"/>344.4 <text:s text:c="2"/>368.1 <text:s text:c="2"/>386.2 <text:s text:c="2"/>407.2 <text:s text:c="2"/>436.0 <text:s text:c="2"/>479.1 <text:s text:c="2"/>551.4 <text:s text:c="2"/>869.1 <text:s/>7818.0 <text:s/>30318.7 <text:s text:c="3"/>30245 <text:s/>1713209586123 <text:s/>1713209596249</text:p>
      <text:p text:style-name="P2">read <text:s text:c="5"/>336.4 <text:s text:c="2"/>242.3 <text:s text:c="2"/>160.7 <text:s text:c="2"/>228.5 <text:s text:c="2"/>243.2 <text:s text:c="2"/>315.0 <text:s text:c="2"/>351.7 <text:s text:c="2"/>374.0 <text:s text:c="2"/>392.1 <text:s text:c="2"/>413.1 <text:s text:c="2"/>440.9 <text:s text:c="2"/>483.3 <text:s text:c="2"/>563.4 <text:s/>1896.6 11059.8 <text:s/>30179.8 <text:s text:c="3"/>30250 <text:s/>1713209597756 <text:s/>1713209607864</text:p>
      <text:p text:style-name="P2">read <text:s text:c="5"/>332.6 <text:s text:c="2"/>179.4 <text:s text:c="2"/>160.7 <text:s text:c="2"/>228.9 <text:s text:c="2"/>243.1 <text:s text:c="2"/>312.6 <text:s text:c="2"/>348.5 <text:s text:c="2"/>371.7 <text:s text:c="2"/>389.8 <text:s text:c="2"/>410.7 <text:s text:c="2"/>438.9 <text:s text:c="2"/>482.7 <text:s text:c="2"/>558.4 <text:s/>1133.8 <text:s/>8251.4 <text:s/>30241.0 <text:s text:c="3"/>30255 <text:s/>1713209609370 <text:s/>1713209619485</text:p>
      <text:p text:style-name="P2">read <text:s text:c="5"/>338.2 <text:s text:c="2"/>243.8 <text:s text:c="2"/>160.7 <text:s text:c="2"/>228.7 <text:s text:c="2"/>242.7 <text:s text:c="2"/>310.5 <text:s text:c="2"/>346.3 <text:s text:c="2"/>370.3 <text:s text:c="2"/>389.1 <text:s text:c="2"/>411.6 <text:s text:c="2"/>442.8 <text:s text:c="2"/>491.6 <text:s text:c="2"/>676.1 <text:s/>3311.4 11042.6 <text:s/>30224.2 <text:s text:c="3"/>30260 <text:s/>1713209620991 <text:s/>1713209631129</text:p>
      <text:p text:style-name="P2">read <text:s text:c="5"/>345.0 <text:s text:c="2"/>262.8 <text:s text:c="2"/>160.7 <text:s text:c="2"/>230.6 <text:s text:c="2"/>244.7 <text:s text:c="2"/>315.7 <text:s text:c="2"/>354.4 <text:s text:c="2"/>378.4 <text:s text:c="2"/>397.3 <text:s text:c="2"/>421.3 <text:s text:c="2"/>453.3 <text:s text:c="2"/>502.3 <text:s text:c="2"/>689.6 <text:s/>3847.7 12058.3 <text:s/>30236.8 <text:s text:c="3"/>30265 <text:s/>1713209632640 <text:s/>1713209642912</text:p>
      <text:p text:style-name="P2">read <text:s text:c="5"/>333.6 <text:s text:c="2"/>201.4 <text:s text:c="2"/>160.7 <text:s text:c="2"/>228.0 <text:s text:c="2"/>242.7 <text:s text:c="2"/>314.0 <text:s text:c="2"/>350.8 <text:s text:c="2"/>373.2 <text:s text:c="2"/>390.9 <text:s text:c="2"/>411.2 <text:s text:c="2"/>438.5 <text:s text:c="2"/>480.8 <text:s text:c="2"/>553.3 <text:s/>1092.2 <text:s/>9424.9 <text:s/>30292.5 <text:s text:c="3"/>30270 <text:s/>1713209644422 <text:s/>1713209654535</text:p>
      <text:p text:style-name="P2">read <text:s text:c="5"/>334.7 <text:s text:c="2"/>197.7 <text:s text:c="2"/>148.8 <text:s text:c="2"/>229.9 <text:s text:c="2"/>244.2 <text:s text:c="2"/>314.2 <text:s text:c="2"/>351.0 <text:s text:c="2"/>373.4 <text:s text:c="2"/>391.5 <text:s text:c="2"/>412.3 <text:s text:c="2"/>439.7 <text:s text:c="2"/>481.9 <text:s text:c="2"/>556.9 <text:s/>1750.1 <text:s/>8626.8 <text:s/>30264.1 <text:s text:c="3"/>30275 <text:s/>1713209656042 <text:s/>1713209666161</text:p>
      <text:p text:style-name="P2">read <text:s text:c="5"/>333.4 <text:s text:c="2"/>684.9 <text:s text:c="2"/>160.7 <text:s text:c="2"/>227.6 <text:s text:c="2"/>241.6 <text:s text:c="2"/>310.1 <text:s text:c="2"/>345.6 <text:s text:c="2"/>369.0 <text:s text:c="2"/>386.9 <text:s text:c="2"/>407.5 <text:s text:c="2"/>436.7 <text:s text:c="2"/>481.1 <text:s text:c="2"/>556.5 <text:s/>1916.0 <text:s/>8642.3 <text:s/>30181.4 <text:s text:c="3"/>30280 <text:s/>1713209667667 <text:s/>1713209677785</text:p>
      <text:p text:style-name="P2">read <text:s text:c="5"/>334.0 <text:s text:c="2"/>224.2 <text:s text:c="2"/>160.7 <text:s text:c="2"/>227.1 <text:s text:c="2"/>241.3 <text:s text:c="2"/>312.0 <text:s text:c="2"/>349.4 <text:s text:c="2"/>372.8 <text:s text:c="2"/>391.4 <text:s text:c="2"/>413.0 <text:s text:c="2"/>441.4 <text:s text:c="2"/>484.2 <text:s text:c="2"/>565.7 <text:s/>1913.5 11167.6 <text:s/>30254.0 <text:s text:c="3"/>30285 <text:s/>1713209679293 <text:s/>1713209689403</text:p>
      <text:p text:style-name="P2"/>
      <text:p text:style-name="P2">POUR 11:</text:p>
      <text:p text:style-name="P2">AVANT : </text:p>
      <text:p text:style-name="P2">#type <text:s text:c="6"/>avg <text:s text:c="4"/>std <text:s text:c="4"/>min <text:s text:c="5"/>p5 <text:s text:c="4"/>p10 <text:s text:c="4"/>p50 <text:s text:c="4"/>p67 <text:s text:c="4"/>p75 <text:s text:c="4"/>p80 <text:s text:c="4"/>p85 <text:s text:c="4"/>p90 <text:s text:c="4"/>p95 <text:s text:c="4"/>p99 <text:s text:c="3"/>p999 <text:s text:c="2"/>p9999 <text:s text:c="5"/>QPS <text:s text:c="2"/>target <text:s text:c="6"/>ts_start <text:s text:c="8"/>ts_end</text:p>
      <text:p text:style-name="P2">read <text:s text:c="5"/>353.2 <text:s text:c="2"/>248.3 <text:s text:c="2"/>160.7 <text:s text:c="2"/>228.2 <text:s text:c="2"/>242.9 <text:s text:c="2"/>324.4 <text:s text:c="2"/>372.2 <text:s text:c="2"/>400.1 <text:s text:c="2"/>421.0 <text:s text:c="2"/>444.9 <text:s text:c="2"/>474.8 <text:s text:c="2"/>521.9 <text:s text:c="2"/>665.4 <text:s/>2682.8 10534.9 <text:s/>29875.2 <text:s text:c="3"/>30000 <text:s/>1713209016140 <text:s/>1713209026645</text:p>
      <text:p text:style-name="P2">read <text:s text:c="5"/>351.4 <text:s text:c="2"/>262.9 <text:s text:c="2"/>160.7 <text:s text:c="2"/>231.0 <text:s text:c="2"/>246.0 <text:s text:c="2"/>325.1 <text:s text:c="2"/>369.9 <text:s text:c="2"/>396.6 <text:s text:c="2"/>416.4 <text:s text:c="2"/>438.7 <text:s text:c="2"/>468.5 <text:s text:c="2"/>511.4 <text:s text:c="2"/>608.8 <text:s/>2913.1 12407.8 <text:s/>29903.1 <text:s text:c="3"/>30005 <text:s/>1713209028152 <text:s/>1713209038306</text:p>
      <text:p text:style-name="P2">read <text:s text:c="5"/>345.3 <text:s text:c="2"/>200.5 <text:s text:c="2"/>160.7 <text:s text:c="2"/>229.2 <text:s text:c="2"/>244.2 <text:s text:c="2"/>321.8 <text:s text:c="2"/>366.3 <text:s text:c="2"/>393.0 <text:s text:c="2"/>412.6 <text:s text:c="2"/>436.0 <text:s text:c="2"/>466.4 <text:s text:c="2"/>509.0 <text:s text:c="2"/>599.0 <text:s/>1170.9 <text:s/>8582.0 <text:s/>30039.1 <text:s text:c="3"/>30010 <text:s/>1713209039813 <text:s/>1713209049925</text:p>
      <text:p text:style-name="P2"><text:soft-page-break/>read <text:s text:c="5"/>344.1 <text:s text:c="2"/>223.0 <text:s text:c="2"/>160.7 <text:s text:c="2"/>229.0 <text:s text:c="2"/>243.7 <text:s text:c="2"/>319.3 <text:s text:c="2"/>362.5 <text:s text:c="2"/>389.0 <text:s text:c="2"/>408.5 <text:s text:c="2"/>432.6 <text:s text:c="2"/>463.7 <text:s text:c="2"/>507.2 <text:s text:c="2"/>594.2 <text:s/>1885.2 10061.9 <text:s/>30006.7 <text:s text:c="3"/>30015 <text:s/>1713209051432 <text:s/>1713209061549</text:p>
      <text:p text:style-name="P2">read <text:s text:c="5"/>343.6 <text:s text:c="2"/>194.4 <text:s text:c="2"/>148.8 <text:s text:c="2"/>231.3 <text:s text:c="2"/>245.8 <text:s text:c="2"/>321.4 <text:s text:c="2"/>363.4 <text:s text:c="2"/>388.9 <text:s text:c="2"/>407.1 <text:s text:c="2"/>430.8 <text:s text:c="2"/>460.4 <text:s text:c="2"/>502.6 <text:s text:c="2"/>590.5 <text:s/>1262.1 <text:s/>8545.4 <text:s/>30017.7 <text:s text:c="3"/>30020 <text:s/>1713209063058 <text:s/>1713209073170</text:p>
      <text:p text:style-name="P2">read <text:s text:c="5"/>344.6 <text:s text:c="2"/>181.5 <text:s text:c="2"/>160.7 <text:s text:c="2"/>232.3 <text:s text:c="2"/>246.6 <text:s text:c="2"/>322.9 <text:s text:c="2"/>365.3 <text:s text:c="2"/>390.6 <text:s text:c="2"/>409.0 <text:s text:c="2"/>431.9 <text:s text:c="2"/>461.3 <text:s text:c="2"/>504.0 <text:s text:c="2"/>592.0 <text:s/>1354.1 <text:s/>8229.6 <text:s/>30056.4 <text:s text:c="3"/>30025 <text:s/>1713209074678 <text:s/>1713209084797</text:p>
      <text:p text:style-name="P2">read <text:s text:c="5"/>337.1 <text:s text:c="2"/>184.8 <text:s text:c="2"/>160.7 <text:s text:c="2"/>228.3 <text:s text:c="2"/>242.6 <text:s text:c="2"/>315.7 <text:s text:c="2"/>355.3 <text:s text:c="2"/>379.8 <text:s text:c="2"/>398.6 <text:s text:c="2"/>421.9 <text:s text:c="2"/>451.4 <text:s text:c="2"/>495.0 <text:s text:c="2"/>583.0 <text:s/>1251.7 <text:s/>8336.0 <text:s/>30069.8 <text:s text:c="3"/>30030 <text:s/>1713209086303 <text:s/>1713209096414</text:p>
      <text:p text:style-name="P2">read <text:s text:c="5"/>333.8 <text:s text:c="2"/>213.5 <text:s text:c="2"/>160.7 <text:s text:c="2"/>227.6 <text:s text:c="2"/>241.9 <text:s text:c="2"/>311.1 <text:s text:c="2"/>347.0 <text:s text:c="2"/>371.1 <text:s text:c="2"/>390.3 <text:s text:c="2"/>413.2 <text:s text:c="2"/>443.4 <text:s text:c="2"/>489.3 <text:s text:c="2"/>579.1 <text:s/>1849.0 10171.9 <text:s/>30067.3 <text:s text:c="3"/>30035 <text:s/>1713209097921 <text:s/>1713209108037</text:p>
      <text:p text:style-name="P2">read <text:s text:c="5"/>334.9 <text:s text:c="2"/>174.3 <text:s text:c="2"/>160.7 <text:s text:c="2"/>228.3 <text:s text:c="2"/>242.7 <text:s text:c="2"/>313.4 <text:s text:c="2"/>350.1 <text:s text:c="2"/>373.5 <text:s text:c="2"/>393.0 <text:s text:c="2"/>416.1 <text:s text:c="2"/>446.9 <text:s text:c="2"/>494.3 <text:s text:c="2"/>584.2 <text:s/>1672.2 <text:s/>8262.2 <text:s/>30088.5 <text:s text:c="3"/>30040 <text:s/>1713209109545 <text:s/>1713209119673</text:p>
      <text:p text:style-name="P2">read <text:s text:c="5"/>332.2 <text:s text:c="2"/>188.5 <text:s text:c="2"/>160.7 <text:s text:c="2"/>225.2 <text:s text:c="2"/>239.9 <text:s text:c="2"/>311.6 <text:s text:c="2"/>347.7 <text:s text:c="2"/>371.1 <text:s text:c="2"/>389.7 <text:s text:c="2"/>411.6 <text:s text:c="2"/>441.1 <text:s text:c="2"/>487.5 <text:s text:c="2"/>578.5 <text:s/>1358.3 <text:s/>8532.0 <text:s/>29934.5 <text:s text:c="3"/>30045 <text:s/>1713209121182 <text:s/>1713209131296</text:p>
      <text:p text:style-name="P2">read <text:s text:c="5"/>336.0 <text:s text:c="2"/>189.2 <text:s text:c="2"/>160.7 <text:s text:c="2"/>230.1 <text:s text:c="2"/>244.1 <text:s text:c="2"/>314.4 <text:s text:c="2"/>351.2 <text:s text:c="2"/>374.3 <text:s text:c="2"/>393.2 <text:s text:c="2"/>415.5 <text:s text:c="2"/>445.4 <text:s text:c="2"/>493.2 <text:s text:c="2"/>583.5 <text:s/>1673.4 <text:s/>8539.2 <text:s/>30084.4 <text:s text:c="3"/>30050 <text:s/>1713209132803 <text:s/>1713209142918</text:p>
      <text:p text:style-name="P2">read <text:s text:c="5"/>336.0 <text:s text:c="2"/>239.7 <text:s text:c="2"/>160.7 <text:s text:c="2"/>227.5 <text:s text:c="2"/>242.1 <text:s text:c="2"/>313.6 <text:s text:c="2"/>350.1 <text:s text:c="2"/>373.0 <text:s text:c="2"/>391.5 <text:s text:c="2"/>413.4 <text:s text:c="2"/>442.9 <text:s text:c="2"/>490.0 <text:s text:c="2"/>581.9 <text:s/>2095.1 <text:s/>8393.6 <text:s/>30012.9 <text:s text:c="3"/>30055 <text:s/>1713209144425 <text:s/>1713209154540</text:p>
      <text:p text:style-name="P2">read <text:s text:c="5"/>331.0 <text:s text:c="2"/>185.4 <text:s text:c="2"/>160.7 <text:s text:c="2"/>226.0 <text:s text:c="2"/>240.3 <text:s text:c="2"/>309.6 <text:s text:c="2"/>345.5 <text:s text:c="2"/>369.6 <text:s text:c="2"/>388.4 <text:s text:c="2"/>410.6 <text:s text:c="2"/>440.7 <text:s text:c="2"/>488.9 <text:s text:c="2"/>580.2 <text:s/>1230.2 <text:s/>8071.0 <text:s/>30053.6 <text:s text:c="3"/>30060 <text:s/>1713209156046 <text:s/>1713209166171</text:p>
      <text:p text:style-name="P2">read <text:s text:c="5"/>335.1 <text:s text:c="2"/>195.9 <text:s text:c="2"/>160.7 <text:s text:c="2"/>228.3 <text:s text:c="2"/>242.4 <text:s text:c="2"/>312.9 <text:s text:c="2"/>349.8 <text:s text:c="2"/>373.9 <text:s text:c="2"/>393.2 <text:s text:c="2"/>416.2 <text:s text:c="2"/>446.9 <text:s text:c="2"/>493.8 <text:s text:c="2"/>585.6 <text:s/>1409.1 <text:s/>8713.4 <text:s/>30070.5 <text:s text:c="3"/>30065 <text:s/>1713209167680 <text:s/>1713209177809</text:p>
      <text:p text:style-name="P2">read <text:s text:c="5"/>336.5 <text:s text:c="2"/>204.3 <text:s text:c="2"/>160.7 <text:s text:c="2"/>227.3 <text:s text:c="2"/>242.5 <text:s text:c="2"/>315.7 <text:s text:c="2"/>352.8 <text:s text:c="2"/>375.8 <text:s text:c="2"/>394.4 <text:s text:c="2"/>416.6 <text:s text:c="2"/>446.1 <text:s text:c="2"/>493.7 <text:s text:c="2"/>583.0 <text:s/>1428.1 11886.2 <text:s/>30082.3 <text:s text:c="3"/>30070 <text:s/>1713209179316 <text:s/>1713209189427</text:p>
      <text:p text:style-name="P2">read <text:s text:c="5"/>332.1 <text:s text:c="2"/>184.7 <text:s text:c="2"/>160.7 <text:s text:c="2"/>227.9 <text:s text:c="2"/>242.0 <text:s text:c="2"/>311.3 <text:s text:c="2"/>347.1 <text:s text:c="2"/>370.8 <text:s text:c="2"/>389.3 <text:s text:c="2"/>411.2 <text:s text:c="2"/>440.8 <text:s text:c="2"/>487.4 <text:s text:c="2"/>575.2 <text:s/>1024.8 <text:s/>8062.2 <text:s/>30083.9 <text:s text:c="3"/>30075 <text:s/>1713209190934 <text:s/>1713209201051</text:p>
      <text:p text:style-name="P2">read <text:s text:c="5"/>329.8 <text:s text:c="2"/>174.6 <text:s text:c="2"/>160.7 <text:s text:c="2"/>227.5 <text:s text:c="2"/>241.3 <text:s text:c="2"/>308.6 <text:s text:c="2"/>343.9 <text:s text:c="2"/>367.4 <text:s text:c="2"/>385.7 <text:s text:c="2"/>407.4 <text:s text:c="2"/>437.3 <text:s text:c="2"/>484.0 <text:s text:c="2"/>573.1 <text:s/>1496.3 <text:s/>7846.4 <text:s/>30109.6 <text:s text:c="3"/>30080 <text:s/>1713209202559 <text:s/>1713209212678</text:p>
      <text:p text:style-name="P2">read <text:s text:c="5"/>334.8 <text:s text:c="2"/>300.7 <text:s text:c="2"/>160.7 <text:s text:c="2"/>228.1 <text:s text:c="2"/>241.9 <text:s text:c="2"/>310.0 <text:s text:c="2"/>345.3 <text:s text:c="2"/>368.7 <text:s text:c="2"/>387.0 <text:s text:c="2"/>408.6 <text:s text:c="2"/>438.7 <text:s text:c="2"/>487.5 <text:s text:c="2"/>580.6 <text:s/>1792.8 16977.4 <text:s/>30133.1 <text:s text:c="3"/>30085 <text:s/>1713209214185 <text:s/>1713209224301</text:p>
      <text:p text:style-name="P2">read <text:s text:c="5"/>335.1 <text:s text:c="2"/>217.2 <text:s text:c="2"/>160.7 <text:s text:c="2"/>229.2 <text:s text:c="2"/>243.5 <text:s text:c="2"/>313.7 <text:s text:c="2"/>349.6 <text:s text:c="2"/>372.4 <text:s text:c="2"/>390.7 <text:s text:c="2"/>412.1 <text:s text:c="2"/>441.3 <text:s text:c="2"/>487.5 <text:s text:c="2"/>573.6 <text:s/>1558.7 10408.1 <text:s/>29974.3 <text:s text:c="3"/>30090 <text:s/>1713209225810 <text:s/>1713209235923</text:p>
      <text:p text:style-name="P2">read <text:s text:c="5"/>335.3 <text:s text:c="2"/>172.4 <text:s text:c="2"/>160.7 <text:s text:c="2"/>230.6 <text:s text:c="2"/>244.6 <text:s text:c="2"/>315.4 <text:s text:c="2"/>351.9 <text:s text:c="2"/>374.4 <text:s text:c="2"/>392.8 <text:s text:c="2"/>414.5 <text:s text:c="2"/>443.5 <text:s text:c="2"/>488.3 <text:s text:c="2"/>575.6 <text:s text:c="2"/>991.7 <text:s/>8014.1 <text:s/>30112.6 <text:s text:c="3"/>30095 <text:s/>1713209237430 <text:s/>1713209247548</text:p>
      <text:p text:style-name="P2">read <text:s text:c="5"/>335.1 <text:s text:c="2"/>192.0 <text:s text:c="2"/>160.7 <text:s text:c="2"/>228.1 <text:s text:c="2"/>242.7 <text:s text:c="2"/>314.3 <text:s text:c="2"/>351.5 <text:s text:c="2"/>374.5 <text:s text:c="2"/>393.0 <text:s text:c="2"/>414.6 <text:s text:c="2"/>443.4 <text:s text:c="2"/>489.0 <text:s text:c="2"/>575.3 <text:s/>1640.4 <text:s/>8099.8 <text:s/>30109.5 <text:s text:c="3"/>30100 <text:s/>1713209249054 <text:s/>1713209259166</text:p>
      <text:p text:style-name="P2">read <text:s text:c="5"/>331.3 <text:s text:c="2"/>172.0 <text:s text:c="2"/>160.7 <text:s text:c="2"/>225.4 <text:s text:c="2"/>240.2 <text:s text:c="2"/>311.9 <text:s text:c="2"/>348.6 <text:s text:c="2"/>372.0 <text:s text:c="2"/>390.3 <text:s text:c="2"/>411.6 <text:s text:c="2"/>440.5 <text:s text:c="2"/>484.1 <text:s text:c="2"/>563.9 <text:s/>1140.9 <text:s/>8655.9 <text:s/>30064.5 <text:s text:c="3"/>30105 <text:s/>1713209260674 <text:s/>1713209270787</text:p>
      <text:p text:style-name="P2">read <text:s text:c="5"/>333.0 <text:s text:c="2"/>201.3 <text:s text:c="2"/>160.7 <text:s text:c="2"/>227.4 <text:s text:c="2"/>241.7 <text:s text:c="2"/>311.5 <text:s text:c="2"/>347.3 <text:s text:c="2"/>370.9 <text:s text:c="2"/>389.2 <text:s text:c="2"/>410.6 <text:s text:c="2"/>439.2 <text:s text:c="2"/>483.7 <text:s text:c="2"/>567.3 <text:s/>1992.6 <text:s/>8542.5 <text:s/>30185.8 <text:s text:c="3"/>30110 <text:s/>1713209272295 <text:s/>1713209282413</text:p>
      <text:p text:style-name="P2">read <text:s text:c="5"/>333.2 <text:s text:c="2"/>213.4 <text:s text:c="2"/>160.7 <text:s text:c="2"/>226.3 <text:s text:c="2"/>240.8 <text:s text:c="2"/>312.0 <text:s text:c="2"/>348.6 <text:s text:c="2"/>372.0 <text:s text:c="2"/>390.2 <text:s text:c="2"/>411.4 <text:s text:c="2"/>439.3 <text:s text:c="2"/>482.6 <text:s text:c="2"/>565.2 <text:s/>1763.2 <text:s/>9335.8 <text:s/>30121.2 <text:s text:c="3"/>30115 <text:s/>1713209283921 <text:s/>1713209294041</text:p>
      <text:p text:style-name="P2">read <text:s text:c="5"/>338.3 <text:s text:c="2"/>199.1 <text:s text:c="2"/>160.7 <text:s text:c="2"/>228.8 <text:s text:c="2"/>244.1 <text:s text:c="2"/>318.1 <text:s text:c="2"/>355.8 <text:s text:c="2"/>378.6 <text:s text:c="2"/>396.5 <text:s text:c="2"/>418.2 <text:s text:c="2"/>446.2 <text:s text:c="2"/>489.8 <text:s text:c="2"/>574.2 <text:s/>1518.5 <text:s/>8327.8 <text:s/>30103.5 <text:s text:c="3"/>30120 <text:s/>1713209295551 <text:s/>1713209305664</text:p>
      <text:p text:style-name="P2">read <text:s text:c="5"/>336.4 <text:s text:c="2"/>224.5 <text:s text:c="2"/>160.7 <text:s text:c="2"/>228.5 <text:s text:c="2"/>242.9 <text:s text:c="2"/>314.1 <text:s text:c="2"/>351.4 <text:s text:c="2"/>374.4 <text:s text:c="2"/>393.0 <text:s text:c="2"/>415.0 <text:s text:c="2"/>444.0 <text:s text:c="2"/>488.1 <text:s text:c="2"/>573.8 <text:s/>2197.2 <text:s/>8747.1 <text:s/>30120.3 <text:s text:c="3"/>30125 <text:s/>1713209307171 <text:s/>1713209317289</text:p>
      <text:p text:style-name="P2">read <text:s text:c="5"/>332.1 <text:s text:c="2"/>189.3 <text:s text:c="2"/>148.8 <text:s text:c="2"/>225.0 <text:s text:c="2"/>239.9 <text:s text:c="2"/>311.4 <text:s text:c="2"/>348.4 <text:s text:c="2"/>371.9 <text:s text:c="2"/>390.7 <text:s text:c="2"/>412.8 <text:s text:c="2"/>441.7 <text:s text:c="2"/>485.4 <text:s text:c="2"/>567.8 <text:s/>1434.4 <text:s/>8345.8 <text:s/>30143.9 <text:s text:c="3"/>30130 <text:s/>1713209318798 <text:s/>1713209328913</text:p>
      <text:p text:style-name="P2">read <text:s text:c="5"/>336.0 <text:s text:c="2"/>184.1 <text:s text:c="2"/>160.7 <text:s text:c="2"/>227.5 <text:s text:c="2"/>242.8 <text:s text:c="2"/>316.1 <text:s text:c="2"/>353.4 <text:s text:c="2"/>375.9 <text:s text:c="2"/>394.1 <text:s text:c="2"/>415.7 <text:s text:c="2"/>443.9 <text:s text:c="2"/>487.5 <text:s text:c="2"/>571.5 <text:s/>1736.9 <text:s/>8293.2 <text:s/>30215.8 <text:s text:c="3"/>30135 <text:s/>1713209330421 <text:s/>1713209340536</text:p>
      <text:p text:style-name="P2">read <text:s text:c="5"/>334.4 <text:s text:c="2"/>181.6 <text:s text:c="2"/>160.7 <text:s text:c="2"/>230.5 <text:s text:c="2"/>244.4 <text:s text:c="2"/>313.9 <text:s text:c="2"/>350.3 <text:s text:c="2"/>373.4 <text:s text:c="2"/>392.0 <text:s text:c="2"/>413.8 <text:s text:c="2"/>442.6 <text:s text:c="2"/>486.2 <text:s text:c="2"/>570.1 <text:s/>1199.2 <text:s/>8107.6 <text:s/>30096.2 <text:s text:c="3"/>30140 <text:s/>1713209342043 <text:s/>1713209352161</text:p>
      <text:p text:style-name="P2"><text:soft-page-break/>read <text:s text:c="5"/>335.5 <text:s text:c="2"/>187.7 <text:s text:c="2"/>160.7 <text:s text:c="2"/>229.1 <text:s text:c="2"/>243.7 <text:s text:c="2"/>315.0 <text:s text:c="2"/>352.7 <text:s text:c="2"/>375.5 <text:s text:c="2"/>393.9 <text:s text:c="2"/>415.8 <text:s text:c="2"/>444.5 <text:s text:c="2"/>487.8 <text:s text:c="2"/>569.7 <text:s/>1448.7 <text:s/>8458.7 <text:s/>30111.5 <text:s text:c="3"/>30145 <text:s/>1713209353669 <text:s/>1713209363783</text:p>
      <text:p text:style-name="P2">read <text:s text:c="5"/>333.2 <text:s text:c="2"/>190.0 <text:s text:c="2"/>160.7 <text:s text:c="2"/>227.7 <text:s text:c="2"/>242.0 <text:s text:c="2"/>313.1 <text:s text:c="2"/>350.3 <text:s text:c="2"/>373.4 <text:s text:c="2"/>391.8 <text:s text:c="2"/>413.0 <text:s text:c="2"/>441.0 <text:s text:c="2"/>483.9 <text:s text:c="2"/>562.8 <text:s/>1437.5 <text:s/>8174.0 <text:s/>30196.8 <text:s text:c="3"/>30150 <text:s/>1713209365290 <text:s/>1713209375401</text:p>
      <text:p text:style-name="P2">read <text:s text:c="5"/>332.2 <text:s text:c="2"/>158.5 <text:s text:c="2"/>160.7 <text:s text:c="2"/>228.9 <text:s text:c="2"/>243.2 <text:s text:c="2"/>313.2 <text:s text:c="2"/>349.3 <text:s text:c="2"/>372.0 <text:s text:c="2"/>390.1 <text:s text:c="2"/>411.1 <text:s text:c="2"/>439.1 <text:s text:c="2"/>482.8 <text:s text:c="2"/>563.7 <text:s/>1113.2 <text:s/>7900.8 <text:s/>30094.5 <text:s text:c="3"/>30155 <text:s/>1713209376911 <text:s/>1713209387025</text:p>
      <text:p text:style-name="P2">read <text:s text:c="5"/>330.6 <text:s text:c="2"/>201.6 <text:s text:c="2"/>160.7 <text:s text:c="2"/>225.2 <text:s text:c="2"/>239.5 <text:s text:c="2"/>309.7 <text:s text:c="2"/>346.0 <text:s text:c="2"/>369.9 <text:s text:c="2"/>388.3 <text:s text:c="2"/>409.6 <text:s text:c="2"/>438.3 <text:s text:c="2"/>482.0 <text:s text:c="2"/>562.2 <text:s/>1421.1 <text:s/>9622.5 <text:s/>30150.7 <text:s text:c="3"/>30160 <text:s/>1713209388532 <text:s/>1713209398648</text:p>
      <text:p text:style-name="P2">read <text:s text:c="5"/>334.3 <text:s text:c="2"/>182.3 <text:s text:c="2"/>160.7 <text:s text:c="2"/>228.3 <text:s text:c="2"/>242.9 <text:s text:c="2"/>313.6 <text:s text:c="2"/>350.3 <text:s text:c="2"/>373.6 <text:s text:c="2"/>392.6 <text:s text:c="2"/>414.9 <text:s text:c="2"/>444.1 <text:s text:c="2"/>489.2 <text:s text:c="2"/>572.7 <text:s/>1300.8 <text:s/>8071.6 <text:s/>30248.5 <text:s text:c="3"/>30165 <text:s/>1713209400155 <text:s/>1713209410274</text:p>
      <text:p text:style-name="P2">read <text:s text:c="5"/>334.4 <text:s text:c="2"/>427.7 <text:s text:c="2"/>160.7 <text:s text:c="2"/>226.9 <text:s text:c="2"/>241.3 <text:s text:c="2"/>312.0 <text:s text:c="2"/>349.2 <text:s text:c="2"/>373.0 <text:s text:c="2"/>391.7 <text:s text:c="2"/>413.6 <text:s text:c="2"/>442.3 <text:s text:c="2"/>486.9 <text:s text:c="2"/>574.0 <text:s/>1989.5 <text:s/>8612.0 <text:s/>30108.0 <text:s text:c="3"/>30170 <text:s/>1713209411781 <text:s/>1713209421893</text:p>
      <text:p text:style-name="P2">read <text:s text:c="5"/>333.4 <text:s text:c="2"/>210.5 <text:s text:c="2"/>160.7 <text:s text:c="2"/>226.4 <text:s text:c="2"/>240.8 <text:s text:c="2"/>312.3 <text:s text:c="2"/>349.7 <text:s text:c="2"/>373.0 <text:s text:c="2"/>391.8 <text:s text:c="2"/>413.8 <text:s text:c="2"/>442.4 <text:s text:c="2"/>485.4 <text:s text:c="2"/>565.7 <text:s/>1469.6 <text:s/>9133.2 <text:s/>30148.8 <text:s text:c="3"/>30175 <text:s/>1713209423401 <text:s/>1713209433510</text:p>
      <text:p text:style-name="P2">read <text:s text:c="5"/>338.3 <text:s text:c="2"/>208.6 <text:s text:c="2"/>160.7 <text:s text:c="2"/>231.9 <text:s text:c="2"/>246.1 <text:s text:c="2"/>316.8 <text:s text:c="2"/>354.4 <text:s text:c="2"/>377.3 <text:s text:c="2"/>395.6 <text:s text:c="2"/>418.0 <text:s text:c="2"/>447.4 <text:s text:c="2"/>491.4 <text:s text:c="2"/>573.9 <text:s/>1734.4 <text:s/>8453.3 <text:s/>30209.7 <text:s text:c="3"/>30180 <text:s/>1713209435018 <text:s/>1713209445138</text:p>
      <text:p text:style-name="P2">read <text:s text:c="5"/>336.9 <text:s text:c="2"/>192.9 <text:s text:c="2"/>160.7 <text:s text:c="2"/>230.0 <text:s text:c="2"/>244.3 <text:s text:c="2"/>315.8 <text:s text:c="2"/>353.5 <text:s text:c="2"/>376.3 <text:s text:c="2"/>394.4 <text:s text:c="2"/>416.2 <text:s text:c="2"/>445.1 <text:s text:c="2"/>489.9 <text:s text:c="2"/>577.1 <text:s/>1549.3 <text:s/>8092.1 <text:s/>30111.1 <text:s text:c="3"/>30185 <text:s/>1713209446645 <text:s/>1713209456760</text:p>
      <text:p text:style-name="P2">read <text:s text:c="5"/>333.5 <text:s text:c="2"/>203.9 <text:s text:c="2"/>160.7 <text:s text:c="2"/>226.8 <text:s text:c="2"/>241.5 <text:s text:c="2"/>313.2 <text:s text:c="2"/>350.5 <text:s text:c="2"/>373.2 <text:s text:c="2"/>391.4 <text:s text:c="2"/>412.4 <text:s text:c="2"/>439.8 <text:s text:c="2"/>483.4 <text:s text:c="2"/>561.4 <text:s/>1596.8 <text:s/>8204.1 <text:s/>30201.7 <text:s text:c="3"/>30190 <text:s/>1713209458267 <text:s/>1713209468382</text:p>
      <text:p text:style-name="P2">read <text:s text:c="5"/>335.2 <text:s text:c="2"/>426.1 <text:s text:c="2"/>160.7 <text:s text:c="2"/>228.2 <text:s text:c="2"/>242.8 <text:s text:c="2"/>314.1 <text:s text:c="2"/>351.0 <text:s text:c="2"/>373.6 <text:s text:c="2"/>392.0 <text:s text:c="2"/>413.5 <text:s text:c="2"/>442.1 <text:s text:c="2"/>486.5 <text:s text:c="2"/>568.4 <text:s/>1385.4 <text:s/>9845.5 <text:s/>30219.6 <text:s text:c="3"/>30195 <text:s/>1713209469890 <text:s/>1713209480010</text:p>
      <text:p text:style-name="P2">read <text:s text:c="5"/>335.7 <text:s text:c="2"/>184.6 <text:s text:c="2"/>160.7 <text:s text:c="2"/>232.3 <text:s text:c="2"/>246.0 <text:s text:c="2"/>315.6 <text:s text:c="2"/>352.5 <text:s text:c="2"/>374.6 <text:s text:c="2"/>393.1 <text:s text:c="2"/>414.6 <text:s text:c="2"/>442.9 <text:s text:c="2"/>486.0 <text:s text:c="2"/>564.7 <text:s/>1165.9 <text:s/>8281.9 <text:s/>30176.3 <text:s text:c="3"/>30200 <text:s/>1713209481518 <text:s/>1713209491628</text:p>
      <text:p text:style-name="P2">read <text:s text:c="5"/>333.7 <text:s text:c="2"/>190.5 <text:s text:c="2"/>160.7 <text:s text:c="2"/>229.8 <text:s text:c="2"/>243.6 <text:s text:c="2"/>312.4 <text:s text:c="2"/>349.2 <text:s text:c="2"/>372.5 <text:s text:c="2"/>391.0 <text:s text:c="2"/>412.5 <text:s text:c="2"/>440.8 <text:s text:c="2"/>484.2 <text:s text:c="2"/>563.4 <text:s/>1565.5 <text:s/>8335.9 <text:s/>30257.8 <text:s text:c="3"/>30205 <text:s/>1713209493134 <text:s/>1713209503243</text:p>
      <text:p text:style-name="P2">read <text:s text:c="5"/>332.8 <text:s text:c="2"/>163.4 <text:s text:c="2"/>160.7 <text:s text:c="2"/>229.0 <text:s text:c="2"/>243.2 <text:s text:c="2"/>313.5 <text:s text:c="2"/>350.1 <text:s text:c="2"/>372.9 <text:s text:c="2"/>390.9 <text:s text:c="2"/>411.5 <text:s text:c="2"/>438.8 <text:s text:c="2"/>481.6 <text:s text:c="2"/>559.0 <text:s/>1431.1 <text:s/>7789.2 <text:s/>30252.5 <text:s text:c="3"/>30210 <text:s/>1713209504750 <text:s/>1713209514868</text:p>
      <text:p text:style-name="P2">read <text:s text:c="5"/>330.6 <text:s text:c="2"/>194.6 <text:s text:c="2"/>148.8 <text:s text:c="2"/>227.3 <text:s text:c="2"/>241.4 <text:s text:c="2"/>310.0 <text:s text:c="2"/>345.8 <text:s text:c="2"/>369.1 <text:s text:c="2"/>387.0 <text:s text:c="2"/>407.7 <text:s text:c="2"/>436.3 <text:s text:c="2"/>479.0 <text:s text:c="2"/>553.8 <text:s/>1740.8 <text:s/>8416.2 <text:s/>30171.1 <text:s text:c="3"/>30215 <text:s/>1713209516375 <text:s/>1713209526488</text:p>
      <text:p text:style-name="P2">read <text:s text:c="5"/>334.6 <text:s text:c="2"/>193.2 <text:s text:c="2"/>160.7 <text:s text:c="2"/>229.0 <text:s text:c="2"/>243.3 <text:s text:c="2"/>314.6 <text:s text:c="2"/>352.1 <text:s text:c="2"/>374.7 <text:s text:c="2"/>393.3 <text:s text:c="2"/>415.0 <text:s text:c="2"/>442.8 <text:s text:c="2"/>484.8 <text:s text:c="2"/>562.3 <text:s/>1148.4 <text:s/>9648.5 <text:s/>30183.6 <text:s text:c="3"/>30220 <text:s/>1713209527997 <text:s/>1713209538119</text:p>
      <text:p text:style-name="P2">read <text:s text:c="5"/>336.2 <text:s text:c="2"/>205.6 <text:s text:c="2"/>160.7 <text:s text:c="2"/>231.8 <text:s text:c="2"/>245.5 <text:s text:c="2"/>315.1 <text:s text:c="2"/>352.3 <text:s text:c="2"/>374.7 <text:s text:c="2"/>393.1 <text:s text:c="2"/>414.7 <text:s text:c="2"/>443.4 <text:s text:c="2"/>486.4 <text:s text:c="2"/>564.8 <text:s/>1376.8 <text:s/>9482.4 <text:s/>30047.4 <text:s text:c="3"/>30225 <text:s/>1713209539626 <text:s/>1713209549749</text:p>
      <text:p text:style-name="P2">read <text:s text:c="5"/>333.4 <text:s text:c="2"/>208.4 <text:s text:c="2"/>160.7 <text:s text:c="2"/>230.3 <text:s text:c="2"/>243.8 <text:s text:c="2"/>311.6 <text:s text:c="2"/>347.8 <text:s text:c="2"/>371.3 <text:s text:c="2"/>389.7 <text:s text:c="2"/>411.2 <text:s text:c="2"/>439.8 <text:s text:c="2"/>483.3 <text:s text:c="2"/>559.7 <text:s/>1682.9 <text:s/>8644.9 <text:s/>30136.1 <text:s text:c="3"/>30230 <text:s/>1713209551256 <text:s/>1713209561367</text:p>
      <text:p text:style-name="P2">read <text:s text:c="5"/>335.3 <text:s text:c="2"/>196.5 <text:s text:c="2"/>160.7 <text:s text:c="2"/>227.9 <text:s text:c="2"/>242.7 <text:s text:c="2"/>314.3 <text:s text:c="2"/>351.9 <text:s text:c="2"/>374.8 <text:s text:c="2"/>393.5 <text:s text:c="2"/>415.3 <text:s text:c="2"/>443.2 <text:s text:c="2"/>486.0 <text:s text:c="2"/>571.8 <text:s/>1643.0 <text:s/>8566.8 <text:s/>30238.7 <text:s text:c="3"/>30235 <text:s/>1713209562874 <text:s/>1713209572988</text:p>
      <text:p text:style-name="P2">read <text:s text:c="5"/>334.2 <text:s text:c="2"/>169.9 <text:s text:c="2"/>160.7 <text:s text:c="2"/>230.3 <text:s text:c="2"/>244.6 <text:s text:c="2"/>315.4 <text:s text:c="2"/>352.6 <text:s text:c="2"/>375.0 <text:s text:c="2"/>392.9 <text:s text:c="2"/>413.5 <text:s text:c="2"/>440.8 <text:s text:c="2"/>483.0 <text:s text:c="2"/>557.3 <text:s/>1080.6 <text:s/>8177.1 <text:s/>30242.7 <text:s text:c="3"/>30240 <text:s/>1713209574496 <text:s/>1713209584614</text:p>
      <text:p text:style-name="P2">read <text:s text:c="5"/>328.0 <text:s text:c="2"/>150.4 <text:s text:c="2"/>160.7 <text:s text:c="2"/>227.4 <text:s text:c="2"/>241.2 <text:s text:c="2"/>308.6 <text:s text:c="2"/>344.4 <text:s text:c="2"/>368.1 <text:s text:c="2"/>386.2 <text:s text:c="2"/>407.2 <text:s text:c="2"/>436.0 <text:s text:c="2"/>479.1 <text:s text:c="2"/>551.4 <text:s text:c="2"/>869.1 <text:s/>7818.0 <text:s/>30318.7 <text:s text:c="3"/>30245 <text:s/>1713209586123 <text:s/>1713209596249</text:p>
      <text:p text:style-name="P2">read <text:s text:c="5"/>336.4 <text:s text:c="2"/>242.3 <text:s text:c="2"/>160.7 <text:s text:c="2"/>228.5 <text:s text:c="2"/>243.2 <text:s text:c="2"/>315.0 <text:s text:c="2"/>351.7 <text:s text:c="2"/>374.0 <text:s text:c="2"/>392.1 <text:s text:c="2"/>413.1 <text:s text:c="2"/>440.9 <text:s text:c="2"/>483.3 <text:s text:c="2"/>563.4 <text:s/>1896.6 11059.8 <text:s/>30179.8 <text:s text:c="3"/>30250 <text:s/>1713209597756 <text:s/>1713209607864</text:p>
      <text:p text:style-name="P2">read <text:s text:c="5"/>332.6 <text:s text:c="2"/>179.4 <text:s text:c="2"/>160.7 <text:s text:c="2"/>228.9 <text:s text:c="2"/>243.1 <text:s text:c="2"/>312.6 <text:s text:c="2"/>348.5 <text:s text:c="2"/>371.7 <text:s text:c="2"/>389.8 <text:s text:c="2"/>410.7 <text:s text:c="2"/>438.9 <text:s text:c="2"/>482.7 <text:s text:c="2"/>558.4 <text:s/>1133.8 <text:s/>8251.4 <text:s/>30241.0 <text:s text:c="3"/>30255 <text:s/>1713209609370 <text:s/>1713209619485</text:p>
      <text:p text:style-name="P2">read <text:s text:c="5"/>338.2 <text:s text:c="2"/>243.8 <text:s text:c="2"/>160.7 <text:s text:c="2"/>228.7 <text:s text:c="2"/>242.7 <text:s text:c="2"/>310.5 <text:s text:c="2"/>346.3 <text:s text:c="2"/>370.3 <text:s text:c="2"/>389.1 <text:s text:c="2"/>411.6 <text:s text:c="2"/>442.8 <text:s text:c="2"/>491.6 <text:s text:c="2"/>676.1 <text:s/>3311.4 11042.6 <text:s/>30224.2 <text:s text:c="3"/>30260 <text:s/>1713209620991 <text:s/>1713209631129</text:p>
      <text:p text:style-name="P2">read <text:s text:c="5"/>345.0 <text:s text:c="2"/>262.8 <text:s text:c="2"/>160.7 <text:s text:c="2"/>230.6 <text:s text:c="2"/>244.7 <text:s text:c="2"/>315.7 <text:s text:c="2"/>354.4 <text:s text:c="2"/>378.4 <text:s text:c="2"/>397.3 <text:s text:c="2"/>421.3 <text:s text:c="2"/>453.3 <text:s text:c="2"/>502.3 <text:s text:c="2"/>689.6 <text:s/>3847.7 12058.3 <text:s/>30236.8 <text:s text:c="3"/>30265 <text:s/>1713209632640 <text:s/>1713209642912</text:p>
      <text:p text:style-name="P2">read <text:s text:c="5"/>333.6 <text:s text:c="2"/>201.4 <text:s text:c="2"/>160.7 <text:s text:c="2"/>228.0 <text:s text:c="2"/>242.7 <text:s text:c="2"/>314.0 <text:s text:c="2"/>350.8 <text:s text:c="2"/>373.2 <text:s text:c="2"/>390.9 <text:s text:c="2"/>411.2 <text:s text:c="2"/>438.5 <text:s text:c="2"/>480.8 <text:s text:c="2"/>553.3 <text:s/>1092.2 <text:s/>9424.9 <text:s/>30292.5 <text:s text:c="3"/>30270 <text:s/>1713209644422 <text:s/>1713209654535</text:p>
      <text:p text:style-name="P2"><text:soft-page-break/>read <text:s text:c="5"/>334.7 <text:s text:c="2"/>197.7 <text:s text:c="2"/>148.8 <text:s text:c="2"/>229.9 <text:s text:c="2"/>244.2 <text:s text:c="2"/>314.2 <text:s text:c="2"/>351.0 <text:s text:c="2"/>373.4 <text:s text:c="2"/>391.5 <text:s text:c="2"/>412.3 <text:s text:c="2"/>439.7 <text:s text:c="2"/>481.9 <text:s text:c="2"/>556.9 <text:s/>1750.1 <text:s/>8626.8 <text:s/>30264.1 <text:s text:c="3"/>30275 <text:s/>1713209656042 <text:s/>1713209666161</text:p>
      <text:p text:style-name="P2">read <text:s text:c="5"/>333.4 <text:s text:c="2"/>684.9 <text:s text:c="2"/>160.7 <text:s text:c="2"/>227.6 <text:s text:c="2"/>241.6 <text:s text:c="2"/>310.1 <text:s text:c="2"/>345.6 <text:s text:c="2"/>369.0 <text:s text:c="2"/>386.9 <text:s text:c="2"/>407.5 <text:s text:c="2"/>436.7 <text:s text:c="2"/>481.1 <text:s text:c="2"/>556.5 <text:s/>1916.0 <text:s/>8642.3 <text:s/>30181.4 <text:s text:c="3"/>30280 <text:s/>1713209667667 <text:s/>1713209677785</text:p>
      <text:p text:style-name="P2">read <text:s text:c="5"/>334.0 <text:s text:c="2"/>224.2 <text:s text:c="2"/>160.7 <text:s text:c="2"/>227.1 <text:s text:c="2"/>241.3 <text:s text:c="2"/>312.0 <text:s text:c="2"/>349.4 <text:s text:c="2"/>372.8 <text:s text:c="2"/>391.4 <text:s text:c="2"/>413.0 <text:s text:c="2"/>441.4 <text:s text:c="2"/>484.2 <text:s text:c="2"/>565.7 <text:s/>1913.5 11167.6 <text:s/>30254.0 <text:s text:c="3"/>30285 <text:s/>1713209679293 <text:s/>1713209689403</text:p>
      <text:p text:style-name="P2">read <text:s text:c="5"/>338.0 <text:s text:c="2"/>205.2 <text:s text:c="2"/>160.7 <text:s text:c="2"/>228.2 <text:s text:c="2"/>243.4 <text:s text:c="2"/>316.9 <text:s text:c="2"/>355.0 <text:s text:c="2"/>378.0 <text:s text:c="2"/>395.8 <text:s text:c="2"/>417.5 <text:s text:c="2"/>445.6 <text:s text:c="2"/>488.9 <text:s text:c="2"/>573.8 <text:s/>2268.6 <text:s/>8501.1 <text:s/>30330.4 <text:s text:c="3"/>30290 <text:s/>1713209690911 <text:s/>1713209701027</text:p>
      <text:p text:style-name="P2">read <text:s text:c="5"/>338.0 <text:s text:c="2"/>188.1 <text:s text:c="2"/>160.7 <text:s text:c="2"/>229.4 <text:s text:c="2"/>244.4 <text:s text:c="2"/>317.8 <text:s text:c="2"/>356.1 <text:s text:c="2"/>379.2 <text:s text:c="2"/>397.0 <text:s text:c="2"/>419.3 <text:s text:c="2"/>448.0 <text:s text:c="2"/>491.4 <text:s text:c="2"/>573.9 <text:s/>1260.9 <text:s/>8328.8 <text:s/>30172.1 <text:s text:c="3"/>30295 <text:s/>1713209702535 <text:s/>1713209712649</text:p>
      <text:p text:style-name="P2">read <text:s text:c="5"/>335.3 <text:s text:c="2"/>209.0 <text:s text:c="2"/>160.7 <text:s text:c="2"/>229.1 <text:s text:c="2"/>243.3 <text:s text:c="2"/>313.8 <text:s text:c="2"/>350.6 <text:s text:c="2"/>373.7 <text:s text:c="2"/>392.6 <text:s text:c="2"/>414.8 <text:s text:c="2"/>444.4 <text:s text:c="2"/>489.7 <text:s text:c="2"/>577.6 <text:s/>1585.5 <text:s/>9311.9 <text:s/>30324.3 <text:s text:c="3"/>30300 <text:s/>1713209714157 <text:s/>1713209724272</text:p>
      <text:p text:style-name="P2">read <text:s text:c="5"/>334.8 <text:s text:c="2"/>188.6 <text:s text:c="2"/>160.7 <text:s text:c="2"/>230.8 <text:s text:c="2"/>244.7 <text:s text:c="2"/>314.8 <text:s text:c="2"/>351.5 <text:s text:c="2"/>374.0 <text:s text:c="2"/>392.4 <text:s text:c="2"/>413.8 <text:s text:c="2"/>442.1 <text:s text:c="2"/>484.6 <text:s text:c="2"/>563.2 <text:s/>1156.9 <text:s/>8441.3 <text:s/>30287.8 <text:s text:c="3"/>30305 <text:s/>1713209725779 <text:s/>1713209735902</text:p>
      <text:p text:style-name="P2">read <text:s text:c="5"/>334.9 <text:s text:c="2"/>198.9 <text:s text:c="2"/>160.7 <text:s text:c="2"/>228.0 <text:s text:c="2"/>242.6 <text:s text:c="2"/>314.4 <text:s text:c="2"/>351.7 <text:s text:c="2"/>374.3 <text:s text:c="2"/>392.9 <text:s text:c="2"/>414.4 <text:s text:c="2"/>442.3 <text:s text:c="2"/>484.8 <text:s text:c="2"/>569.4 <text:s/>1556.9 <text:s/>8414.2 <text:s/>30353.4 <text:s text:c="3"/>30310 <text:s/>1713209737410 <text:s/>1713209747529</text:p>
      <text:p text:style-name="P2">read <text:s text:c="5"/>333.8 <text:s text:c="2"/>215.1 <text:s text:c="2"/>160.7 <text:s text:c="2"/>228.4 <text:s text:c="2"/>242.5 <text:s text:c="2"/>312.3 <text:s text:c="2"/>348.9 <text:s text:c="2"/>371.9 <text:s text:c="2"/>390.0 <text:s text:c="2"/>411.0 <text:s text:c="2"/>438.6 <text:s text:c="2"/>481.4 <text:s text:c="2"/>562.2 <text:s/>1794.1 <text:s/>8657.1 <text:s/>30363.1 <text:s text:c="3"/>30315 <text:s/>1713209749036 <text:s/>1713209759149</text:p>
      <text:p text:style-name="P2">read <text:s text:c="5"/>332.6 <text:s text:c="2"/>226.1 <text:s text:c="2"/>160.7 <text:s text:c="2"/>223.8 <text:s text:c="2"/>238.6 <text:s text:c="2"/>311.7 <text:s text:c="2"/>350.0 <text:s text:c="2"/>373.2 <text:s text:c="2"/>391.6 <text:s text:c="2"/>412.9 <text:s text:c="2"/>440.5 <text:s text:c="2"/>483.3 <text:s text:c="2"/>565.8 <text:s/>1474.8 <text:s/>8887.4 <text:s/>30342.5 <text:s text:c="3"/>30320 <text:s/>1713209760657 <text:s/>1713209770768</text:p>
      <text:p text:style-name="P2">read <text:s text:c="5"/>342.1 <text:s text:c="2"/>422.3 <text:s text:c="2"/>148.8 <text:s text:c="2"/>231.1 <text:s text:c="2"/>246.7 <text:s text:c="2"/>321.9 <text:s text:c="2"/>360.8 <text:s text:c="2"/>383.8 <text:s text:c="2"/>400.6 <text:s text:c="2"/>422.7 <text:s text:c="2"/>450.9 <text:s text:c="2"/>493.3 <text:s text:c="2"/>577.3 <text:s/>1662.3 <text:s/>8498.4 <text:s/>30173.3 <text:s text:c="3"/>30325 <text:s/>1713209772277 <text:s/>1713209782395</text:p>
      <text:p text:style-name="P2">read <text:s text:c="5"/>334.6 <text:s text:c="2"/>162.5 <text:s text:c="2"/>160.7 <text:s text:c="2"/>229.3 <text:s text:c="2"/>244.2 <text:s text:c="2"/>316.0 <text:s text:c="2"/>352.6 <text:s text:c="2"/>374.8 <text:s text:c="2"/>393.3 <text:s text:c="2"/>414.9 <text:s text:c="2"/>443.0 <text:s text:c="2"/>485.5 <text:s text:c="2"/>562.5 <text:s/>1054.1 <text:s/>8206.4 <text:s/>30209.9 <text:s text:c="3"/>30330 <text:s/>1713209783906 <text:s/>1713209794019</text:p>
      <text:p text:style-name="P2">read <text:s text:c="5"/>335.2 <text:s text:c="2"/>178.9 <text:s text:c="2"/>160.7 <text:s text:c="2"/>230.6 <text:s text:c="2"/>244.7 <text:s text:c="2"/>315.7 <text:s text:c="2"/>352.4 <text:s text:c="2"/>374.6 <text:s text:c="2"/>392.8 <text:s text:c="2"/>413.9 <text:s text:c="2"/>441.5 <text:s text:c="2"/>483.5 <text:s text:c="2"/>561.4 <text:s/>1206.7 <text:s/>8024.6 <text:s/>30419.9 <text:s text:c="3"/>30335 <text:s/>1713209795528 <text:s/>1713209805641</text:p>
      <text:p text:style-name="P2">read <text:s text:c="5"/>335.7 <text:s text:c="2"/>207.2 <text:s text:c="2"/>160.7 <text:s text:c="2"/>230.4 <text:s text:c="2"/>244.5 <text:s text:c="2"/>314.6 <text:s text:c="2"/>351.3 <text:s text:c="2"/>373.9 <text:s text:c="2"/>392.3 <text:s text:c="2"/>413.6 <text:s text:c="2"/>441.7 <text:s text:c="2"/>484.5 <text:s text:c="2"/>565.3 <text:s/>1896.9 <text:s/>9558.7 <text:s/>30312.8 <text:s text:c="3"/>30340 <text:s/>1713209807147 <text:s/>1713209817257</text:p>
      <text:p text:style-name="P2">read <text:s text:c="5"/>336.7 <text:s text:c="2"/>433.0 <text:s text:c="2"/>160.7 <text:s text:c="2"/>230.1 <text:s text:c="2"/>244.5 <text:s text:c="2"/>314.5 <text:s text:c="2"/>350.6 <text:s text:c="2"/>373.5 <text:s text:c="2"/>392.2 <text:s text:c="2"/>413.9 <text:s text:c="2"/>442.4 <text:s text:c="2"/>486.2 <text:s text:c="2"/>569.6 <text:s/>1793.9 10711.0 <text:s/>30324.9 <text:s text:c="3"/>30345 <text:s/>1713209818764 <text:s/>1713209828879</text:p>
      <text:p text:style-name="P2">read <text:s text:c="5"/>335.0 <text:s text:c="2"/>208.4 <text:s text:c="2"/>160.7 <text:s text:c="2"/>227.6 <text:s text:c="2"/>242.2 <text:s text:c="2"/>314.4 <text:s text:c="2"/>351.5 <text:s text:c="2"/>373.7 <text:s text:c="2"/>392.0 <text:s text:c="2"/>413.1 <text:s text:c="2"/>440.9 <text:s text:c="2"/>484.4 <text:s text:c="2"/>566.3 <text:s/>1516.1 <text:s/>8515.4 <text:s/>30441.9 <text:s text:c="3"/>30350 <text:s/>1713209830387 <text:s/>1713209840501</text:p>
      <text:p text:style-name="P2"/>
      <text:p text:style-name="P3">apres : </text:p>
      <text:p text:style-name="P3">#type <text:s text:c="6"/>avg <text:s text:c="4"/>std <text:s text:c="4"/>min <text:s text:c="5"/>p5 <text:s text:c="4"/>p10 <text:s text:c="4"/>p50 <text:s text:c="4"/>p67 <text:s text:c="4"/>p75 <text:s text:c="4"/>p80 <text:s text:c="4"/>p85 <text:s text:c="4"/>p90 <text:s text:c="4"/>p95 <text:s text:c="4"/>p99 <text:s text:c="3"/>p999 <text:s text:c="2"/>p9999 <text:s text:c="5"/>QPS <text:s text:c="2"/>target <text:s text:c="6"/>ts_start <text:s text:c="8"/>ts_end</text:p>
      <text:p text:style-name="P3">read <text:s text:c="5"/>353.2 <text:s text:c="2"/>248.3 <text:s text:c="2"/>160.7 <text:s text:c="2"/>228.2 <text:s text:c="2"/>242.9 <text:s text:c="2"/>324.4 <text:s text:c="2"/>372.2 <text:s text:c="2"/>400.1 <text:s text:c="2"/>421.0 <text:s text:c="2"/>444.9 <text:s text:c="2"/>474.8 <text:s text:c="2"/>521.9 <text:s text:c="2"/>665.4 <text:s/>2682.8 10534.9 <text:s/>29875.2 <text:s text:c="3"/>30000 <text:s/>1713209016140 <text:s/>1713209026645</text:p>
      <text:p text:style-name="P3">read <text:s text:c="5"/>351.4 <text:s text:c="2"/>262.9 <text:s text:c="2"/>160.7 <text:s text:c="2"/>231.0 <text:s text:c="2"/>246.0 <text:s text:c="2"/>325.1 <text:s text:c="2"/>369.9 <text:s text:c="2"/>396.6 <text:s text:c="2"/>416.4 <text:s text:c="2"/>438.7 <text:s text:c="2"/>468.5 <text:s text:c="2"/>511.4 <text:s text:c="2"/>608.8 <text:s/>2913.1 12407.8 <text:s/>29903.1 <text:s text:c="3"/>30005 <text:s/>1713209028152 <text:s/>1713209038306</text:p>
      <text:p text:style-name="P3">read <text:s text:c="5"/>345.3 <text:s text:c="2"/>200.5 <text:s text:c="2"/>160.7 <text:s text:c="2"/>229.2 <text:s text:c="2"/>244.2 <text:s text:c="2"/>321.8 <text:s text:c="2"/>366.3 <text:s text:c="2"/>393.0 <text:s text:c="2"/>412.6 <text:s text:c="2"/>436.0 <text:s text:c="2"/>466.4 <text:s text:c="2"/>509.0 <text:s text:c="2"/>599.0 <text:s/>1170.9 <text:s/>8582.0 <text:s/>30039.1 <text:s text:c="3"/>30010 <text:s/>1713209039813 <text:s/>1713209049925</text:p>
      <text:p text:style-name="P3">read <text:s text:c="5"/>344.1 <text:s text:c="2"/>223.0 <text:s text:c="2"/>160.7 <text:s text:c="2"/>229.0 <text:s text:c="2"/>243.7 <text:s text:c="2"/>319.3 <text:s text:c="2"/>362.5 <text:s text:c="2"/>389.0 <text:s text:c="2"/>408.5 <text:s text:c="2"/>432.6 <text:s text:c="2"/>463.7 <text:s text:c="2"/>507.2 <text:s text:c="2"/>594.2 <text:s/>1885.2 10061.9 <text:s/>30006.7 <text:s text:c="3"/>30015 <text:s/>1713209051432 <text:s/>1713209061549</text:p>
      <text:p text:style-name="P3">read <text:s text:c="5"/>343.6 <text:s text:c="2"/>194.4 <text:s text:c="2"/>148.8 <text:s text:c="2"/>231.3 <text:s text:c="2"/>245.8 <text:s text:c="2"/>321.4 <text:s text:c="2"/>363.4 <text:s text:c="2"/>388.9 <text:s text:c="2"/>407.1 <text:s text:c="2"/>430.8 <text:s text:c="2"/>460.4 <text:s text:c="2"/>502.6 <text:s text:c="2"/>590.5 <text:s/>1262.1 <text:s/>8545.4 <text:s/>30017.7 <text:s text:c="3"/>30020 <text:s/>1713209063058 <text:s/>1713209073170</text:p>
      <text:p text:style-name="P3">read <text:s text:c="5"/>344.6 <text:s text:c="2"/>181.5 <text:s text:c="2"/>160.7 <text:s text:c="2"/>232.3 <text:s text:c="2"/>246.6 <text:s text:c="2"/>322.9 <text:s text:c="2"/>365.3 <text:s text:c="2"/>390.6 <text:s text:c="2"/>409.0 <text:s text:c="2"/>431.9 <text:s text:c="2"/>461.3 <text:s text:c="2"/>504.0 <text:s text:c="2"/>592.0 <text:s/>1354.1 <text:s/>8229.6 <text:s/>30056.4 <text:s text:c="3"/>30025 <text:s/>1713209074678 <text:s/>1713209084797</text:p>
      <text:p text:style-name="P3">read <text:s text:c="5"/>337.1 <text:s text:c="2"/>184.8 <text:s text:c="2"/>160.7 <text:s text:c="2"/>228.3 <text:s text:c="2"/>242.6 <text:s text:c="2"/>315.7 <text:s text:c="2"/>355.3 <text:s text:c="2"/>379.8 <text:s text:c="2"/>398.6 <text:s text:c="2"/>421.9 <text:s text:c="2"/>451.4 <text:s text:c="2"/>495.0 <text:s text:c="2"/>583.0 <text:s/>1251.7 <text:s/>8336.0 <text:s/>30069.8 <text:s text:c="3"/>30030 <text:s/>1713209086303 <text:s/>1713209096414</text:p>
      <text:p text:style-name="P3">read <text:s text:c="5"/>333.8 <text:s text:c="2"/>213.5 <text:s text:c="2"/>160.7 <text:s text:c="2"/>227.6 <text:s text:c="2"/>241.9 <text:s text:c="2"/>311.1 <text:s text:c="2"/>347.0 <text:s text:c="2"/>371.1 <text:s text:c="2"/>390.3 <text:s text:c="2"/>413.2 <text:s text:c="2"/>443.4 <text:s text:c="2"/>489.3 <text:s text:c="2"/>579.1 <text:s/>1849.0 10171.9 <text:s/>30067.3 <text:s text:c="3"/>30035 <text:s/>1713209097921 <text:s/>1713209108037</text:p>
      <text:p text:style-name="P3"><text:soft-page-break/>read <text:s text:c="5"/>334.9 <text:s text:c="2"/>174.3 <text:s text:c="2"/>160.7 <text:s text:c="2"/>228.3 <text:s text:c="2"/>242.7 <text:s text:c="2"/>313.4 <text:s text:c="2"/>350.1 <text:s text:c="2"/>373.5 <text:s text:c="2"/>393.0 <text:s text:c="2"/>416.1 <text:s text:c="2"/>446.9 <text:s text:c="2"/>494.3 <text:s text:c="2"/>584.2 <text:s/>1672.2 <text:s/>8262.2 <text:s/>30088.5 <text:s text:c="3"/>30040 <text:s/>1713209109545 <text:s/>1713209119673</text:p>
      <text:p text:style-name="P3">read <text:s text:c="5"/>332.2 <text:s text:c="2"/>188.5 <text:s text:c="2"/>160.7 <text:s text:c="2"/>225.2 <text:s text:c="2"/>239.9 <text:s text:c="2"/>311.6 <text:s text:c="2"/>347.7 <text:s text:c="2"/>371.1 <text:s text:c="2"/>389.7 <text:s text:c="2"/>411.6 <text:s text:c="2"/>441.1 <text:s text:c="2"/>487.5 <text:s text:c="2"/>578.5 <text:s/>1358.3 <text:s/>8532.0 <text:s/>29934.5 <text:s text:c="3"/>30045 <text:s/>1713209121182 <text:s/>1713209131296</text:p>
      <text:p text:style-name="P3">read <text:s text:c="5"/>336.0 <text:s text:c="2"/>189.2 <text:s text:c="2"/>160.7 <text:s text:c="2"/>230.1 <text:s text:c="2"/>244.1 <text:s text:c="2"/>314.4 <text:s text:c="2"/>351.2 <text:s text:c="2"/>374.3 <text:s text:c="2"/>393.2 <text:s text:c="2"/>415.5 <text:s text:c="2"/>445.4 <text:s text:c="2"/>493.2 <text:s text:c="2"/>583.5 <text:s/>1673.4 <text:s/>8539.2 <text:s/>30084.4 <text:s text:c="3"/>30050 <text:s/>1713209132803 <text:s/>1713209142918</text:p>
      <text:p text:style-name="P3">read <text:s text:c="5"/>336.0 <text:s text:c="2"/>239.7 <text:s text:c="2"/>160.7 <text:s text:c="2"/>227.5 <text:s text:c="2"/>242.1 <text:s text:c="2"/>313.6 <text:s text:c="2"/>350.1 <text:s text:c="2"/>373.0 <text:s text:c="2"/>391.5 <text:s text:c="2"/>413.4 <text:s text:c="2"/>442.9 <text:s text:c="2"/>490.0 <text:s text:c="2"/>581.9 <text:s/>2095.1 <text:s/>8393.6 <text:s/>30012.9 <text:s text:c="3"/>30055 <text:s/>1713209144425 <text:s/>1713209154540</text:p>
      <text:p text:style-name="P3">read <text:s text:c="5"/>331.0 <text:s text:c="2"/>185.4 <text:s text:c="2"/>160.7 <text:s text:c="2"/>226.0 <text:s text:c="2"/>240.3 <text:s text:c="2"/>309.6 <text:s text:c="2"/>345.5 <text:s text:c="2"/>369.6 <text:s text:c="2"/>388.4 <text:s text:c="2"/>410.6 <text:s text:c="2"/>440.7 <text:s text:c="2"/>488.9 <text:s text:c="2"/>580.2 <text:s/>1230.2 <text:s/>8071.0 <text:s/>30053.6 <text:s text:c="3"/>30060 <text:s/>1713209156046 <text:s/>1713209166171</text:p>
      <text:p text:style-name="P3">read <text:s text:c="5"/>335.1 <text:s text:c="2"/>195.9 <text:s text:c="2"/>160.7 <text:s text:c="2"/>228.3 <text:s text:c="2"/>242.4 <text:s text:c="2"/>312.9 <text:s text:c="2"/>349.8 <text:s text:c="2"/>373.9 <text:s text:c="2"/>393.2 <text:s text:c="2"/>416.2 <text:s text:c="2"/>446.9 <text:s text:c="2"/>493.8 <text:s text:c="2"/>585.6 <text:s/>1409.1 <text:s/>8713.4 <text:s/>30070.5 <text:s text:c="3"/>30065 <text:s/>1713209167680 <text:s/>1713209177809</text:p>
      <text:p text:style-name="P3">read <text:s text:c="5"/>336.5 <text:s text:c="2"/>204.3 <text:s text:c="2"/>160.7 <text:s text:c="2"/>227.3 <text:s text:c="2"/>242.5 <text:s text:c="2"/>315.7 <text:s text:c="2"/>352.8 <text:s text:c="2"/>375.8 <text:s text:c="2"/>394.4 <text:s text:c="2"/>416.6 <text:s text:c="2"/>446.1 <text:s text:c="2"/>493.7 <text:s text:c="2"/>583.0 <text:s/>1428.1 11886.2 <text:s/>30082.3 <text:s text:c="3"/>30070 <text:s/>1713209179316 <text:s/>1713209189427</text:p>
      <text:p text:style-name="P3">read <text:s text:c="5"/>332.1 <text:s text:c="2"/>184.7 <text:s text:c="2"/>160.7 <text:s text:c="2"/>227.9 <text:s text:c="2"/>242.0 <text:s text:c="2"/>311.3 <text:s text:c="2"/>347.1 <text:s text:c="2"/>370.8 <text:s text:c="2"/>389.3 <text:s text:c="2"/>411.2 <text:s text:c="2"/>440.8 <text:s text:c="2"/>487.4 <text:s text:c="2"/>575.2 <text:s/>1024.8 <text:s/>8062.2 <text:s/>30083.9 <text:s text:c="3"/>30075 <text:s/>1713209190934 <text:s/>1713209201051</text:p>
      <text:p text:style-name="P3">read <text:s text:c="5"/>329.8 <text:s text:c="2"/>174.6 <text:s text:c="2"/>160.7 <text:s text:c="2"/>227.5 <text:s text:c="2"/>241.3 <text:s text:c="2"/>308.6 <text:s text:c="2"/>343.9 <text:s text:c="2"/>367.4 <text:s text:c="2"/>385.7 <text:s text:c="2"/>407.4 <text:s text:c="2"/>437.3 <text:s text:c="2"/>484.0 <text:s text:c="2"/>573.1 <text:s/>1496.3 <text:s/>7846.4 <text:s/>30109.6 <text:s text:c="3"/>30080 <text:s/>1713209202559 <text:s/>1713209212678</text:p>
      <text:p text:style-name="P3">read <text:s text:c="5"/>334.8 <text:s text:c="2"/>300.7 <text:s text:c="2"/>160.7 <text:s text:c="2"/>228.1 <text:s text:c="2"/>241.9 <text:s text:c="2"/>310.0 <text:s text:c="2"/>345.3 <text:s text:c="2"/>368.7 <text:s text:c="2"/>387.0 <text:s text:c="2"/>408.6 <text:s text:c="2"/>438.7 <text:s text:c="2"/>487.5 <text:s text:c="2"/>580.6 <text:s/>1792.8 16977.4 <text:s/>30133.1 <text:s text:c="3"/>30085 <text:s/>1713209214185 <text:s/>1713209224301</text:p>
      <text:p text:style-name="P3">read <text:s text:c="5"/>335.1 <text:s text:c="2"/>217.2 <text:s text:c="2"/>160.7 <text:s text:c="2"/>229.2 <text:s text:c="2"/>243.5 <text:s text:c="2"/>313.7 <text:s text:c="2"/>349.6 <text:s text:c="2"/>372.4 <text:s text:c="2"/>390.7 <text:s text:c="2"/>412.1 <text:s text:c="2"/>441.3 <text:s text:c="2"/>487.5 <text:s text:c="2"/>573.6 <text:s/>1558.7 10408.1 <text:s/>29974.3 <text:s text:c="3"/>30090 <text:s/>1713209225810 <text:s/>1713209235923</text:p>
      <text:p text:style-name="P3">read <text:s text:c="5"/>335.3 <text:s text:c="2"/>172.4 <text:s text:c="2"/>160.7 <text:s text:c="2"/>230.6 <text:s text:c="2"/>244.6 <text:s text:c="2"/>315.4 <text:s text:c="2"/>351.9 <text:s text:c="2"/>374.4 <text:s text:c="2"/>392.8 <text:s text:c="2"/>414.5 <text:s text:c="2"/>443.5 <text:s text:c="2"/>488.3 <text:s text:c="2"/>575.6 <text:s text:c="2"/>991.7 <text:s/>8014.1 <text:s/>30112.6 <text:s text:c="3"/>30095 <text:s/>1713209237430 <text:s/>1713209247548</text:p>
      <text:p text:style-name="P3">read <text:s text:c="5"/>335.1 <text:s text:c="2"/>192.0 <text:s text:c="2"/>160.7 <text:s text:c="2"/>228.1 <text:s text:c="2"/>242.7 <text:s text:c="2"/>314.3 <text:s text:c="2"/>351.5 <text:s text:c="2"/>374.5 <text:s text:c="2"/>393.0 <text:s text:c="2"/>414.6 <text:s text:c="2"/>443.4 <text:s text:c="2"/>489.0 <text:s text:c="2"/>575.3 <text:s/>1640.4 <text:s/>8099.8 <text:s/>30109.5 <text:s text:c="3"/>30100 <text:s/>1713209249054 <text:s/>1713209259166</text:p>
      <text:p text:style-name="P3">read <text:s text:c="5"/>331.3 <text:s text:c="2"/>172.0 <text:s text:c="2"/>160.7 <text:s text:c="2"/>225.4 <text:s text:c="2"/>240.2 <text:s text:c="2"/>311.9 <text:s text:c="2"/>348.6 <text:s text:c="2"/>372.0 <text:s text:c="2"/>390.3 <text:s text:c="2"/>411.6 <text:s text:c="2"/>440.5 <text:s text:c="2"/>484.1 <text:s text:c="2"/>563.9 <text:s/>1140.9 <text:s/>8655.9 <text:s/>30064.5 <text:s text:c="3"/>30105 <text:s/>1713209260674 <text:s/>1713209270787</text:p>
      <text:p text:style-name="P3">read <text:s text:c="5"/>333.0 <text:s text:c="2"/>201.3 <text:s text:c="2"/>160.7 <text:s text:c="2"/>227.4 <text:s text:c="2"/>241.7 <text:s text:c="2"/>311.5 <text:s text:c="2"/>347.3 <text:s text:c="2"/>370.9 <text:s text:c="2"/>389.2 <text:s text:c="2"/>410.6 <text:s text:c="2"/>439.2 <text:s text:c="2"/>483.7 <text:s text:c="2"/>567.3 <text:s/>1992.6 <text:s/>8542.5 <text:s/>30185.8 <text:s text:c="3"/>30110 <text:s/>1713209272295 <text:s/>1713209282413</text:p>
      <text:p text:style-name="P3">read <text:s text:c="5"/>333.2 <text:s text:c="2"/>213.4 <text:s text:c="2"/>160.7 <text:s text:c="2"/>226.3 <text:s text:c="2"/>240.8 <text:s text:c="2"/>312.0 <text:s text:c="2"/>348.6 <text:s text:c="2"/>372.0 <text:s text:c="2"/>390.2 <text:s text:c="2"/>411.4 <text:s text:c="2"/>439.3 <text:s text:c="2"/>482.6 <text:s text:c="2"/>565.2 <text:s/>1763.2 <text:s/>9335.8 <text:s/>30121.2 <text:s text:c="3"/>30115 <text:s/>1713209283921 <text:s/>1713209294041</text:p>
      <text:p text:style-name="P3">read <text:s text:c="5"/>338.3 <text:s text:c="2"/>199.1 <text:s text:c="2"/>160.7 <text:s text:c="2"/>228.8 <text:s text:c="2"/>244.1 <text:s text:c="2"/>318.1 <text:s text:c="2"/>355.8 <text:s text:c="2"/>378.6 <text:s text:c="2"/>396.5 <text:s text:c="2"/>418.2 <text:s text:c="2"/>446.2 <text:s text:c="2"/>489.8 <text:s text:c="2"/>574.2 <text:s/>1518.5 <text:s/>8327.8 <text:s/>30103.5 <text:s text:c="3"/>30120 <text:s/>1713209295551 <text:s/>1713209305664</text:p>
      <text:p text:style-name="P3">read <text:s text:c="5"/>336.4 <text:s text:c="2"/>224.5 <text:s text:c="2"/>160.7 <text:s text:c="2"/>228.5 <text:s text:c="2"/>242.9 <text:s text:c="2"/>314.1 <text:s text:c="2"/>351.4 <text:s text:c="2"/>374.4 <text:s text:c="2"/>393.0 <text:s text:c="2"/>415.0 <text:s text:c="2"/>444.0 <text:s text:c="2"/>488.1 <text:s text:c="2"/>573.8 <text:s/>2197.2 <text:s/>8747.1 <text:s/>30120.3 <text:s text:c="3"/>30125 <text:s/>1713209307171 <text:s/>1713209317289</text:p>
      <text:p text:style-name="P3">read <text:s text:c="5"/>332.1 <text:s text:c="2"/>189.3 <text:s text:c="2"/>148.8 <text:s text:c="2"/>225.0 <text:s text:c="2"/>239.9 <text:s text:c="2"/>311.4 <text:s text:c="2"/>348.4 <text:s text:c="2"/>371.9 <text:s text:c="2"/>390.7 <text:s text:c="2"/>412.8 <text:s text:c="2"/>441.7 <text:s text:c="2"/>485.4 <text:s text:c="2"/>567.8 <text:s/>1434.4 <text:s/>8345.8 <text:s/>30143.9 <text:s text:c="3"/>30130 <text:s/>1713209318798 <text:s/>1713209328913</text:p>
      <text:p text:style-name="P3">read <text:s text:c="5"/>336.0 <text:s text:c="2"/>184.1 <text:s text:c="2"/>160.7 <text:s text:c="2"/>227.5 <text:s text:c="2"/>242.8 <text:s text:c="2"/>316.1 <text:s text:c="2"/>353.4 <text:s text:c="2"/>375.9 <text:s text:c="2"/>394.1 <text:s text:c="2"/>415.7 <text:s text:c="2"/>443.9 <text:s text:c="2"/>487.5 <text:s text:c="2"/>571.5 <text:s/>1736.9 <text:s/>8293.2 <text:s/>30215.8 <text:s text:c="3"/>30135 <text:s/>1713209330421 <text:s/>1713209340536</text:p>
      <text:p text:style-name="P3">read <text:s text:c="5"/>334.4 <text:s text:c="2"/>181.6 <text:s text:c="2"/>160.7 <text:s text:c="2"/>230.5 <text:s text:c="2"/>244.4 <text:s text:c="2"/>313.9 <text:s text:c="2"/>350.3 <text:s text:c="2"/>373.4 <text:s text:c="2"/>392.0 <text:s text:c="2"/>413.8 <text:s text:c="2"/>442.6 <text:s text:c="2"/>486.2 <text:s text:c="2"/>570.1 <text:s/>1199.2 <text:s/>8107.6 <text:s/>30096.2 <text:s text:c="3"/>30140 <text:s/>1713209342043 <text:s/>1713209352161</text:p>
      <text:p text:style-name="P3">read <text:s text:c="5"/>335.5 <text:s text:c="2"/>187.7 <text:s text:c="2"/>160.7 <text:s text:c="2"/>229.1 <text:s text:c="2"/>243.7 <text:s text:c="2"/>315.0 <text:s text:c="2"/>352.7 <text:s text:c="2"/>375.5 <text:s text:c="2"/>393.9 <text:s text:c="2"/>415.8 <text:s text:c="2"/>444.5 <text:s text:c="2"/>487.8 <text:s text:c="2"/>569.7 <text:s/>1448.7 <text:s/>8458.7 <text:s/>30111.5 <text:s text:c="3"/>30145 <text:s/>1713209353669 <text:s/>1713209363783</text:p>
      <text:p text:style-name="P3">read <text:s text:c="5"/>333.2 <text:s text:c="2"/>190.0 <text:s text:c="2"/>160.7 <text:s text:c="2"/>227.7 <text:s text:c="2"/>242.0 <text:s text:c="2"/>313.1 <text:s text:c="2"/>350.3 <text:s text:c="2"/>373.4 <text:s text:c="2"/>391.8 <text:s text:c="2"/>413.0 <text:s text:c="2"/>441.0 <text:s text:c="2"/>483.9 <text:s text:c="2"/>562.8 <text:s/>1437.5 <text:s/>8174.0 <text:s/>30196.8 <text:s text:c="3"/>30150 <text:s/>1713209365290 <text:s/>1713209375401</text:p>
      <text:p text:style-name="P3">read <text:s text:c="5"/>332.2 <text:s text:c="2"/>158.5 <text:s text:c="2"/>160.7 <text:s text:c="2"/>228.9 <text:s text:c="2"/>243.2 <text:s text:c="2"/>313.2 <text:s text:c="2"/>349.3 <text:s text:c="2"/>372.0 <text:s text:c="2"/>390.1 <text:s text:c="2"/>411.1 <text:s text:c="2"/>439.1 <text:s text:c="2"/>482.8 <text:s text:c="2"/>563.7 <text:s/>1113.2 <text:s/>7900.8 <text:s/>30094.5 <text:s text:c="3"/>30155 <text:s/>1713209376911 <text:s/>1713209387025</text:p>
      <text:p text:style-name="P3">read <text:s text:c="5"/>330.6 <text:s text:c="2"/>201.6 <text:s text:c="2"/>160.7 <text:s text:c="2"/>225.2 <text:s text:c="2"/>239.5 <text:s text:c="2"/>309.7 <text:s text:c="2"/>346.0 <text:s text:c="2"/>369.9 <text:s text:c="2"/>388.3 <text:s text:c="2"/>409.6 <text:s text:c="2"/>438.3 <text:s text:c="2"/>482.0 <text:s text:c="2"/>562.2 <text:s/>1421.1 <text:s/>9622.5 <text:s/>30150.7 <text:s text:c="3"/>30160 <text:s/>1713209388532 <text:s/>1713209398648</text:p>
      <text:p text:style-name="P3">read <text:s text:c="5"/>334.3 <text:s text:c="2"/>182.3 <text:s text:c="2"/>160.7 <text:s text:c="2"/>228.3 <text:s text:c="2"/>242.9 <text:s text:c="2"/>313.6 <text:s text:c="2"/>350.3 <text:s text:c="2"/>373.6 <text:s text:c="2"/>392.6 <text:s text:c="2"/>414.9 <text:s text:c="2"/>444.1 <text:s text:c="2"/>489.2 <text:s text:c="2"/>572.7 <text:s/>1300.8 <text:s/>8071.6 <text:s/>30248.5 <text:s text:c="3"/>30165 <text:s/>1713209400155 <text:s/>1713209410274</text:p>
      <text:p text:style-name="P3"><text:soft-page-break/>read <text:s text:c="5"/>334.4 <text:s text:c="2"/>427.7 <text:s text:c="2"/>160.7 <text:s text:c="2"/>226.9 <text:s text:c="2"/>241.3 <text:s text:c="2"/>312.0 <text:s text:c="2"/>349.2 <text:s text:c="2"/>373.0 <text:s text:c="2"/>391.7 <text:s text:c="2"/>413.6 <text:s text:c="2"/>442.3 <text:s text:c="2"/>486.9 <text:s text:c="2"/>574.0 <text:s/>1989.5 <text:s/>8612.0 <text:s/>30108.0 <text:s text:c="3"/>30170 <text:s/>1713209411781 <text:s/>1713209421893</text:p>
      <text:p text:style-name="P3">read <text:s text:c="5"/>333.4 <text:s text:c="2"/>210.5 <text:s text:c="2"/>160.7 <text:s text:c="2"/>226.4 <text:s text:c="2"/>240.8 <text:s text:c="2"/>312.3 <text:s text:c="2"/>349.7 <text:s text:c="2"/>373.0 <text:s text:c="2"/>391.8 <text:s text:c="2"/>413.8 <text:s text:c="2"/>442.4 <text:s text:c="2"/>485.4 <text:s text:c="2"/>565.7 <text:s/>1469.6 <text:s/>9133.2 <text:s/>30148.8 <text:s text:c="3"/>30175 <text:s/>1713209423401 <text:s/>1713209433510</text:p>
      <text:p text:style-name="P3">read <text:s text:c="5"/>338.3 <text:s text:c="2"/>208.6 <text:s text:c="2"/>160.7 <text:s text:c="2"/>231.9 <text:s text:c="2"/>246.1 <text:s text:c="2"/>316.8 <text:s text:c="2"/>354.4 <text:s text:c="2"/>377.3 <text:s text:c="2"/>395.6 <text:s text:c="2"/>418.0 <text:s text:c="2"/>447.4 <text:s text:c="2"/>491.4 <text:s text:c="2"/>573.9 <text:s/>1734.4 <text:s/>8453.3 <text:s/>30209.7 <text:s text:c="3"/>30180 <text:s/>1713209435018 <text:s/>1713209445138</text:p>
      <text:p text:style-name="P3">read <text:s text:c="5"/>336.9 <text:s text:c="2"/>192.9 <text:s text:c="2"/>160.7 <text:s text:c="2"/>230.0 <text:s text:c="2"/>244.3 <text:s text:c="2"/>315.8 <text:s text:c="2"/>353.5 <text:s text:c="2"/>376.3 <text:s text:c="2"/>394.4 <text:s text:c="2"/>416.2 <text:s text:c="2"/>445.1 <text:s text:c="2"/>489.9 <text:s text:c="2"/>577.1 <text:s/>1549.3 <text:s/>8092.1 <text:s/>30111.1 <text:s text:c="3"/>30185 <text:s/>1713209446645 <text:s/>1713209456760</text:p>
      <text:p text:style-name="P3">read <text:s text:c="5"/>333.5 <text:s text:c="2"/>203.9 <text:s text:c="2"/>160.7 <text:s text:c="2"/>226.8 <text:s text:c="2"/>241.5 <text:s text:c="2"/>313.2 <text:s text:c="2"/>350.5 <text:s text:c="2"/>373.2 <text:s text:c="2"/>391.4 <text:s text:c="2"/>412.4 <text:s text:c="2"/>439.8 <text:s text:c="2"/>483.4 <text:s text:c="2"/>561.4 <text:s/>1596.8 <text:s/>8204.1 <text:s/>30201.7 <text:s text:c="3"/>30190 <text:s/>1713209458267 <text:s/>1713209468382</text:p>
      <text:p text:style-name="P3">read <text:s text:c="5"/>335.2 <text:s text:c="2"/>426.1 <text:s text:c="2"/>160.7 <text:s text:c="2"/>228.2 <text:s text:c="2"/>242.8 <text:s text:c="2"/>314.1 <text:s text:c="2"/>351.0 <text:s text:c="2"/>373.6 <text:s text:c="2"/>392.0 <text:s text:c="2"/>413.5 <text:s text:c="2"/>442.1 <text:s text:c="2"/>486.5 <text:s text:c="2"/>568.4 <text:s/>1385.4 <text:s/>9845.5 <text:s/>30219.6 <text:s text:c="3"/>30195 <text:s/>1713209469890 <text:s/>1713209480010</text:p>
      <text:p text:style-name="P3">read <text:s text:c="5"/>335.7 <text:s text:c="2"/>184.6 <text:s text:c="2"/>160.7 <text:s text:c="2"/>232.3 <text:s text:c="2"/>246.0 <text:s text:c="2"/>315.6 <text:s text:c="2"/>352.5 <text:s text:c="2"/>374.6 <text:s text:c="2"/>393.1 <text:s text:c="2"/>414.6 <text:s text:c="2"/>442.9 <text:s text:c="2"/>486.0 <text:s text:c="2"/>564.7 <text:s/>1165.9 <text:s/>8281.9 <text:s/>30176.3 <text:s text:c="3"/>30200 <text:s/>1713209481518 <text:s/>1713209491628</text:p>
      <text:p text:style-name="P3">read <text:s text:c="5"/>333.7 <text:s text:c="2"/>190.5 <text:s text:c="2"/>160.7 <text:s text:c="2"/>229.8 <text:s text:c="2"/>243.6 <text:s text:c="2"/>312.4 <text:s text:c="2"/>349.2 <text:s text:c="2"/>372.5 <text:s text:c="2"/>391.0 <text:s text:c="2"/>412.5 <text:s text:c="2"/>440.8 <text:s text:c="2"/>484.2 <text:s text:c="2"/>563.4 <text:s/>1565.5 <text:s/>8335.9 <text:s/>30257.8 <text:s text:c="3"/>30205 <text:s/>1713209493134 <text:s/>1713209503243</text:p>
      <text:p text:style-name="P3">read <text:s text:c="5"/>332.8 <text:s text:c="2"/>163.4 <text:s text:c="2"/>160.7 <text:s text:c="2"/>229.0 <text:s text:c="2"/>243.2 <text:s text:c="2"/>313.5 <text:s text:c="2"/>350.1 <text:s text:c="2"/>372.9 <text:s text:c="2"/>390.9 <text:s text:c="2"/>411.5 <text:s text:c="2"/>438.8 <text:s text:c="2"/>481.6 <text:s text:c="2"/>559.0 <text:s/>1431.1 <text:s/>7789.2 <text:s/>30252.5 <text:s text:c="3"/>30210 <text:s/>1713209504750 <text:s/>1713209514868</text:p>
      <text:p text:style-name="P3">read <text:s text:c="5"/>330.6 <text:s text:c="2"/>194.6 <text:s text:c="2"/>148.8 <text:s text:c="2"/>227.3 <text:s text:c="2"/>241.4 <text:s text:c="2"/>310.0 <text:s text:c="2"/>345.8 <text:s text:c="2"/>369.1 <text:s text:c="2"/>387.0 <text:s text:c="2"/>407.7 <text:s text:c="2"/>436.3 <text:s text:c="2"/>479.0 <text:s text:c="2"/>553.8 <text:s/>1740.8 <text:s/>8416.2 <text:s/>30171.1 <text:s text:c="3"/>30215 <text:s/>1713209516375 <text:s/>1713209526488</text:p>
      <text:p text:style-name="P3">read <text:s text:c="5"/>334.6 <text:s text:c="2"/>193.2 <text:s text:c="2"/>160.7 <text:s text:c="2"/>229.0 <text:s text:c="2"/>243.3 <text:s text:c="2"/>314.6 <text:s text:c="2"/>352.1 <text:s text:c="2"/>374.7 <text:s text:c="2"/>393.3 <text:s text:c="2"/>415.0 <text:s text:c="2"/>442.8 <text:s text:c="2"/>484.8 <text:s text:c="2"/>562.3 <text:s/>1148.4 <text:s/>9648.5 <text:s/>30183.6 <text:s text:c="3"/>30220 <text:s/>1713209527997 <text:s/>1713209538119</text:p>
      <text:p text:style-name="P3">read <text:s text:c="5"/>336.2 <text:s text:c="2"/>205.6 <text:s text:c="2"/>160.7 <text:s text:c="2"/>231.8 <text:s text:c="2"/>245.5 <text:s text:c="2"/>315.1 <text:s text:c="2"/>352.3 <text:s text:c="2"/>374.7 <text:s text:c="2"/>393.1 <text:s text:c="2"/>414.7 <text:s text:c="2"/>443.4 <text:s text:c="2"/>486.4 <text:s text:c="2"/>564.8 <text:s/>1376.8 <text:s/>9482.4 <text:s/>30047.4 <text:s text:c="3"/>30225 <text:s/>1713209539626 <text:s/>1713209549749</text:p>
      <text:p text:style-name="P3">read <text:s text:c="5"/>333.4 <text:s text:c="2"/>208.4 <text:s text:c="2"/>160.7 <text:s text:c="2"/>230.3 <text:s text:c="2"/>243.8 <text:s text:c="2"/>311.6 <text:s text:c="2"/>347.8 <text:s text:c="2"/>371.3 <text:s text:c="2"/>389.7 <text:s text:c="2"/>411.2 <text:s text:c="2"/>439.8 <text:s text:c="2"/>483.3 <text:s text:c="2"/>559.7 <text:s/>1682.9 <text:s/>8644.9 <text:s/>30136.1 <text:s text:c="3"/>30230 <text:s/>1713209551256 <text:s/>1713209561367</text:p>
      <text:p text:style-name="P3">read <text:s text:c="5"/>335.3 <text:s text:c="2"/>196.5 <text:s text:c="2"/>160.7 <text:s text:c="2"/>227.9 <text:s text:c="2"/>242.7 <text:s text:c="2"/>314.3 <text:s text:c="2"/>351.9 <text:s text:c="2"/>374.8 <text:s text:c="2"/>393.5 <text:s text:c="2"/>415.3 <text:s text:c="2"/>443.2 <text:s text:c="2"/>486.0 <text:s text:c="2"/>571.8 <text:s/>1643.0 <text:s/>8566.8 <text:s/>30238.7 <text:s text:c="3"/>30235 <text:s/>1713209562874 <text:s/>1713209572988</text:p>
      <text:p text:style-name="P3">read <text:s text:c="5"/>334.2 <text:s text:c="2"/>169.9 <text:s text:c="2"/>160.7 <text:s text:c="2"/>230.3 <text:s text:c="2"/>244.6 <text:s text:c="2"/>315.4 <text:s text:c="2"/>352.6 <text:s text:c="2"/>375.0 <text:s text:c="2"/>392.9 <text:s text:c="2"/>413.5 <text:s text:c="2"/>440.8 <text:s text:c="2"/>483.0 <text:s text:c="2"/>557.3 <text:s/>1080.6 <text:s/>8177.1 <text:s/>30242.7 <text:s text:c="3"/>30240 <text:s/>1713209574496 <text:s/>1713209584614</text:p>
      <text:p text:style-name="P3">read <text:s text:c="5"/>328.0 <text:s text:c="2"/>150.4 <text:s text:c="2"/>160.7 <text:s text:c="2"/>227.4 <text:s text:c="2"/>241.2 <text:s text:c="2"/>308.6 <text:s text:c="2"/>344.4 <text:s text:c="2"/>368.1 <text:s text:c="2"/>386.2 <text:s text:c="2"/>407.2 <text:s text:c="2"/>436.0 <text:s text:c="2"/>479.1 <text:s text:c="2"/>551.4 <text:s text:c="2"/>869.1 <text:s/>7818.0 <text:s/>30318.7 <text:s text:c="3"/>30245 <text:s/>1713209586123 <text:s/>1713209596249</text:p>
      <text:p text:style-name="P3">read <text:s text:c="5"/>336.4 <text:s text:c="2"/>242.3 <text:s text:c="2"/>160.7 <text:s text:c="2"/>228.5 <text:s text:c="2"/>243.2 <text:s text:c="2"/>315.0 <text:s text:c="2"/>351.7 <text:s text:c="2"/>374.0 <text:s text:c="2"/>392.1 <text:s text:c="2"/>413.1 <text:s text:c="2"/>440.9 <text:s text:c="2"/>483.3 <text:s text:c="2"/>563.4 <text:s/>1896.6 11059.8 <text:s/>30179.8 <text:s text:c="3"/>30250 <text:s/>1713209597756 <text:s/>1713209607864</text:p>
      <text:p text:style-name="P3">read <text:s text:c="5"/>332.6 <text:s text:c="2"/>179.4 <text:s text:c="2"/>160.7 <text:s text:c="2"/>228.9 <text:s text:c="2"/>243.1 <text:s text:c="2"/>312.6 <text:s text:c="2"/>348.5 <text:s text:c="2"/>371.7 <text:s text:c="2"/>389.8 <text:s text:c="2"/>410.7 <text:s text:c="2"/>438.9 <text:s text:c="2"/>482.7 <text:s text:c="2"/>558.4 <text:s/>1133.8 <text:s/>8251.4 <text:s/>30241.0 <text:s text:c="3"/>30255 <text:s/>1713209609370 <text:s/>1713209619485</text:p>
      <text:p text:style-name="P3">read <text:s text:c="5"/>338.2 <text:s text:c="2"/>243.8 <text:s text:c="2"/>160.7 <text:s text:c="2"/>228.7 <text:s text:c="2"/>242.7 <text:s text:c="2"/>310.5 <text:s text:c="2"/>346.3 <text:s text:c="2"/>370.3 <text:s text:c="2"/>389.1 <text:s text:c="2"/>411.6 <text:s text:c="2"/>442.8 <text:s text:c="2"/>491.6 <text:s text:c="2"/>676.1 <text:s/>3311.4 11042.6 <text:s/>30224.2 <text:s text:c="3"/>30260 <text:s/>1713209620991 <text:s/>1713209631129</text:p>
      <text:p text:style-name="P3">read <text:s text:c="5"/>345.0 <text:s text:c="2"/>262.8 <text:s text:c="2"/>160.7 <text:s text:c="2"/>230.6 <text:s text:c="2"/>244.7 <text:s text:c="2"/>315.7 <text:s text:c="2"/>354.4 <text:s text:c="2"/>378.4 <text:s text:c="2"/>397.3 <text:s text:c="2"/>421.3 <text:s text:c="2"/>453.3 <text:s text:c="2"/>502.3 <text:s text:c="2"/>689.6 <text:s/>3847.7 12058.3 <text:s/>30236.8 <text:s text:c="3"/>30265 <text:s/>1713209632640 <text:s/>1713209642912</text:p>
      <text:p text:style-name="P3">read <text:s text:c="5"/>333.6 <text:s text:c="2"/>201.4 <text:s text:c="2"/>160.7 <text:s text:c="2"/>228.0 <text:s text:c="2"/>242.7 <text:s text:c="2"/>314.0 <text:s text:c="2"/>350.8 <text:s text:c="2"/>373.2 <text:s text:c="2"/>390.9 <text:s text:c="2"/>411.2 <text:s text:c="2"/>438.5 <text:s text:c="2"/>480.8 <text:s text:c="2"/>553.3 <text:s/>1092.2 <text:s/>9424.9 <text:s/>30292.5 <text:s text:c="3"/>30270 <text:s/>1713209644422 <text:s/>1713209654535</text:p>
      <text:p text:style-name="P3">read <text:s text:c="5"/>334.7 <text:s text:c="2"/>197.7 <text:s text:c="2"/>148.8 <text:s text:c="2"/>229.9 <text:s text:c="2"/>244.2 <text:s text:c="2"/>314.2 <text:s text:c="2"/>351.0 <text:s text:c="2"/>373.4 <text:s text:c="2"/>391.5 <text:s text:c="2"/>412.3 <text:s text:c="2"/>439.7 <text:s text:c="2"/>481.9 <text:s text:c="2"/>556.9 <text:s/>1750.1 <text:s/>8626.8 <text:s/>30264.1 <text:s text:c="3"/>30275 <text:s/>1713209656042 <text:s/>1713209666161</text:p>
      <text:p text:style-name="P3">read <text:s text:c="5"/>333.4 <text:s text:c="2"/>684.9 <text:s text:c="2"/>160.7 <text:s text:c="2"/>227.6 <text:s text:c="2"/>241.6 <text:s text:c="2"/>310.1 <text:s text:c="2"/>345.6 <text:s text:c="2"/>369.0 <text:s text:c="2"/>386.9 <text:s text:c="2"/>407.5 <text:s text:c="2"/>436.7 <text:s text:c="2"/>481.1 <text:s text:c="2"/>556.5 <text:s/>1916.0 <text:s/>8642.3 <text:s/>30181.4 <text:s text:c="3"/>30280 <text:s/>1713209667667 <text:s/>1713209677785</text:p>
      <text:p text:style-name="P3">read <text:s text:c="5"/>334.0 <text:s text:c="2"/>224.2 <text:s text:c="2"/>160.7 <text:s text:c="2"/>227.1 <text:s text:c="2"/>241.3 <text:s text:c="2"/>312.0 <text:s text:c="2"/>349.4 <text:s text:c="2"/>372.8 <text:s text:c="2"/>391.4 <text:s text:c="2"/>413.0 <text:s text:c="2"/>441.4 <text:s text:c="2"/>484.2 <text:s text:c="2"/>565.7 <text:s/>1913.5 11167.6 <text:s/>30254.0 <text:s text:c="3"/>30285 <text:s/>1713209679293 <text:s/>1713209689403</text:p>
      <text:p text:style-name="P3">read <text:s text:c="5"/>338.0 <text:s text:c="2"/>205.2 <text:s text:c="2"/>160.7 <text:s text:c="2"/>228.2 <text:s text:c="2"/>243.4 <text:s text:c="2"/>316.9 <text:s text:c="2"/>355.0 <text:s text:c="2"/>378.0 <text:s text:c="2"/>395.8 <text:s text:c="2"/>417.5 <text:s text:c="2"/>445.6 <text:s text:c="2"/>488.9 <text:s text:c="2"/>573.8 <text:s/>2268.6 <text:s/>8501.1 <text:s/>30330.4 <text:s text:c="3"/>30290 <text:s/>1713209690911 <text:s/>1713209701027</text:p>
      <text:p text:style-name="P3">read <text:s text:c="5"/>338.0 <text:s text:c="2"/>188.1 <text:s text:c="2"/>160.7 <text:s text:c="2"/>229.4 <text:s text:c="2"/>244.4 <text:s text:c="2"/>317.8 <text:s text:c="2"/>356.1 <text:s text:c="2"/>379.2 <text:s text:c="2"/>397.0 <text:s text:c="2"/>419.3 <text:s text:c="2"/>448.0 <text:s text:c="2"/>491.4 <text:s text:c="2"/>573.9 <text:s/>1260.9 <text:s/>8328.8 <text:s/>30172.1 <text:s text:c="3"/>30295 <text:s/>1713209702535 <text:s/>1713209712649</text:p>
      <text:p text:style-name="P3"><text:soft-page-break/>read <text:s text:c="5"/>335.3 <text:s text:c="2"/>209.0 <text:s text:c="2"/>160.7 <text:s text:c="2"/>229.1 <text:s text:c="2"/>243.3 <text:s text:c="2"/>313.8 <text:s text:c="2"/>350.6 <text:s text:c="2"/>373.7 <text:s text:c="2"/>392.6 <text:s text:c="2"/>414.8 <text:s text:c="2"/>444.4 <text:s text:c="2"/>489.7 <text:s text:c="2"/>577.6 <text:s/>1585.5 <text:s/>9311.9 <text:s/>30324.3 <text:s text:c="3"/>30300 <text:s/>1713209714157 <text:s/>1713209724272</text:p>
      <text:p text:style-name="P3">read <text:s text:c="5"/>334.8 <text:s text:c="2"/>188.6 <text:s text:c="2"/>160.7 <text:s text:c="2"/>230.8 <text:s text:c="2"/>244.7 <text:s text:c="2"/>314.8 <text:s text:c="2"/>351.5 <text:s text:c="2"/>374.0 <text:s text:c="2"/>392.4 <text:s text:c="2"/>413.8 <text:s text:c="2"/>442.1 <text:s text:c="2"/>484.6 <text:s text:c="2"/>563.2 <text:s/>1156.9 <text:s/>8441.3 <text:s/>30287.8 <text:s text:c="3"/>30305 <text:s/>1713209725779 <text:s/>1713209735902</text:p>
      <text:p text:style-name="P3">read <text:s text:c="5"/>334.9 <text:s text:c="2"/>198.9 <text:s text:c="2"/>160.7 <text:s text:c="2"/>228.0 <text:s text:c="2"/>242.6 <text:s text:c="2"/>314.4 <text:s text:c="2"/>351.7 <text:s text:c="2"/>374.3 <text:s text:c="2"/>392.9 <text:s text:c="2"/>414.4 <text:s text:c="2"/>442.3 <text:s text:c="2"/>484.8 <text:s text:c="2"/>569.4 <text:s/>1556.9 <text:s/>8414.2 <text:s/>30353.4 <text:s text:c="3"/>30310 <text:s/>1713209737410 <text:s/>1713209747529</text:p>
      <text:p text:style-name="P3">read <text:s text:c="5"/>333.8 <text:s text:c="2"/>215.1 <text:s text:c="2"/>160.7 <text:s text:c="2"/>228.4 <text:s text:c="2"/>242.5 <text:s text:c="2"/>312.3 <text:s text:c="2"/>348.9 <text:s text:c="2"/>371.9 <text:s text:c="2"/>390.0 <text:s text:c="2"/>411.0 <text:s text:c="2"/>438.6 <text:s text:c="2"/>481.4 <text:s text:c="2"/>562.2 <text:s/>1794.1 <text:s/>8657.1 <text:s/>30363.1 <text:s text:c="3"/>30315 <text:s/>1713209749036 <text:s/>1713209759149</text:p>
      <text:p text:style-name="P3">read <text:s text:c="5"/>332.6 <text:s text:c="2"/>226.1 <text:s text:c="2"/>160.7 <text:s text:c="2"/>223.8 <text:s text:c="2"/>238.6 <text:s text:c="2"/>311.7 <text:s text:c="2"/>350.0 <text:s text:c="2"/>373.2 <text:s text:c="2"/>391.6 <text:s text:c="2"/>412.9 <text:s text:c="2"/>440.5 <text:s text:c="2"/>483.3 <text:s text:c="2"/>565.8 <text:s/>1474.8 <text:s/>8887.4 <text:s/>30342.5 <text:s text:c="3"/>30320 <text:s/>1713209760657 <text:s/>1713209770768</text:p>
      <text:p text:style-name="P3">read <text:s text:c="5"/>342.1 <text:s text:c="2"/>422.3 <text:s text:c="2"/>148.8 <text:s text:c="2"/>231.1 <text:s text:c="2"/>246.7 <text:s text:c="2"/>321.9 <text:s text:c="2"/>360.8 <text:s text:c="2"/>383.8 <text:s text:c="2"/>400.6 <text:s text:c="2"/>422.7 <text:s text:c="2"/>450.9 <text:s text:c="2"/>493.3 <text:s text:c="2"/>577.3 <text:s/>1662.3 <text:s/>8498.4 <text:s/>30173.3 <text:s text:c="3"/>30325 <text:s/>1713209772277 <text:s/>1713209782395</text:p>
      <text:p text:style-name="P3">read <text:s text:c="5"/>334.6 <text:s text:c="2"/>162.5 <text:s text:c="2"/>160.7 <text:s text:c="2"/>229.3 <text:s text:c="2"/>244.2 <text:s text:c="2"/>316.0 <text:s text:c="2"/>352.6 <text:s text:c="2"/>374.8 <text:s text:c="2"/>393.3 <text:s text:c="2"/>414.9 <text:s text:c="2"/>443.0 <text:s text:c="2"/>485.5 <text:s text:c="2"/>562.5 <text:s/>1054.1 <text:s/>8206.4 <text:s/>30209.9 <text:s text:c="3"/>30330 <text:s/>1713209783906 <text:s/>1713209794019</text:p>
      <text:p text:style-name="P3">read <text:s text:c="5"/>335.2 <text:s text:c="2"/>178.9 <text:s text:c="2"/>160.7 <text:s text:c="2"/>230.6 <text:s text:c="2"/>244.7 <text:s text:c="2"/>315.7 <text:s text:c="2"/>352.4 <text:s text:c="2"/>374.6 <text:s text:c="2"/>392.8 <text:s text:c="2"/>413.9 <text:s text:c="2"/>441.5 <text:s text:c="2"/>483.5 <text:s text:c="2"/>561.4 <text:s/>1206.7 <text:s/>8024.6 <text:s/>30419.9 <text:s text:c="3"/>30335 <text:s/>1713209795528 <text:s/>1713209805641</text:p>
      <text:p text:style-name="P3">read <text:s text:c="5"/>335.7 <text:s text:c="2"/>207.2 <text:s text:c="2"/>160.7 <text:s text:c="2"/>230.4 <text:s text:c="2"/>244.5 <text:s text:c="2"/>314.6 <text:s text:c="2"/>351.3 <text:s text:c="2"/>373.9 <text:s text:c="2"/>392.3 <text:s text:c="2"/>413.6 <text:s text:c="2"/>441.7 <text:s text:c="2"/>484.5 <text:s text:c="2"/>565.3 <text:s/>1896.9 <text:s/>9558.7 <text:s/>30312.8 <text:s text:c="3"/>30340 <text:s/>1713209807147 <text:s/>1713209817257</text:p>
      <text:p text:style-name="P3">read <text:s text:c="5"/>336.7 <text:s text:c="2"/>433.0 <text:s text:c="2"/>160.7 <text:s text:c="2"/>230.1 <text:s text:c="2"/>244.5 <text:s text:c="2"/>314.5 <text:s text:c="2"/>350.6 <text:s text:c="2"/>373.5 <text:s text:c="2"/>392.2 <text:s text:c="2"/>413.9 <text:s text:c="2"/>442.4 <text:s text:c="2"/>486.2 <text:s text:c="2"/>569.6 <text:s/>1793.9 10711.0 <text:s/>30324.9 <text:s text:c="3"/>30345 <text:s/>1713209818764 <text:s/>1713209828879</text:p>
      <text:p text:style-name="P3">read <text:s text:c="5"/>335.0 <text:s text:c="2"/>208.4 <text:s text:c="2"/>160.7 <text:s text:c="2"/>227.6 <text:s text:c="2"/>242.2 <text:s text:c="2"/>314.4 <text:s text:c="2"/>351.5 <text:s text:c="2"/>373.7 <text:s text:c="2"/>392.0 <text:s text:c="2"/>413.1 <text:s text:c="2"/>440.9 <text:s text:c="2"/>484.4 <text:s text:c="2"/>566.3 <text:s/>1516.1 <text:s/>8515.4 <text:s/>30441.9 <text:s text:c="3"/>30350 <text:s/>1713209830387 <text:s/>1713209840501</text:p>
      <text:p text:style-name="P3"/>
      <text:p text:style-name="P3">pour 12:</text:p>
      <text:p text:style-name="P3">avant = au dessus </text:p>
      <text:p text:style-name="P3">apres : </text:p>
      <text:p text:style-name="P3">#type <text:s text:c="6"/>avg <text:s text:c="4"/>std <text:s text:c="4"/>min <text:s text:c="5"/>p5 <text:s text:c="4"/>p10 <text:s text:c="4"/>p50 <text:s text:c="4"/>p67 <text:s text:c="4"/>p75 <text:s text:c="4"/>p80 <text:s text:c="4"/>p85 <text:s text:c="4"/>p90 <text:s text:c="4"/>p95 <text:s text:c="4"/>p99 <text:s text:c="3"/>p999 <text:s text:c="2"/>p9999 <text:s text:c="5"/>QPS <text:s text:c="2"/>target <text:s text:c="6"/>ts_start <text:s text:c="8"/>ts_end</text:p>
      <text:p text:style-name="P3">read <text:s text:c="5"/>353.2 <text:s text:c="2"/>248.3 <text:s text:c="2"/>160.7 <text:s text:c="2"/>228.2 <text:s text:c="2"/>242.9 <text:s text:c="2"/>324.4 <text:s text:c="2"/>372.2 <text:s text:c="2"/>400.1 <text:s text:c="2"/>421.0 <text:s text:c="2"/>444.9 <text:s text:c="2"/>474.8 <text:s text:c="2"/>521.9 <text:s text:c="2"/>665.4 <text:s/>2682.8 10534.9 <text:s/>29875.2 <text:s text:c="3"/>30000 <text:s/>1713209016140 <text:s/>1713209026645</text:p>
      <text:p text:style-name="P3">read <text:s text:c="5"/>351.4 <text:s text:c="2"/>262.9 <text:s text:c="2"/>160.7 <text:s text:c="2"/>231.0 <text:s text:c="2"/>246.0 <text:s text:c="2"/>325.1 <text:s text:c="2"/>369.9 <text:s text:c="2"/>396.6 <text:s text:c="2"/>416.4 <text:s text:c="2"/>438.7 <text:s text:c="2"/>468.5 <text:s text:c="2"/>511.4 <text:s text:c="2"/>608.8 <text:s/>2913.1 12407.8 <text:s/>29903.1 <text:s text:c="3"/>30005 <text:s/>1713209028152 <text:s/>1713209038306</text:p>
      <text:p text:style-name="P3">read <text:s text:c="5"/>345.3 <text:s text:c="2"/>200.5 <text:s text:c="2"/>160.7 <text:s text:c="2"/>229.2 <text:s text:c="2"/>244.2 <text:s text:c="2"/>321.8 <text:s text:c="2"/>366.3 <text:s text:c="2"/>393.0 <text:s text:c="2"/>412.6 <text:s text:c="2"/>436.0 <text:s text:c="2"/>466.4 <text:s text:c="2"/>509.0 <text:s text:c="2"/>599.0 <text:s/>1170.9 <text:s/>8582.0 <text:s/>30039.1 <text:s text:c="3"/>30010 <text:s/>1713209039813 <text:s/>1713209049925</text:p>
      <text:p text:style-name="P3">read <text:s text:c="5"/>344.1 <text:s text:c="2"/>223.0 <text:s text:c="2"/>160.7 <text:s text:c="2"/>229.0 <text:s text:c="2"/>243.7 <text:s text:c="2"/>319.3 <text:s text:c="2"/>362.5 <text:s text:c="2"/>389.0 <text:s text:c="2"/>408.5 <text:s text:c="2"/>432.6 <text:s text:c="2"/>463.7 <text:s text:c="2"/>507.2 <text:s text:c="2"/>594.2 <text:s/>1885.2 10061.9 <text:s/>30006.7 <text:s text:c="3"/>30015 <text:s/>1713209051432 <text:s/>1713209061549</text:p>
      <text:p text:style-name="P3">read <text:s text:c="5"/>343.6 <text:s text:c="2"/>194.4 <text:s text:c="2"/>148.8 <text:s text:c="2"/>231.3 <text:s text:c="2"/>245.8 <text:s text:c="2"/>321.4 <text:s text:c="2"/>363.4 <text:s text:c="2"/>388.9 <text:s text:c="2"/>407.1 <text:s text:c="2"/>430.8 <text:s text:c="2"/>460.4 <text:s text:c="2"/>502.6 <text:s text:c="2"/>590.5 <text:s/>1262.1 <text:s/>8545.4 <text:s/>30017.7 <text:s text:c="3"/>30020 <text:s/>1713209063058 <text:s/>1713209073170</text:p>
      <text:p text:style-name="P3">read <text:s text:c="5"/>344.6 <text:s text:c="2"/>181.5 <text:s text:c="2"/>160.7 <text:s text:c="2"/>232.3 <text:s text:c="2"/>246.6 <text:s text:c="2"/>322.9 <text:s text:c="2"/>365.3 <text:s text:c="2"/>390.6 <text:s text:c="2"/>409.0 <text:s text:c="2"/>431.9 <text:s text:c="2"/>461.3 <text:s text:c="2"/>504.0 <text:s text:c="2"/>592.0 <text:s/>1354.1 <text:s/>8229.6 <text:s/>30056.4 <text:s text:c="3"/>30025 <text:s/>1713209074678 <text:s/>1713209084797</text:p>
      <text:p text:style-name="P3">read <text:s text:c="5"/>337.1 <text:s text:c="2"/>184.8 <text:s text:c="2"/>160.7 <text:s text:c="2"/>228.3 <text:s text:c="2"/>242.6 <text:s text:c="2"/>315.7 <text:s text:c="2"/>355.3 <text:s text:c="2"/>379.8 <text:s text:c="2"/>398.6 <text:s text:c="2"/>421.9 <text:s text:c="2"/>451.4 <text:s text:c="2"/>495.0 <text:s text:c="2"/>583.0 <text:s/>1251.7 <text:s/>8336.0 <text:s/>30069.8 <text:s text:c="3"/>30030 <text:s/>1713209086303 <text:s/>1713209096414</text:p>
      <text:p text:style-name="P3">read <text:s text:c="5"/>333.8 <text:s text:c="2"/>213.5 <text:s text:c="2"/>160.7 <text:s text:c="2"/>227.6 <text:s text:c="2"/>241.9 <text:s text:c="2"/>311.1 <text:s text:c="2"/>347.0 <text:s text:c="2"/>371.1 <text:s text:c="2"/>390.3 <text:s text:c="2"/>413.2 <text:s text:c="2"/>443.4 <text:s text:c="2"/>489.3 <text:s text:c="2"/>579.1 <text:s/>1849.0 10171.9 <text:s/>30067.3 <text:s text:c="3"/>30035 <text:s/>1713209097921 <text:s/>1713209108037</text:p>
      <text:p text:style-name="P3">read <text:s text:c="5"/>334.9 <text:s text:c="2"/>174.3 <text:s text:c="2"/>160.7 <text:s text:c="2"/>228.3 <text:s text:c="2"/>242.7 <text:s text:c="2"/>313.4 <text:s text:c="2"/>350.1 <text:s text:c="2"/>373.5 <text:s text:c="2"/>393.0 <text:s text:c="2"/>416.1 <text:s text:c="2"/>446.9 <text:s text:c="2"/>494.3 <text:s text:c="2"/>584.2 <text:s/>1672.2 <text:s/>8262.2 <text:s/>30088.5 <text:s text:c="3"/>30040 <text:s/>1713209109545 <text:s/>1713209119673</text:p>
      <text:p text:style-name="P3">read <text:s text:c="5"/>332.2 <text:s text:c="2"/>188.5 <text:s text:c="2"/>160.7 <text:s text:c="2"/>225.2 <text:s text:c="2"/>239.9 <text:s text:c="2"/>311.6 <text:s text:c="2"/>347.7 <text:s text:c="2"/>371.1 <text:s text:c="2"/>389.7 <text:s text:c="2"/>411.6 <text:s text:c="2"/>441.1 <text:s text:c="2"/>487.5 <text:s text:c="2"/>578.5 <text:s/>1358.3 <text:s/>8532.0 <text:s/>29934.5 <text:s text:c="3"/>30045 <text:s/>1713209121182 <text:s/>1713209131296</text:p>
      <text:p text:style-name="P3">read <text:s text:c="5"/>336.0 <text:s text:c="2"/>189.2 <text:s text:c="2"/>160.7 <text:s text:c="2"/>230.1 <text:s text:c="2"/>244.1 <text:s text:c="2"/>314.4 <text:s text:c="2"/>351.2 <text:s text:c="2"/>374.3 <text:s text:c="2"/>393.2 <text:s text:c="2"/>415.5 <text:s text:c="2"/>445.4 <text:s text:c="2"/>493.2 <text:s text:c="2"/>583.5 <text:s/>1673.4 <text:s/>8539.2 <text:s/>30084.4 <text:s text:c="3"/>30050 <text:s/>1713209132803 <text:s/>1713209142918</text:p>
      <text:p text:style-name="P3">read <text:s text:c="5"/>336.0 <text:s text:c="2"/>239.7 <text:s text:c="2"/>160.7 <text:s text:c="2"/>227.5 <text:s text:c="2"/>242.1 <text:s text:c="2"/>313.6 <text:s text:c="2"/>350.1 <text:s text:c="2"/>373.0 <text:s text:c="2"/>391.5 <text:s text:c="2"/>413.4 <text:s text:c="2"/>442.9 <text:s text:c="2"/>490.0 <text:s text:c="2"/>581.9 <text:s/>2095.1 <text:s/>8393.6 <text:s/>30012.9 <text:s text:c="3"/>30055 <text:s/>1713209144425 <text:s/>1713209154540</text:p>
      <text:p text:style-name="P3"><text:soft-page-break/>read <text:s text:c="5"/>331.0 <text:s text:c="2"/>185.4 <text:s text:c="2"/>160.7 <text:s text:c="2"/>226.0 <text:s text:c="2"/>240.3 <text:s text:c="2"/>309.6 <text:s text:c="2"/>345.5 <text:s text:c="2"/>369.6 <text:s text:c="2"/>388.4 <text:s text:c="2"/>410.6 <text:s text:c="2"/>440.7 <text:s text:c="2"/>488.9 <text:s text:c="2"/>580.2 <text:s/>1230.2 <text:s/>8071.0 <text:s/>30053.6 <text:s text:c="3"/>30060 <text:s/>1713209156046 <text:s/>1713209166171</text:p>
      <text:p text:style-name="P3">read <text:s text:c="5"/>335.1 <text:s text:c="2"/>195.9 <text:s text:c="2"/>160.7 <text:s text:c="2"/>228.3 <text:s text:c="2"/>242.4 <text:s text:c="2"/>312.9 <text:s text:c="2"/>349.8 <text:s text:c="2"/>373.9 <text:s text:c="2"/>393.2 <text:s text:c="2"/>416.2 <text:s text:c="2"/>446.9 <text:s text:c="2"/>493.8 <text:s text:c="2"/>585.6 <text:s/>1409.1 <text:s/>8713.4 <text:s/>30070.5 <text:s text:c="3"/>30065 <text:s/>1713209167680 <text:s/>1713209177809</text:p>
      <text:p text:style-name="P3">read <text:s text:c="5"/>336.5 <text:s text:c="2"/>204.3 <text:s text:c="2"/>160.7 <text:s text:c="2"/>227.3 <text:s text:c="2"/>242.5 <text:s text:c="2"/>315.7 <text:s text:c="2"/>352.8 <text:s text:c="2"/>375.8 <text:s text:c="2"/>394.4 <text:s text:c="2"/>416.6 <text:s text:c="2"/>446.1 <text:s text:c="2"/>493.7 <text:s text:c="2"/>583.0 <text:s/>1428.1 11886.2 <text:s/>30082.3 <text:s text:c="3"/>30070 <text:s/>1713209179316 <text:s/>1713209189427</text:p>
      <text:p text:style-name="P3">read <text:s text:c="5"/>332.1 <text:s text:c="2"/>184.7 <text:s text:c="2"/>160.7 <text:s text:c="2"/>227.9 <text:s text:c="2"/>242.0 <text:s text:c="2"/>311.3 <text:s text:c="2"/>347.1 <text:s text:c="2"/>370.8 <text:s text:c="2"/>389.3 <text:s text:c="2"/>411.2 <text:s text:c="2"/>440.8 <text:s text:c="2"/>487.4 <text:s text:c="2"/>575.2 <text:s/>1024.8 <text:s/>8062.2 <text:s/>30083.9 <text:s text:c="3"/>30075 <text:s/>1713209190934 <text:s/>1713209201051</text:p>
      <text:p text:style-name="P3">read <text:s text:c="5"/>329.8 <text:s text:c="2"/>174.6 <text:s text:c="2"/>160.7 <text:s text:c="2"/>227.5 <text:s text:c="2"/>241.3 <text:s text:c="2"/>308.6 <text:s text:c="2"/>343.9 <text:s text:c="2"/>367.4 <text:s text:c="2"/>385.7 <text:s text:c="2"/>407.4 <text:s text:c="2"/>437.3 <text:s text:c="2"/>484.0 <text:s text:c="2"/>573.1 <text:s/>1496.3 <text:s/>7846.4 <text:s/>30109.6 <text:s text:c="3"/>30080 <text:s/>1713209202559 <text:s/>1713209212678</text:p>
      <text:p text:style-name="P3">read <text:s text:c="5"/>334.8 <text:s text:c="2"/>300.7 <text:s text:c="2"/>160.7 <text:s text:c="2"/>228.1 <text:s text:c="2"/>241.9 <text:s text:c="2"/>310.0 <text:s text:c="2"/>345.3 <text:s text:c="2"/>368.7 <text:s text:c="2"/>387.0 <text:s text:c="2"/>408.6 <text:s text:c="2"/>438.7 <text:s text:c="2"/>487.5 <text:s text:c="2"/>580.6 <text:s/>1792.8 16977.4 <text:s/>30133.1 <text:s text:c="3"/>30085 <text:s/>1713209214185 <text:s/>1713209224301</text:p>
      <text:p text:style-name="P3">read <text:s text:c="5"/>335.1 <text:s text:c="2"/>217.2 <text:s text:c="2"/>160.7 <text:s text:c="2"/>229.2 <text:s text:c="2"/>243.5 <text:s text:c="2"/>313.7 <text:s text:c="2"/>349.6 <text:s text:c="2"/>372.4 <text:s text:c="2"/>390.7 <text:s text:c="2"/>412.1 <text:s text:c="2"/>441.3 <text:s text:c="2"/>487.5 <text:s text:c="2"/>573.6 <text:s/>1558.7 10408.1 <text:s/>29974.3 <text:s text:c="3"/>30090 <text:s/>1713209225810 <text:s/>1713209235923</text:p>
      <text:p text:style-name="P3">read <text:s text:c="5"/>335.3 <text:s text:c="2"/>172.4 <text:s text:c="2"/>160.7 <text:s text:c="2"/>230.6 <text:s text:c="2"/>244.6 <text:s text:c="2"/>315.4 <text:s text:c="2"/>351.9 <text:s text:c="2"/>374.4 <text:s text:c="2"/>392.8 <text:s text:c="2"/>414.5 <text:s text:c="2"/>443.5 <text:s text:c="2"/>488.3 <text:s text:c="2"/>575.6 <text:s text:c="2"/>991.7 <text:s/>8014.1 <text:s/>30112.6 <text:s text:c="3"/>30095 <text:s/>1713209237430 <text:s/>1713209247548</text:p>
      <text:p text:style-name="P3">read <text:s text:c="5"/>335.1 <text:s text:c="2"/>192.0 <text:s text:c="2"/>160.7 <text:s text:c="2"/>228.1 <text:s text:c="2"/>242.7 <text:s text:c="2"/>314.3 <text:s text:c="2"/>351.5 <text:s text:c="2"/>374.5 <text:s text:c="2"/>393.0 <text:s text:c="2"/>414.6 <text:s text:c="2"/>443.4 <text:s text:c="2"/>489.0 <text:s text:c="2"/>575.3 <text:s/>1640.4 <text:s/>8099.8 <text:s/>30109.5 <text:s text:c="3"/>30100 <text:s/>1713209249054 <text:s/>1713209259166</text:p>
      <text:p text:style-name="P3">read <text:s text:c="5"/>331.3 <text:s text:c="2"/>172.0 <text:s text:c="2"/>160.7 <text:s text:c="2"/>225.4 <text:s text:c="2"/>240.2 <text:s text:c="2"/>311.9 <text:s text:c="2"/>348.6 <text:s text:c="2"/>372.0 <text:s text:c="2"/>390.3 <text:s text:c="2"/>411.6 <text:s text:c="2"/>440.5 <text:s text:c="2"/>484.1 <text:s text:c="2"/>563.9 <text:s/>1140.9 <text:s/>8655.9 <text:s/>30064.5 <text:s text:c="3"/>30105 <text:s/>1713209260674 <text:s/>1713209270787</text:p>
      <text:p text:style-name="P3">read <text:s text:c="5"/>333.0 <text:s text:c="2"/>201.3 <text:s text:c="2"/>160.7 <text:s text:c="2"/>227.4 <text:s text:c="2"/>241.7 <text:s text:c="2"/>311.5 <text:s text:c="2"/>347.3 <text:s text:c="2"/>370.9 <text:s text:c="2"/>389.2 <text:s text:c="2"/>410.6 <text:s text:c="2"/>439.2 <text:s text:c="2"/>483.7 <text:s text:c="2"/>567.3 <text:s/>1992.6 <text:s/>8542.5 <text:s/>30185.8 <text:s text:c="3"/>30110 <text:s/>1713209272295 <text:s/>1713209282413</text:p>
      <text:p text:style-name="P3">read <text:s text:c="5"/>333.2 <text:s text:c="2"/>213.4 <text:s text:c="2"/>160.7 <text:s text:c="2"/>226.3 <text:s text:c="2"/>240.8 <text:s text:c="2"/>312.0 <text:s text:c="2"/>348.6 <text:s text:c="2"/>372.0 <text:s text:c="2"/>390.2 <text:s text:c="2"/>411.4 <text:s text:c="2"/>439.3 <text:s text:c="2"/>482.6 <text:s text:c="2"/>565.2 <text:s/>1763.2 <text:s/>9335.8 <text:s/>30121.2 <text:s text:c="3"/>30115 <text:s/>1713209283921 <text:s/>1713209294041</text:p>
      <text:p text:style-name="P3">read <text:s text:c="5"/>338.3 <text:s text:c="2"/>199.1 <text:s text:c="2"/>160.7 <text:s text:c="2"/>228.8 <text:s text:c="2"/>244.1 <text:s text:c="2"/>318.1 <text:s text:c="2"/>355.8 <text:s text:c="2"/>378.6 <text:s text:c="2"/>396.5 <text:s text:c="2"/>418.2 <text:s text:c="2"/>446.2 <text:s text:c="2"/>489.8 <text:s text:c="2"/>574.2 <text:s/>1518.5 <text:s/>8327.8 <text:s/>30103.5 <text:s text:c="3"/>30120 <text:s/>1713209295551 <text:s/>1713209305664</text:p>
      <text:p text:style-name="P3">read <text:s text:c="5"/>336.4 <text:s text:c="2"/>224.5 <text:s text:c="2"/>160.7 <text:s text:c="2"/>228.5 <text:s text:c="2"/>242.9 <text:s text:c="2"/>314.1 <text:s text:c="2"/>351.4 <text:s text:c="2"/>374.4 <text:s text:c="2"/>393.0 <text:s text:c="2"/>415.0 <text:s text:c="2"/>444.0 <text:s text:c="2"/>488.1 <text:s text:c="2"/>573.8 <text:s/>2197.2 <text:s/>8747.1 <text:s/>30120.3 <text:s text:c="3"/>30125 <text:s/>1713209307171 <text:s/>1713209317289</text:p>
      <text:p text:style-name="P3">read <text:s text:c="5"/>332.1 <text:s text:c="2"/>189.3 <text:s text:c="2"/>148.8 <text:s text:c="2"/>225.0 <text:s text:c="2"/>239.9 <text:s text:c="2"/>311.4 <text:s text:c="2"/>348.4 <text:s text:c="2"/>371.9 <text:s text:c="2"/>390.7 <text:s text:c="2"/>412.8 <text:s text:c="2"/>441.7 <text:s text:c="2"/>485.4 <text:s text:c="2"/>567.8 <text:s/>1434.4 <text:s/>8345.8 <text:s/>30143.9 <text:s text:c="3"/>30130 <text:s/>1713209318798 <text:s/>1713209328913</text:p>
      <text:p text:style-name="P3">read <text:s text:c="5"/>336.0 <text:s text:c="2"/>184.1 <text:s text:c="2"/>160.7 <text:s text:c="2"/>227.5 <text:s text:c="2"/>242.8 <text:s text:c="2"/>316.1 <text:s text:c="2"/>353.4 <text:s text:c="2"/>375.9 <text:s text:c="2"/>394.1 <text:s text:c="2"/>415.7 <text:s text:c="2"/>443.9 <text:s text:c="2"/>487.5 <text:s text:c="2"/>571.5 <text:s/>1736.9 <text:s/>8293.2 <text:s/>30215.8 <text:s text:c="3"/>30135 <text:s/>1713209330421 <text:s/>1713209340536</text:p>
      <text:p text:style-name="P3">read <text:s text:c="5"/>334.4 <text:s text:c="2"/>181.6 <text:s text:c="2"/>160.7 <text:s text:c="2"/>230.5 <text:s text:c="2"/>244.4 <text:s text:c="2"/>313.9 <text:s text:c="2"/>350.3 <text:s text:c="2"/>373.4 <text:s text:c="2"/>392.0 <text:s text:c="2"/>413.8 <text:s text:c="2"/>442.6 <text:s text:c="2"/>486.2 <text:s text:c="2"/>570.1 <text:s/>1199.2 <text:s/>8107.6 <text:s/>30096.2 <text:s text:c="3"/>30140 <text:s/>1713209342043 <text:s/>1713209352161</text:p>
      <text:p text:style-name="P3">read <text:s text:c="5"/>335.5 <text:s text:c="2"/>187.7 <text:s text:c="2"/>160.7 <text:s text:c="2"/>229.1 <text:s text:c="2"/>243.7 <text:s text:c="2"/>315.0 <text:s text:c="2"/>352.7 <text:s text:c="2"/>375.5 <text:s text:c="2"/>393.9 <text:s text:c="2"/>415.8 <text:s text:c="2"/>444.5 <text:s text:c="2"/>487.8 <text:s text:c="2"/>569.7 <text:s/>1448.7 <text:s/>8458.7 <text:s/>30111.5 <text:s text:c="3"/>30145 <text:s/>1713209353669 <text:s/>1713209363783</text:p>
      <text:p text:style-name="P3">read <text:s text:c="5"/>333.2 <text:s text:c="2"/>190.0 <text:s text:c="2"/>160.7 <text:s text:c="2"/>227.7 <text:s text:c="2"/>242.0 <text:s text:c="2"/>313.1 <text:s text:c="2"/>350.3 <text:s text:c="2"/>373.4 <text:s text:c="2"/>391.8 <text:s text:c="2"/>413.0 <text:s text:c="2"/>441.0 <text:s text:c="2"/>483.9 <text:s text:c="2"/>562.8 <text:s/>1437.5 <text:s/>8174.0 <text:s/>30196.8 <text:s text:c="3"/>30150 <text:s/>1713209365290 <text:s/>1713209375401</text:p>
      <text:p text:style-name="P3">read <text:s text:c="5"/>332.2 <text:s text:c="2"/>158.5 <text:s text:c="2"/>160.7 <text:s text:c="2"/>228.9 <text:s text:c="2"/>243.2 <text:s text:c="2"/>313.2 <text:s text:c="2"/>349.3 <text:s text:c="2"/>372.0 <text:s text:c="2"/>390.1 <text:s text:c="2"/>411.1 <text:s text:c="2"/>439.1 <text:s text:c="2"/>482.8 <text:s text:c="2"/>563.7 <text:s/>1113.2 <text:s/>7900.8 <text:s/>30094.5 <text:s text:c="3"/>30155 <text:s/>1713209376911 <text:s/>1713209387025</text:p>
      <text:p text:style-name="P3">read <text:s text:c="5"/>330.6 <text:s text:c="2"/>201.6 <text:s text:c="2"/>160.7 <text:s text:c="2"/>225.2 <text:s text:c="2"/>239.5 <text:s text:c="2"/>309.7 <text:s text:c="2"/>346.0 <text:s text:c="2"/>369.9 <text:s text:c="2"/>388.3 <text:s text:c="2"/>409.6 <text:s text:c="2"/>438.3 <text:s text:c="2"/>482.0 <text:s text:c="2"/>562.2 <text:s/>1421.1 <text:s/>9622.5 <text:s/>30150.7 <text:s text:c="3"/>30160 <text:s/>1713209388532 <text:s/>1713209398648</text:p>
      <text:p text:style-name="P3">read <text:s text:c="5"/>334.3 <text:s text:c="2"/>182.3 <text:s text:c="2"/>160.7 <text:s text:c="2"/>228.3 <text:s text:c="2"/>242.9 <text:s text:c="2"/>313.6 <text:s text:c="2"/>350.3 <text:s text:c="2"/>373.6 <text:s text:c="2"/>392.6 <text:s text:c="2"/>414.9 <text:s text:c="2"/>444.1 <text:s text:c="2"/>489.2 <text:s text:c="2"/>572.7 <text:s/>1300.8 <text:s/>8071.6 <text:s/>30248.5 <text:s text:c="3"/>30165 <text:s/>1713209400155 <text:s/>1713209410274</text:p>
      <text:p text:style-name="P3">read <text:s text:c="5"/>334.4 <text:s text:c="2"/>427.7 <text:s text:c="2"/>160.7 <text:s text:c="2"/>226.9 <text:s text:c="2"/>241.3 <text:s text:c="2"/>312.0 <text:s text:c="2"/>349.2 <text:s text:c="2"/>373.0 <text:s text:c="2"/>391.7 <text:s text:c="2"/>413.6 <text:s text:c="2"/>442.3 <text:s text:c="2"/>486.9 <text:s text:c="2"/>574.0 <text:s/>1989.5 <text:s/>8612.0 <text:s/>30108.0 <text:s text:c="3"/>30170 <text:s/>1713209411781 <text:s/>1713209421893</text:p>
      <text:p text:style-name="P3">read <text:s text:c="5"/>333.4 <text:s text:c="2"/>210.5 <text:s text:c="2"/>160.7 <text:s text:c="2"/>226.4 <text:s text:c="2"/>240.8 <text:s text:c="2"/>312.3 <text:s text:c="2"/>349.7 <text:s text:c="2"/>373.0 <text:s text:c="2"/>391.8 <text:s text:c="2"/>413.8 <text:s text:c="2"/>442.4 <text:s text:c="2"/>485.4 <text:s text:c="2"/>565.7 <text:s/>1469.6 <text:s/>9133.2 <text:s/>30148.8 <text:s text:c="3"/>30175 <text:s/>1713209423401 <text:s/>1713209433510</text:p>
      <text:p text:style-name="P3">read <text:s text:c="5"/>338.3 <text:s text:c="2"/>208.6 <text:s text:c="2"/>160.7 <text:s text:c="2"/>231.9 <text:s text:c="2"/>246.1 <text:s text:c="2"/>316.8 <text:s text:c="2"/>354.4 <text:s text:c="2"/>377.3 <text:s text:c="2"/>395.6 <text:s text:c="2"/>418.0 <text:s text:c="2"/>447.4 <text:s text:c="2"/>491.4 <text:s text:c="2"/>573.9 <text:s/>1734.4 <text:s/>8453.3 <text:s/>30209.7 <text:s text:c="3"/>30180 <text:s/>1713209435018 <text:s/>1713209445138</text:p>
      <text:p text:style-name="P3">read <text:s text:c="5"/>336.9 <text:s text:c="2"/>192.9 <text:s text:c="2"/>160.7 <text:s text:c="2"/>230.0 <text:s text:c="2"/>244.3 <text:s text:c="2"/>315.8 <text:s text:c="2"/>353.5 <text:s text:c="2"/>376.3 <text:s text:c="2"/>394.4 <text:s text:c="2"/>416.2 <text:s text:c="2"/>445.1 <text:s text:c="2"/>489.9 <text:s text:c="2"/>577.1 <text:s/>1549.3 <text:s/>8092.1 <text:s/>30111.1 <text:s text:c="3"/>30185 <text:s/>1713209446645 <text:s/>1713209456760</text:p>
      <text:p text:style-name="P3"><text:soft-page-break/>read <text:s text:c="5"/>333.5 <text:s text:c="2"/>203.9 <text:s text:c="2"/>160.7 <text:s text:c="2"/>226.8 <text:s text:c="2"/>241.5 <text:s text:c="2"/>313.2 <text:s text:c="2"/>350.5 <text:s text:c="2"/>373.2 <text:s text:c="2"/>391.4 <text:s text:c="2"/>412.4 <text:s text:c="2"/>439.8 <text:s text:c="2"/>483.4 <text:s text:c="2"/>561.4 <text:s/>1596.8 <text:s/>8204.1 <text:s/>30201.7 <text:s text:c="3"/>30190 <text:s/>1713209458267 <text:s/>1713209468382</text:p>
      <text:p text:style-name="P3">read <text:s text:c="5"/>335.2 <text:s text:c="2"/>426.1 <text:s text:c="2"/>160.7 <text:s text:c="2"/>228.2 <text:s text:c="2"/>242.8 <text:s text:c="2"/>314.1 <text:s text:c="2"/>351.0 <text:s text:c="2"/>373.6 <text:s text:c="2"/>392.0 <text:s text:c="2"/>413.5 <text:s text:c="2"/>442.1 <text:s text:c="2"/>486.5 <text:s text:c="2"/>568.4 <text:s/>1385.4 <text:s/>9845.5 <text:s/>30219.6 <text:s text:c="3"/>30195 <text:s/>1713209469890 <text:s/>1713209480010</text:p>
      <text:p text:style-name="P3">read <text:s text:c="5"/>335.7 <text:s text:c="2"/>184.6 <text:s text:c="2"/>160.7 <text:s text:c="2"/>232.3 <text:s text:c="2"/>246.0 <text:s text:c="2"/>315.6 <text:s text:c="2"/>352.5 <text:s text:c="2"/>374.6 <text:s text:c="2"/>393.1 <text:s text:c="2"/>414.6 <text:s text:c="2"/>442.9 <text:s text:c="2"/>486.0 <text:s text:c="2"/>564.7 <text:s/>1165.9 <text:s/>8281.9 <text:s/>30176.3 <text:s text:c="3"/>30200 <text:s/>1713209481518 <text:s/>1713209491628</text:p>
      <text:p text:style-name="P3">read <text:s text:c="5"/>333.7 <text:s text:c="2"/>190.5 <text:s text:c="2"/>160.7 <text:s text:c="2"/>229.8 <text:s text:c="2"/>243.6 <text:s text:c="2"/>312.4 <text:s text:c="2"/>349.2 <text:s text:c="2"/>372.5 <text:s text:c="2"/>391.0 <text:s text:c="2"/>412.5 <text:s text:c="2"/>440.8 <text:s text:c="2"/>484.2 <text:s text:c="2"/>563.4 <text:s/>1565.5 <text:s/>8335.9 <text:s/>30257.8 <text:s text:c="3"/>30205 <text:s/>1713209493134 <text:s/>1713209503243</text:p>
      <text:p text:style-name="P3">read <text:s text:c="5"/>332.8 <text:s text:c="2"/>163.4 <text:s text:c="2"/>160.7 <text:s text:c="2"/>229.0 <text:s text:c="2"/>243.2 <text:s text:c="2"/>313.5 <text:s text:c="2"/>350.1 <text:s text:c="2"/>372.9 <text:s text:c="2"/>390.9 <text:s text:c="2"/>411.5 <text:s text:c="2"/>438.8 <text:s text:c="2"/>481.6 <text:s text:c="2"/>559.0 <text:s/>1431.1 <text:s/>7789.2 <text:s/>30252.5 <text:s text:c="3"/>30210 <text:s/>1713209504750 <text:s/>1713209514868</text:p>
      <text:p text:style-name="P3">read <text:s text:c="5"/>330.6 <text:s text:c="2"/>194.6 <text:s text:c="2"/>148.8 <text:s text:c="2"/>227.3 <text:s text:c="2"/>241.4 <text:s text:c="2"/>310.0 <text:s text:c="2"/>345.8 <text:s text:c="2"/>369.1 <text:s text:c="2"/>387.0 <text:s text:c="2"/>407.7 <text:s text:c="2"/>436.3 <text:s text:c="2"/>479.0 <text:s text:c="2"/>553.8 <text:s/>1740.8 <text:s/>8416.2 <text:s/>30171.1 <text:s text:c="3"/>30215 <text:s/>1713209516375 <text:s/>1713209526488</text:p>
      <text:p text:style-name="P3">read <text:s text:c="5"/>334.6 <text:s text:c="2"/>193.2 <text:s text:c="2"/>160.7 <text:s text:c="2"/>229.0 <text:s text:c="2"/>243.3 <text:s text:c="2"/>314.6 <text:s text:c="2"/>352.1 <text:s text:c="2"/>374.7 <text:s text:c="2"/>393.3 <text:s text:c="2"/>415.0 <text:s text:c="2"/>442.8 <text:s text:c="2"/>484.8 <text:s text:c="2"/>562.3 <text:s/>1148.4 <text:s/>9648.5 <text:s/>30183.6 <text:s text:c="3"/>30220 <text:s/>1713209527997 <text:s/>1713209538119</text:p>
      <text:p text:style-name="P3">read <text:s text:c="5"/>336.2 <text:s text:c="2"/>205.6 <text:s text:c="2"/>160.7 <text:s text:c="2"/>231.8 <text:s text:c="2"/>245.5 <text:s text:c="2"/>315.1 <text:s text:c="2"/>352.3 <text:s text:c="2"/>374.7 <text:s text:c="2"/>393.1 <text:s text:c="2"/>414.7 <text:s text:c="2"/>443.4 <text:s text:c="2"/>486.4 <text:s text:c="2"/>564.8 <text:s/>1376.8 <text:s/>9482.4 <text:s/>30047.4 <text:s text:c="3"/>30225 <text:s/>1713209539626 <text:s/>1713209549749</text:p>
      <text:p text:style-name="P3">read <text:s text:c="5"/>333.4 <text:s text:c="2"/>208.4 <text:s text:c="2"/>160.7 <text:s text:c="2"/>230.3 <text:s text:c="2"/>243.8 <text:s text:c="2"/>311.6 <text:s text:c="2"/>347.8 <text:s text:c="2"/>371.3 <text:s text:c="2"/>389.7 <text:s text:c="2"/>411.2 <text:s text:c="2"/>439.8 <text:s text:c="2"/>483.3 <text:s text:c="2"/>559.7 <text:s/>1682.9 <text:s/>8644.9 <text:s/>30136.1 <text:s text:c="3"/>30230 <text:s/>1713209551256 <text:s/>1713209561367</text:p>
      <text:p text:style-name="P3">read <text:s text:c="5"/>335.3 <text:s text:c="2"/>196.5 <text:s text:c="2"/>160.7 <text:s text:c="2"/>227.9 <text:s text:c="2"/>242.7 <text:s text:c="2"/>314.3 <text:s text:c="2"/>351.9 <text:s text:c="2"/>374.8 <text:s text:c="2"/>393.5 <text:s text:c="2"/>415.3 <text:s text:c="2"/>443.2 <text:s text:c="2"/>486.0 <text:s text:c="2"/>571.8 <text:s/>1643.0 <text:s/>8566.8 <text:s/>30238.7 <text:s text:c="3"/>30235 <text:s/>1713209562874 <text:s/>1713209572988</text:p>
      <text:p text:style-name="P3">read <text:s text:c="5"/>334.2 <text:s text:c="2"/>169.9 <text:s text:c="2"/>160.7 <text:s text:c="2"/>230.3 <text:s text:c="2"/>244.6 <text:s text:c="2"/>315.4 <text:s text:c="2"/>352.6 <text:s text:c="2"/>375.0 <text:s text:c="2"/>392.9 <text:s text:c="2"/>413.5 <text:s text:c="2"/>440.8 <text:s text:c="2"/>483.0 <text:s text:c="2"/>557.3 <text:s/>1080.6 <text:s/>8177.1 <text:s/>30242.7 <text:s text:c="3"/>30240 <text:s/>1713209574496 <text:s/>1713209584614</text:p>
      <text:p text:style-name="P3">read <text:s text:c="5"/>328.0 <text:s text:c="2"/>150.4 <text:s text:c="2"/>160.7 <text:s text:c="2"/>227.4 <text:s text:c="2"/>241.2 <text:s text:c="2"/>308.6 <text:s text:c="2"/>344.4 <text:s text:c="2"/>368.1 <text:s text:c="2"/>386.2 <text:s text:c="2"/>407.2 <text:s text:c="2"/>436.0 <text:s text:c="2"/>479.1 <text:s text:c="2"/>551.4 <text:s text:c="2"/>869.1 <text:s/>7818.0 <text:s/>30318.7 <text:s text:c="3"/>30245 <text:s/>1713209586123 <text:s/>1713209596249</text:p>
      <text:p text:style-name="P3">read <text:s text:c="5"/>336.4 <text:s text:c="2"/>242.3 <text:s text:c="2"/>160.7 <text:s text:c="2"/>228.5 <text:s text:c="2"/>243.2 <text:s text:c="2"/>315.0 <text:s text:c="2"/>351.7 <text:s text:c="2"/>374.0 <text:s text:c="2"/>392.1 <text:s text:c="2"/>413.1 <text:s text:c="2"/>440.9 <text:s text:c="2"/>483.3 <text:s text:c="2"/>563.4 <text:s/>1896.6 11059.8 <text:s/>30179.8 <text:s text:c="3"/>30250 <text:s/>1713209597756 <text:s/>1713209607864</text:p>
      <text:p text:style-name="P3">read <text:s text:c="5"/>332.6 <text:s text:c="2"/>179.4 <text:s text:c="2"/>160.7 <text:s text:c="2"/>228.9 <text:s text:c="2"/>243.1 <text:s text:c="2"/>312.6 <text:s text:c="2"/>348.5 <text:s text:c="2"/>371.7 <text:s text:c="2"/>389.8 <text:s text:c="2"/>410.7 <text:s text:c="2"/>438.9 <text:s text:c="2"/>482.7 <text:s text:c="2"/>558.4 <text:s/>1133.8 <text:s/>8251.4 <text:s/>30241.0 <text:s text:c="3"/>30255 <text:s/>1713209609370 <text:s/>1713209619485</text:p>
      <text:p text:style-name="P3">read <text:s text:c="5"/>338.2 <text:s text:c="2"/>243.8 <text:s text:c="2"/>160.7 <text:s text:c="2"/>228.7 <text:s text:c="2"/>242.7 <text:s text:c="2"/>310.5 <text:s text:c="2"/>346.3 <text:s text:c="2"/>370.3 <text:s text:c="2"/>389.1 <text:s text:c="2"/>411.6 <text:s text:c="2"/>442.8 <text:s text:c="2"/>491.6 <text:s text:c="2"/>676.1 <text:s/>3311.4 11042.6 <text:s/>30224.2 <text:s text:c="3"/>30260 <text:s/>1713209620991 <text:s/>1713209631129</text:p>
      <text:p text:style-name="P3">read <text:s text:c="5"/>345.0 <text:s text:c="2"/>262.8 <text:s text:c="2"/>160.7 <text:s text:c="2"/>230.6 <text:s text:c="2"/>244.7 <text:s text:c="2"/>315.7 <text:s text:c="2"/>354.4 <text:s text:c="2"/>378.4 <text:s text:c="2"/>397.3 <text:s text:c="2"/>421.3 <text:s text:c="2"/>453.3 <text:s text:c="2"/>502.3 <text:s text:c="2"/>689.6 <text:s/>3847.7 12058.3 <text:s/>30236.8 <text:s text:c="3"/>30265 <text:s/>1713209632640 <text:s/>1713209642912</text:p>
      <text:p text:style-name="P3">read <text:s text:c="5"/>333.6 <text:s text:c="2"/>201.4 <text:s text:c="2"/>160.7 <text:s text:c="2"/>228.0 <text:s text:c="2"/>242.7 <text:s text:c="2"/>314.0 <text:s text:c="2"/>350.8 <text:s text:c="2"/>373.2 <text:s text:c="2"/>390.9 <text:s text:c="2"/>411.2 <text:s text:c="2"/>438.5 <text:s text:c="2"/>480.8 <text:s text:c="2"/>553.3 <text:s/>1092.2 <text:s/>9424.9 <text:s/>30292.5 <text:s text:c="3"/>30270 <text:s/>1713209644422 <text:s/>1713209654535</text:p>
      <text:p text:style-name="P3">read <text:s text:c="5"/>334.7 <text:s text:c="2"/>197.7 <text:s text:c="2"/>148.8 <text:s text:c="2"/>229.9 <text:s text:c="2"/>244.2 <text:s text:c="2"/>314.2 <text:s text:c="2"/>351.0 <text:s text:c="2"/>373.4 <text:s text:c="2"/>391.5 <text:s text:c="2"/>412.3 <text:s text:c="2"/>439.7 <text:s text:c="2"/>481.9 <text:s text:c="2"/>556.9 <text:s/>1750.1 <text:s/>8626.8 <text:s/>30264.1 <text:s text:c="3"/>30275 <text:s/>1713209656042 <text:s/>1713209666161</text:p>
      <text:p text:style-name="P3">read <text:s text:c="5"/>333.4 <text:s text:c="2"/>684.9 <text:s text:c="2"/>160.7 <text:s text:c="2"/>227.6 <text:s text:c="2"/>241.6 <text:s text:c="2"/>310.1 <text:s text:c="2"/>345.6 <text:s text:c="2"/>369.0 <text:s text:c="2"/>386.9 <text:s text:c="2"/>407.5 <text:s text:c="2"/>436.7 <text:s text:c="2"/>481.1 <text:s text:c="2"/>556.5 <text:s/>1916.0 <text:s/>8642.3 <text:s/>30181.4 <text:s text:c="3"/>30280 <text:s/>1713209667667 <text:s/>1713209677785</text:p>
      <text:p text:style-name="P3">read <text:s text:c="5"/>334.0 <text:s text:c="2"/>224.2 <text:s text:c="2"/>160.7 <text:s text:c="2"/>227.1 <text:s text:c="2"/>241.3 <text:s text:c="2"/>312.0 <text:s text:c="2"/>349.4 <text:s text:c="2"/>372.8 <text:s text:c="2"/>391.4 <text:s text:c="2"/>413.0 <text:s text:c="2"/>441.4 <text:s text:c="2"/>484.2 <text:s text:c="2"/>565.7 <text:s/>1913.5 11167.6 <text:s/>30254.0 <text:s text:c="3"/>30285 <text:s/>1713209679293 <text:s/>1713209689403</text:p>
      <text:p text:style-name="P3">read <text:s text:c="5"/>338.0 <text:s text:c="2"/>205.2 <text:s text:c="2"/>160.7 <text:s text:c="2"/>228.2 <text:s text:c="2"/>243.4 <text:s text:c="2"/>316.9 <text:s text:c="2"/>355.0 <text:s text:c="2"/>378.0 <text:s text:c="2"/>395.8 <text:s text:c="2"/>417.5 <text:s text:c="2"/>445.6 <text:s text:c="2"/>488.9 <text:s text:c="2"/>573.8 <text:s/>2268.6 <text:s/>8501.1 <text:s/>30330.4 <text:s text:c="3"/>30290 <text:s/>1713209690911 <text:s/>1713209701027</text:p>
      <text:p text:style-name="P3">read <text:s text:c="5"/>338.0 <text:s text:c="2"/>188.1 <text:s text:c="2"/>160.7 <text:s text:c="2"/>229.4 <text:s text:c="2"/>244.4 <text:s text:c="2"/>317.8 <text:s text:c="2"/>356.1 <text:s text:c="2"/>379.2 <text:s text:c="2"/>397.0 <text:s text:c="2"/>419.3 <text:s text:c="2"/>448.0 <text:s text:c="2"/>491.4 <text:s text:c="2"/>573.9 <text:s/>1260.9 <text:s/>8328.8 <text:s/>30172.1 <text:s text:c="3"/>30295 <text:s/>1713209702535 <text:s/>1713209712649</text:p>
      <text:p text:style-name="P3">read <text:s text:c="5"/>335.3 <text:s text:c="2"/>209.0 <text:s text:c="2"/>160.7 <text:s text:c="2"/>229.1 <text:s text:c="2"/>243.3 <text:s text:c="2"/>313.8 <text:s text:c="2"/>350.6 <text:s text:c="2"/>373.7 <text:s text:c="2"/>392.6 <text:s text:c="2"/>414.8 <text:s text:c="2"/>444.4 <text:s text:c="2"/>489.7 <text:s text:c="2"/>577.6 <text:s/>1585.5 <text:s/>9311.9 <text:s/>30324.3 <text:s text:c="3"/>30300 <text:s/>1713209714157 <text:s/>1713209724272</text:p>
      <text:p text:style-name="P3">read <text:s text:c="5"/>334.8 <text:s text:c="2"/>188.6 <text:s text:c="2"/>160.7 <text:s text:c="2"/>230.8 <text:s text:c="2"/>244.7 <text:s text:c="2"/>314.8 <text:s text:c="2"/>351.5 <text:s text:c="2"/>374.0 <text:s text:c="2"/>392.4 <text:s text:c="2"/>413.8 <text:s text:c="2"/>442.1 <text:s text:c="2"/>484.6 <text:s text:c="2"/>563.2 <text:s/>1156.9 <text:s/>8441.3 <text:s/>30287.8 <text:s text:c="3"/>30305 <text:s/>1713209725779 <text:s/>1713209735902</text:p>
      <text:p text:style-name="P3">read <text:s text:c="5"/>334.9 <text:s text:c="2"/>198.9 <text:s text:c="2"/>160.7 <text:s text:c="2"/>228.0 <text:s text:c="2"/>242.6 <text:s text:c="2"/>314.4 <text:s text:c="2"/>351.7 <text:s text:c="2"/>374.3 <text:s text:c="2"/>392.9 <text:s text:c="2"/>414.4 <text:s text:c="2"/>442.3 <text:s text:c="2"/>484.8 <text:s text:c="2"/>569.4 <text:s/>1556.9 <text:s/>8414.2 <text:s/>30353.4 <text:s text:c="3"/>30310 <text:s/>1713209737410 <text:s/>1713209747529</text:p>
      <text:p text:style-name="P3">read <text:s text:c="5"/>333.8 <text:s text:c="2"/>215.1 <text:s text:c="2"/>160.7 <text:s text:c="2"/>228.4 <text:s text:c="2"/>242.5 <text:s text:c="2"/>312.3 <text:s text:c="2"/>348.9 <text:s text:c="2"/>371.9 <text:s text:c="2"/>390.0 <text:s text:c="2"/>411.0 <text:s text:c="2"/>438.6 <text:s text:c="2"/>481.4 <text:s text:c="2"/>562.2 <text:s/>1794.1 <text:s/>8657.1 <text:s/>30363.1 <text:s text:c="3"/>30315 <text:s/>1713209749036 <text:s/>1713209759149</text:p>
      <text:p text:style-name="P3"><text:soft-page-break/>read <text:s text:c="5"/>332.6 <text:s text:c="2"/>226.1 <text:s text:c="2"/>160.7 <text:s text:c="2"/>223.8 <text:s text:c="2"/>238.6 <text:s text:c="2"/>311.7 <text:s text:c="2"/>350.0 <text:s text:c="2"/>373.2 <text:s text:c="2"/>391.6 <text:s text:c="2"/>412.9 <text:s text:c="2"/>440.5 <text:s text:c="2"/>483.3 <text:s text:c="2"/>565.8 <text:s/>1474.8 <text:s/>8887.4 <text:s/>30342.5 <text:s text:c="3"/>30320 <text:s/>1713209760657 <text:s/>1713209770768</text:p>
      <text:p text:style-name="P3">read <text:s text:c="5"/>342.1 <text:s text:c="2"/>422.3 <text:s text:c="2"/>148.8 <text:s text:c="2"/>231.1 <text:s text:c="2"/>246.7 <text:s text:c="2"/>321.9 <text:s text:c="2"/>360.8 <text:s text:c="2"/>383.8 <text:s text:c="2"/>400.6 <text:s text:c="2"/>422.7 <text:s text:c="2"/>450.9 <text:s text:c="2"/>493.3 <text:s text:c="2"/>577.3 <text:s/>1662.3 <text:s/>8498.4 <text:s/>30173.3 <text:s text:c="3"/>30325 <text:s/>1713209772277 <text:s/>1713209782395</text:p>
      <text:p text:style-name="P3">read <text:s text:c="5"/>334.6 <text:s text:c="2"/>162.5 <text:s text:c="2"/>160.7 <text:s text:c="2"/>229.3 <text:s text:c="2"/>244.2 <text:s text:c="2"/>316.0 <text:s text:c="2"/>352.6 <text:s text:c="2"/>374.8 <text:s text:c="2"/>393.3 <text:s text:c="2"/>414.9 <text:s text:c="2"/>443.0 <text:s text:c="2"/>485.5 <text:s text:c="2"/>562.5 <text:s/>1054.1 <text:s/>8206.4 <text:s/>30209.9 <text:s text:c="3"/>30330 <text:s/>1713209783906 <text:s/>1713209794019</text:p>
      <text:p text:style-name="P3">read <text:s text:c="5"/>335.2 <text:s text:c="2"/>178.9 <text:s text:c="2"/>160.7 <text:s text:c="2"/>230.6 <text:s text:c="2"/>244.7 <text:s text:c="2"/>315.7 <text:s text:c="2"/>352.4 <text:s text:c="2"/>374.6 <text:s text:c="2"/>392.8 <text:s text:c="2"/>413.9 <text:s text:c="2"/>441.5 <text:s text:c="2"/>483.5 <text:s text:c="2"/>561.4 <text:s/>1206.7 <text:s/>8024.6 <text:s/>30419.9 <text:s text:c="3"/>30335 <text:s/>1713209795528 <text:s/>1713209805641</text:p>
      <text:p text:style-name="P3">read <text:s text:c="5"/>335.7 <text:s text:c="2"/>207.2 <text:s text:c="2"/>160.7 <text:s text:c="2"/>230.4 <text:s text:c="2"/>244.5 <text:s text:c="2"/>314.6 <text:s text:c="2"/>351.3 <text:s text:c="2"/>373.9 <text:s text:c="2"/>392.3 <text:s text:c="2"/>413.6 <text:s text:c="2"/>441.7 <text:s text:c="2"/>484.5 <text:s text:c="2"/>565.3 <text:s/>1896.9 <text:s/>9558.7 <text:s/>30312.8 <text:s text:c="3"/>30340 <text:s/>1713209807147 <text:s/>1713209817257</text:p>
      <text:p text:style-name="P3">read <text:s text:c="5"/>336.7 <text:s text:c="2"/>433.0 <text:s text:c="2"/>160.7 <text:s text:c="2"/>230.1 <text:s text:c="2"/>244.5 <text:s text:c="2"/>314.5 <text:s text:c="2"/>350.6 <text:s text:c="2"/>373.5 <text:s text:c="2"/>392.2 <text:s text:c="2"/>413.9 <text:s text:c="2"/>442.4 <text:s text:c="2"/>486.2 <text:s text:c="2"/>569.6 <text:s/>1793.9 10711.0 <text:s/>30324.9 <text:s text:c="3"/>30345 <text:s/>1713209818764 <text:s/>1713209828879</text:p>
      <text:p text:style-name="P3">read <text:s text:c="5"/>335.0 <text:s text:c="2"/>208.4 <text:s text:c="2"/>160.7 <text:s text:c="2"/>227.6 <text:s text:c="2"/>242.2 <text:s text:c="2"/>314.4 <text:s text:c="2"/>351.5 <text:s text:c="2"/>373.7 <text:s text:c="2"/>392.0 <text:s text:c="2"/>413.1 <text:s text:c="2"/>440.9 <text:s text:c="2"/>484.4 <text:s text:c="2"/>566.3 <text:s/>1516.1 <text:s/>8515.4 <text:s/>30441.9 <text:s text:c="3"/>30350 <text:s/>1713209830387 <text:s/>1713209840501</text:p>
      <text:p text:style-name="P3"/>
      <text:p text:style-name="P3"/>
      <text:p text:style-name="P11">new (13):</text:p>
      <text:p text:style-name="P11">#type <text:s text:c="6"/>avg <text:s text:c="4"/>std <text:s text:c="4"/>min <text:s text:c="5"/>p5 <text:s text:c="4"/>p10 <text:s text:c="4"/>p50 <text:s text:c="4"/>p67 <text:s text:c="4"/>p75 <text:s text:c="4"/>p80 <text:s text:c="4"/>p85 <text:s text:c="4"/>p90 <text:s text:c="4"/>p95 <text:s text:c="4"/>p99 <text:s text:c="3"/>p999 <text:s text:c="2"/>p9999 <text:s text:c="5"/>QPS <text:s text:c="2"/>target <text:s text:c="6"/>ts_start <text:s text:c="8"/>ts_end</text:p>
      <text:p text:style-name="P11">read <text:s text:c="5"/>385.4 <text:s text:c="2"/>415.2 <text:s text:c="2"/>137.8 <text:s text:c="2"/>196.7 <text:s text:c="2"/>210.8 <text:s text:c="2"/>298.2 <text:s text:c="2"/>351.6 <text:s text:c="2"/>386.8 <text:s text:c="2"/>415.2 <text:s text:c="2"/>453.2 <text:s text:c="2"/>513.5 <text:s text:c="2"/>740.4 <text:s/>2718.4 <text:s/>3882.8 10514.1 <text:s/>29816.1 <text:s text:c="3"/>30000 <text:s/>1713214780422 <text:s/>1713214790639</text:p>
      <text:p text:style-name="P11">read <text:s text:c="5"/>450.1 <text:s text:c="2"/>726.1 <text:s text:c="2"/>137.8 <text:s text:c="2"/>196.8 <text:s text:c="2"/>210.5 <text:s text:c="2"/>301.1 <text:s text:c="2"/>367.8 <text:s text:c="2"/>418.7 <text:s text:c="2"/>462.4 <text:s text:c="2"/>526.0 <text:s text:c="2"/>670.3 <text:s text:c="2"/>997.0 <text:s/>2778.3 <text:s/>9851.8 25371.4 <text:s/>29935.6 <text:s text:c="3"/>30005 <text:s/>1713214792148 <text:s/>1713214802552</text:p>
      <text:p text:style-name="P11">read <text:s text:c="5"/>315.0 <text:s text:c="2"/>202.4 <text:s text:c="2"/>148.8 <text:s text:c="2"/>196.5 <text:s text:c="2"/>210.0 <text:s text:c="2"/>292.6 <text:s text:c="2"/>337.9 <text:s text:c="2"/>364.5 <text:s text:c="2"/>383.6 <text:s text:c="2"/>405.0 <text:s text:c="2"/>434.6 <text:s text:c="2"/>479.1 <text:s text:c="2"/>587.3 <text:s/>1656.1 <text:s/>8355.1 <text:s/>30015.4 <text:s text:c="3"/>30010 <text:s/>1713214804063 <text:s/>1713214814180</text:p>
      <text:p text:style-name="P11">read <text:s text:c="5"/>317.6 <text:s text:c="2"/>190.4 <text:s text:c="2"/>148.8 <text:s text:c="2"/>199.6 <text:s text:c="2"/>212.9 <text:s text:c="2"/>296.4 <text:s text:c="2"/>342.5 <text:s text:c="2"/>368.8 <text:s text:c="2"/>388.2 <text:s text:c="2"/>410.5 <text:s text:c="2"/>438.4 <text:s text:c="2"/>481.6 <text:s text:c="2"/>582.0 <text:s/>1105.6 <text:s/>8509.6 <text:s/>30017.0 <text:s text:c="3"/>30015 <text:s/>1713214815686 <text:s/>1713214825809</text:p>
      <text:p text:style-name="P11">read <text:s text:c="5"/>314.7 <text:s text:c="2"/>212.8 <text:s text:c="2"/>137.8 <text:s text:c="2"/>197.8 <text:s text:c="2"/>211.6 <text:s text:c="2"/>292.7 <text:s text:c="2"/>337.4 <text:s text:c="2"/>364.3 <text:s text:c="2"/>384.1 <text:s text:c="2"/>406.6 <text:s text:c="2"/>435.8 <text:s text:c="2"/>479.0 <text:s text:c="2"/>580.6 <text:s/>1195.9 <text:s/>8139.6 <text:s/>29995.5 <text:s text:c="3"/>30020 <text:s/>1713214827315 <text:s/>1713214837425</text:p>
      <text:p text:style-name="P11">read <text:s text:c="5"/>315.9 <text:s text:c="2"/>222.9 <text:s text:c="2"/>137.8 <text:s text:c="2"/>196.9 <text:s text:c="2"/>210.7 <text:s text:c="2"/>292.8 <text:s text:c="2"/>338.3 <text:s text:c="2"/>365.1 <text:s text:c="2"/>384.3 <text:s text:c="2"/>406.1 <text:s text:c="2"/>435.1 <text:s text:c="2"/>478.4 <text:s text:c="2"/>576.4 <text:s/>2053.4 10487.7 <text:s/>29996.9 <text:s text:c="3"/>30025 <text:s/>1713214838929 <text:s/>1713214849048</text:p>
      <text:p text:style-name="P11">read <text:s text:c="5"/>315.4 <text:s text:c="2"/>241.0 <text:s text:c="2"/>148.8 <text:s text:c="2"/>197.2 <text:s text:c="2"/>210.7 <text:s text:c="2"/>291.2 <text:s text:c="2"/>336.6 <text:s text:c="2"/>363.2 <text:s text:c="2"/>382.2 <text:s text:c="2"/>403.6 <text:s text:c="2"/>432.7 <text:s text:c="2"/>475.7 <text:s text:c="2"/>581.3 <text:s/>1882.3 12283.1 <text:s/>29951.6 <text:s text:c="3"/>30030 <text:s/>1713214850552 <text:s/>1713214860663</text:p>
      <text:p text:style-name="P11">read <text:s text:c="5"/>318.3 <text:s text:c="2"/>203.6 <text:s text:c="2"/>137.8 <text:s text:c="2"/>196.5 <text:s text:c="2"/>210.5 <text:s text:c="2"/>295.5 <text:s text:c="2"/>342.1 <text:s text:c="2"/>370.1 <text:s text:c="2"/>390.2 <text:s text:c="2"/>413.0 <text:s text:c="2"/>441.6 <text:s text:c="2"/>486.5 <text:s text:c="2"/>595.1 <text:s/>1623.0 <text:s/>8440.9 <text:s/>30048.7 <text:s text:c="3"/>30035 <text:s/>1713214862169 <text:s/>1713214872276</text:p>
      <text:p text:style-name="P11">read <text:s text:c="5"/>319.6 <text:s text:c="2"/>221.0 <text:s text:c="2"/>148.8 <text:s text:c="2"/>197.8 <text:s text:c="2"/>212.1 <text:s text:c="2"/>297.8 <text:s text:c="2"/>343.8 <text:s text:c="2"/>371.6 <text:s text:c="2"/>391.4 <text:s text:c="2"/>413.9 <text:s text:c="2"/>442.2 <text:s text:c="2"/>484.8 <text:s text:c="2"/>579.8 <text:s/>1593.8 11075.3 <text:s/>29992.9 <text:s text:c="3"/>30040 <text:s/>1713214873782 <text:s/>1713214883897</text:p>
      <text:p text:style-name="P11">read <text:s text:c="5"/>318.5 <text:s text:c="2"/>217.4 <text:s text:c="2"/>148.8 <text:s text:c="2"/>197.7 <text:s text:c="2"/>211.9 <text:s text:c="2"/>296.1 <text:s text:c="2"/>340.9 <text:s text:c="2"/>368.7 <text:s text:c="2"/>389.0 <text:s text:c="2"/>411.9 <text:s text:c="2"/>440.6 <text:s text:c="2"/>485.4 <text:s text:c="2"/>585.1 <text:s/>1640.3 10248.8 <text:s/>30011.0 <text:s text:c="3"/>30045 <text:s/>1713214885401 <text:s/>1713214895512</text:p>
      <text:p text:style-name="P11">read <text:s text:c="5"/>313.3 <text:s text:c="2"/>190.1 <text:s text:c="2"/>137.8 <text:s text:c="2"/>196.6 <text:s text:c="2"/>210.4 <text:s text:c="2"/>291.1 <text:s text:c="2"/>334.8 <text:s text:c="2"/>361.6 <text:s text:c="2"/>381.7 <text:s text:c="2"/>405.3 <text:s text:c="2"/>435.5 <text:s text:c="2"/>481.4 <text:s text:c="2"/>583.1 <text:s/>1439.5 <text:s/>8026.9 <text:s/>30026.8 <text:s text:c="3"/>30050 <text:s/>1713214897016 <text:s/>1713214907129</text:p>
      <text:p text:style-name="P11">read <text:s text:c="5"/>315.8 <text:s text:c="2"/>189.5 <text:s text:c="2"/>148.8 <text:s text:c="2"/>197.2 <text:s text:c="2"/>211.1 <text:s text:c="2"/>294.1 <text:s text:c="2"/>337.7 <text:s text:c="2"/>364.1 <text:s text:c="2"/>384.4 <text:s text:c="2"/>408.8 <text:s text:c="2"/>439.7 <text:s text:c="2"/>485.5 <text:s text:c="2"/>585.1 <text:s/>1303.6 <text:s/>8444.7 <text:s/>30246.6 <text:s text:c="3"/>30055 <text:s/>1713214908635 <text:s/>1713214918745</text:p>
      <text:p text:style-name="P11">read <text:s text:c="5"/>318.4 <text:s text:c="2"/>201.2 <text:s text:c="2"/>148.8 <text:s text:c="2"/>199.8 <text:s text:c="2"/>213.3 <text:s text:c="2"/>296.0 <text:s text:c="2"/>340.0 <text:s text:c="2"/>366.3 <text:s text:c="2"/>386.5 <text:s text:c="2"/>410.5 <text:s text:c="2"/>441.0 <text:s text:c="2"/>488.4 <text:s text:c="2"/>592.4 <text:s/>1245.4 <text:s/>8328.7 <text:s/>29962.0 <text:s text:c="3"/>30060 <text:s/>1713214920251 <text:s/>1713214930364</text:p>
      <text:p text:style-name="P11">read <text:s text:c="5"/>315.7 <text:s text:c="2"/>189.7 <text:s text:c="2"/>148.8 <text:s text:c="2"/>197.2 <text:s text:c="2"/>211.1 <text:s text:c="2"/>293.9 <text:s text:c="2"/>337.3 <text:s text:c="2"/>363.3 <text:s text:c="2"/>383.2 <text:s text:c="2"/>408.0 <text:s text:c="2"/>440.2 <text:s text:c="2"/>487.6 <text:s text:c="2"/>593.2 <text:s/>1222.2 <text:s/>8643.6 <text:s/>30054.5 <text:s text:c="3"/>30065 <text:s/>1713214931870 <text:s/>1713214941986</text:p>
      <text:p text:style-name="P11">read <text:s text:c="5"/>314.2 <text:s text:c="2"/>177.1 <text:s text:c="2"/>148.8 <text:s text:c="2"/>198.1 <text:s text:c="2"/>211.7 <text:s text:c="2"/>293.1 <text:s text:c="2"/>336.3 <text:s text:c="2"/>361.5 <text:s text:c="2"/>380.4 <text:s text:c="2"/>404.1 <text:s text:c="2"/>436.4 <text:s text:c="2"/>484.9 <text:s text:c="2"/>589.7 <text:s/>1151.2 <text:s/>7896.2 <text:s/>30043.5 <text:s text:c="3"/>30070 <text:s/>1713214943490 <text:s/>1713214953601</text:p>
      <text:p text:style-name="P11">read <text:s text:c="5"/>319.0 <text:s text:c="2"/>184.2 <text:s text:c="2"/>148.8 <text:s text:c="2"/>200.9 <text:s text:c="2"/>214.4 <text:s text:c="2"/>297.5 <text:s text:c="2"/>341.3 <text:s text:c="2"/>367.0 <text:s text:c="2"/>386.8 <text:s text:c="2"/>410.8 <text:s text:c="2"/>443.0 <text:s text:c="2"/>491.8 <text:s text:c="2"/>601.1 <text:s/>1065.7 <text:s/>8229.1 <text:s/>30065.6 <text:s text:c="3"/>30075 <text:s/>1713214955106 <text:s/>1713214965219</text:p>
      <text:p text:style-name="P11"><text:soft-page-break/>read <text:s text:c="5"/>315.4 <text:s text:c="2"/>170.3 <text:s text:c="2"/>148.8 <text:s text:c="2"/>200.4 <text:s text:c="2"/>213.4 <text:s text:c="2"/>294.5 <text:s text:c="2"/>338.0 <text:s text:c="2"/>363.5 <text:s text:c="2"/>382.6 <text:s text:c="2"/>405.6 <text:s text:c="2"/>437.4 <text:s text:c="2"/>484.9 <text:s text:c="2"/>587.4 <text:s text:c="2"/>978.3 <text:s/>7898.7 <text:s/>30174.9 <text:s text:c="3"/>30080 <text:s/>1713214966725 <text:s/>1713214976842</text:p>
      <text:p text:style-name="P11">read <text:s text:c="5"/>316.1 <text:s text:c="2"/>184.3 <text:s text:c="2"/>148.8 <text:s text:c="2"/>199.2 <text:s text:c="2"/>212.7 <text:s text:c="2"/>294.8 <text:s text:c="2"/>338.0 <text:s text:c="2"/>363.5 <text:s text:c="2"/>382.6 <text:s text:c="2"/>405.3 <text:s text:c="2"/>438.7 <text:s text:c="2"/>487.2 <text:s text:c="2"/>593.4 <text:s/>1020.7 <text:s/>7909.2 <text:s/>30062.7 <text:s text:c="3"/>30085 <text:s/>1713214978348 <text:s/>1713214988465</text:p>
      <text:p text:style-name="P11">read <text:s text:c="5"/>318.1 <text:s text:c="2"/>198.5 <text:s text:c="2"/>148.8 <text:s text:c="2"/>201.0 <text:s text:c="2"/>214.3 <text:s text:c="2"/>295.7 <text:s text:c="2"/>338.7 <text:s text:c="2"/>363.9 <text:s text:c="2"/>382.9 <text:s text:c="2"/>405.7 <text:s text:c="2"/>439.4 <text:s text:c="2"/>488.7 <text:s text:c="2"/>599.6 <text:s/>1310.6 <text:s/>8098.7 <text:s/>30147.5 <text:s text:c="3"/>30090 <text:s/>1713214989970 <text:s/>1713215000080</text:p>
      <text:p text:style-name="P11">read <text:s text:c="5"/>317.1 <text:s text:c="2"/>194.9 <text:s text:c="2"/>148.8 <text:s text:c="2"/>198.4 <text:s text:c="2"/>212.2 <text:s text:c="2"/>295.8 <text:s text:c="2"/>339.1 <text:s text:c="2"/>364.3 <text:s text:c="2"/>383.1 <text:s text:c="2"/>405.5 <text:s text:c="2"/>439.2 <text:s text:c="2"/>489.0 <text:s text:c="2"/>594.5 <text:s/>1279.6 <text:s/>8096.8 <text:s/>30053.3 <text:s text:c="3"/>30095 <text:s/>1713215001585 <text:s/>1713215011694</text:p>
      <text:p text:style-name="P11">read <text:s text:c="5"/>318.3 <text:s text:c="2"/>169.1 <text:s text:c="2"/>137.8 <text:s text:c="2"/>200.3 <text:s text:c="2"/>213.9 <text:s text:c="2"/>295.9 <text:s text:c="2"/>340.5 <text:s text:c="2"/>366.7 <text:s text:c="2"/>386.1 <text:s text:c="2"/>408.6 <text:s text:c="2"/>441.6 <text:s text:c="2"/>494.6 <text:s text:c="2"/>614.3 <text:s/>1258.6 <text:s/>7712.3 <text:s/>30080.0 <text:s text:c="3"/>30100 <text:s/>1713215013199 <text:s/>1713215023308</text:p>
      <text:p text:style-name="P11">read <text:s text:c="5"/>319.7 <text:s text:c="2"/>217.5 <text:s text:c="2"/>148.8 <text:s text:c="2"/>198.7 <text:s text:c="2"/>212.5 <text:s text:c="2"/>297.0 <text:s text:c="2"/>342.6 <text:s text:c="2"/>369.5 <text:s text:c="2"/>389.3 <text:s text:c="2"/>412.6 <text:s text:c="2"/>445.9 <text:s text:c="2"/>497.9 <text:s text:c="2"/>613.1 <text:s/>1192.9 <text:s/>7606.4 <text:s/>30021.9 <text:s text:c="3"/>30105 <text:s/>1713215024814 <text:s/>1713215034925</text:p>
      <text:p text:style-name="P11">read <text:s text:c="5"/>318.5 <text:s text:c="2"/>196.4 <text:s text:c="2"/>148.8 <text:s text:c="2"/>198.2 <text:s text:c="2"/>212.2 <text:s text:c="2"/>296.6 <text:s text:c="2"/>340.6 <text:s text:c="2"/>366.5 <text:s text:c="2"/>385.4 <text:s text:c="2"/>406.9 <text:s text:c="2"/>439.5 <text:s text:c="2"/>493.1 <text:s text:c="2"/>614.1 <text:s/>1545.7 <text:s/>8432.9 <text:s/>30134.8 <text:s text:c="3"/>30110 <text:s/>1713215036431 <text:s/>1713215046543</text:p>
      <text:p text:style-name="P11">read <text:s text:c="5"/>317.6 <text:s text:c="2"/>172.1 <text:s text:c="2"/>148.8 <text:s text:c="2"/>197.6 <text:s text:c="2"/>211.5 <text:s text:c="2"/>295.9 <text:s text:c="2"/>341.7 <text:s text:c="2"/>367.9 <text:s text:c="2"/>387.1 <text:s text:c="2"/>409.5 <text:s text:c="2"/>442.3 <text:s text:c="2"/>496.3 <text:s text:c="2"/>614.8 <text:s/>1043.5 <text:s/>8064.8 <text:s/>30097.2 <text:s text:c="3"/>30115 <text:s/>1713215048047 <text:s/>1713215058154</text:p>
      <text:p text:style-name="P11">read <text:s text:c="5"/>321.5 <text:s text:c="2"/>244.9 <text:s text:c="2"/>148.8 <text:s text:c="2"/>202.8 <text:s text:c="2"/>216.0 <text:s text:c="2"/>300.1 <text:s text:c="2"/>344.7 <text:s text:c="2"/>370.8 <text:s text:c="2"/>389.9 <text:s text:c="2"/>412.5 <text:s text:c="2"/>444.7 <text:s text:c="2"/>498.0 <text:s text:c="2"/>618.9 <text:s text:c="2"/>980.0 <text:s/>7833.9 <text:s/>30138.2 <text:s text:c="3"/>30120 <text:s/>1713215059660 <text:s/>1713215069774</text:p>
      <text:p text:style-name="P11">read <text:s text:c="5"/>320.4 <text:s text:c="2"/>180.6 <text:s text:c="2"/>148.8 <text:s text:c="2"/>200.8 <text:s text:c="2"/>214.4 <text:s text:c="2"/>297.7 <text:s text:c="2"/>342.7 <text:s text:c="2"/>369.0 <text:s text:c="2"/>388.2 <text:s text:c="2"/>410.7 <text:s text:c="2"/>443.3 <text:s text:c="2"/>497.2 <text:s text:c="2"/>619.2 <text:s/>1734.7 <text:s/>7592.7 <text:s/>30157.7 <text:s text:c="3"/>30125 <text:s/>1713215071279 <text:s/>1713215081386</text:p>
      <text:p text:style-name="P11">read <text:s text:c="5"/>319.8 <text:s text:c="2"/>190.3 <text:s text:c="2"/>148.8 <text:s text:c="2"/>198.4 <text:s text:c="2"/>212.3 <text:s text:c="2"/>297.4 <text:s text:c="2"/>343.1 <text:s text:c="2"/>369.7 <text:s text:c="2"/>389.1 <text:s text:c="2"/>411.8 <text:s text:c="2"/>445.2 <text:s text:c="2"/>499.4 <text:s text:c="2"/>621.2 <text:s/>1107.2 <text:s/>8422.4 <text:s/>30085.1 <text:s text:c="3"/>30130 <text:s/>1713215082892 <text:s/>1713215093001</text:p>
      <text:p text:style-name="P11">read <text:s text:c="5"/>318.5 <text:s text:c="2"/>217.2 <text:s text:c="2"/>148.8 <text:s text:c="2"/>195.4 <text:s text:c="2"/>209.5 <text:s text:c="2"/>293.3 <text:s text:c="2"/>339.0 <text:s text:c="2"/>366.5 <text:s text:c="2"/>386.7 <text:s text:c="2"/>410.7 <text:s text:c="2"/>446.1 <text:s text:c="2"/>503.3 <text:s text:c="2"/>631.0 <text:s/>1496.9 <text:s/>9464.9 <text:s/>30203.7 <text:s text:c="3"/>30135 <text:s/>1713215094506 <text:s/>1713215104621</text:p>
      <text:p text:style-name="P11"/>
      <text:p text:style-name="P12">after</text:p>
      <text:p text:style-name="P12"/>
      <text:p text:style-name="P12">#type <text:s text:c="6"/>avg <text:s text:c="4"/>std <text:s text:c="4"/>min <text:s text:c="5"/>p5 <text:s text:c="4"/>p10 <text:s text:c="4"/>p50 <text:s text:c="4"/>p67 <text:s text:c="4"/>p75 <text:s text:c="4"/>p80 <text:s text:c="4"/>p85 <text:s text:c="4"/>p90 <text:s text:c="4"/>p95 <text:s text:c="4"/>p99 <text:s text:c="3"/>p999 <text:s text:c="2"/>p9999 <text:s text:c="5"/>QPS <text:s text:c="2"/>target <text:s text:c="6"/>ts_start <text:s text:c="8"/>ts_end</text:p>
      <text:p text:style-name="P12">read <text:s text:c="5"/>385.4 <text:s text:c="2"/>415.2 <text:s text:c="2"/>137.8 <text:s text:c="2"/>196.7 <text:s text:c="2"/>210.8 <text:s text:c="2"/>298.2 <text:s text:c="2"/>351.6 <text:s text:c="2"/>386.8 <text:s text:c="2"/>415.2 <text:s text:c="2"/>453.2 <text:s text:c="2"/>513.5 <text:s text:c="2"/>740.4 <text:s/>2718.4 <text:s/>3882.8 10514.1 <text:s/>29816.1 <text:s text:c="3"/>30000 <text:s/>1713214780422 <text:s/>1713214790639</text:p>
      <text:p text:style-name="P12">read <text:s text:c="5"/>450.1 <text:s text:c="2"/>726.1 <text:s text:c="2"/>137.8 <text:s text:c="2"/>196.8 <text:s text:c="2"/>210.5 <text:s text:c="2"/>301.1 <text:s text:c="2"/>367.8 <text:s text:c="2"/>418.7 <text:s text:c="2"/>462.4 <text:s text:c="2"/>526.0 <text:s text:c="2"/>670.3 <text:s text:c="2"/>997.0 <text:s/>2778.3 <text:s/>9851.8 25371.4 <text:s/>29935.6 <text:s text:c="3"/>30005 <text:s/>1713214792148 <text:s/>1713214802552</text:p>
      <text:p text:style-name="P12">read <text:s text:c="5"/>315.0 <text:s text:c="2"/>202.4 <text:s text:c="2"/>148.8 <text:s text:c="2"/>196.5 <text:s text:c="2"/>210.0 <text:s text:c="2"/>292.6 <text:s text:c="2"/>337.9 <text:s text:c="2"/>364.5 <text:s text:c="2"/>383.6 <text:s text:c="2"/>405.0 <text:s text:c="2"/>434.6 <text:s text:c="2"/>479.1 <text:s text:c="2"/>587.3 <text:s/>1656.1 <text:s/>8355.1 <text:s/>30015.4 <text:s text:c="3"/>30010 <text:s/>1713214804063 <text:s/>1713214814180</text:p>
      <text:p text:style-name="P12">read <text:s text:c="5"/>317.6 <text:s text:c="2"/>190.4 <text:s text:c="2"/>148.8 <text:s text:c="2"/>199.6 <text:s text:c="2"/>212.9 <text:s text:c="2"/>296.4 <text:s text:c="2"/>342.5 <text:s text:c="2"/>368.8 <text:s text:c="2"/>388.2 <text:s text:c="2"/>410.5 <text:s text:c="2"/>438.4 <text:s text:c="2"/>481.6 <text:s text:c="2"/>582.0 <text:s/>1105.6 <text:s/>8509.6 <text:s/>30017.0 <text:s text:c="3"/>30015 <text:s/>1713214815686 <text:s/>1713214825809</text:p>
      <text:p text:style-name="P12">read <text:s text:c="5"/>314.7 <text:s text:c="2"/>212.8 <text:s text:c="2"/>137.8 <text:s text:c="2"/>197.8 <text:s text:c="2"/>211.6 <text:s text:c="2"/>292.7 <text:s text:c="2"/>337.4 <text:s text:c="2"/>364.3 <text:s text:c="2"/>384.1 <text:s text:c="2"/>406.6 <text:s text:c="2"/>435.8 <text:s text:c="2"/>479.0 <text:s text:c="2"/>580.6 <text:s/>1195.9 <text:s/>8139.6 <text:s/>29995.5 <text:s text:c="3"/>30020 <text:s/>1713214827315 <text:s/>1713214837425</text:p>
      <text:p text:style-name="P12">read <text:s text:c="5"/>315.9 <text:s text:c="2"/>222.9 <text:s text:c="2"/>137.8 <text:s text:c="2"/>196.9 <text:s text:c="2"/>210.7 <text:s text:c="2"/>292.8 <text:s text:c="2"/>338.3 <text:s text:c="2"/>365.1 <text:s text:c="2"/>384.3 <text:s text:c="2"/>406.1 <text:s text:c="2"/>435.1 <text:s text:c="2"/>478.4 <text:s text:c="2"/>576.4 <text:s/>2053.4 10487.7 <text:s/>29996.9 <text:s text:c="3"/>30025 <text:s/>1713214838929 <text:s/>1713214849048</text:p>
      <text:p text:style-name="P12">read <text:s text:c="5"/>315.4 <text:s text:c="2"/>241.0 <text:s text:c="2"/>148.8 <text:s text:c="2"/>197.2 <text:s text:c="2"/>210.7 <text:s text:c="2"/>291.2 <text:s text:c="2"/>336.6 <text:s text:c="2"/>363.2 <text:s text:c="2"/>382.2 <text:s text:c="2"/>403.6 <text:s text:c="2"/>432.7 <text:s text:c="2"/>475.7 <text:s text:c="2"/>581.3 <text:s/>1882.3 12283.1 <text:s/>29951.6 <text:s text:c="3"/>30030 <text:s/>1713214850552 <text:s/>1713214860663</text:p>
      <text:p text:style-name="P12">read <text:s text:c="5"/>318.3 <text:s text:c="2"/>203.6 <text:s text:c="2"/>137.8 <text:s text:c="2"/>196.5 <text:s text:c="2"/>210.5 <text:s text:c="2"/>295.5 <text:s text:c="2"/>342.1 <text:s text:c="2"/>370.1 <text:s text:c="2"/>390.2 <text:s text:c="2"/>413.0 <text:s text:c="2"/>441.6 <text:s text:c="2"/>486.5 <text:s text:c="2"/>595.1 <text:s/>1623.0 <text:s/>8440.9 <text:s/>30048.7 <text:s text:c="3"/>30035 <text:s/>1713214862169 <text:s/>1713214872276</text:p>
      <text:p text:style-name="P12">read <text:s text:c="5"/>319.6 <text:s text:c="2"/>221.0 <text:s text:c="2"/>148.8 <text:s text:c="2"/>197.8 <text:s text:c="2"/>212.1 <text:s text:c="2"/>297.8 <text:s text:c="2"/>343.8 <text:s text:c="2"/>371.6 <text:s text:c="2"/>391.4 <text:s text:c="2"/>413.9 <text:s text:c="2"/>442.2 <text:s text:c="2"/>484.8 <text:s text:c="2"/>579.8 <text:s/>1593.8 11075.3 <text:s/>29992.9 <text:s text:c="3"/>30040 <text:s/>1713214873782 <text:s/>1713214883897</text:p>
      <text:p text:style-name="P12">read <text:s text:c="5"/>318.5 <text:s text:c="2"/>217.4 <text:s text:c="2"/>148.8 <text:s text:c="2"/>197.7 <text:s text:c="2"/>211.9 <text:s text:c="2"/>296.1 <text:s text:c="2"/>340.9 <text:s text:c="2"/>368.7 <text:s text:c="2"/>389.0 <text:s text:c="2"/>411.9 <text:s text:c="2"/>440.6 <text:s text:c="2"/>485.4 <text:s text:c="2"/>585.1 <text:s/>1640.3 10248.8 <text:s/>30011.0 <text:s text:c="3"/>30045 <text:s/>1713214885401 <text:s/>1713214895512</text:p>
      <text:p text:style-name="P12">read <text:s text:c="5"/>313.3 <text:s text:c="2"/>190.1 <text:s text:c="2"/>137.8 <text:s text:c="2"/>196.6 <text:s text:c="2"/>210.4 <text:s text:c="2"/>291.1 <text:s text:c="2"/>334.8 <text:s text:c="2"/>361.6 <text:s text:c="2"/>381.7 <text:s text:c="2"/>405.3 <text:s text:c="2"/>435.5 <text:s text:c="2"/>481.4 <text:s text:c="2"/>583.1 <text:s/>1439.5 <text:s/>8026.9 <text:s/>30026.8 <text:s text:c="3"/>30050 <text:s/>1713214897016 <text:s/>1713214907129</text:p>
      <text:p text:style-name="P12"><text:soft-page-break/>read <text:s text:c="5"/>315.8 <text:s text:c="2"/>189.5 <text:s text:c="2"/>148.8 <text:s text:c="2"/>197.2 <text:s text:c="2"/>211.1 <text:s text:c="2"/>294.1 <text:s text:c="2"/>337.7 <text:s text:c="2"/>364.1 <text:s text:c="2"/>384.4 <text:s text:c="2"/>408.8 <text:s text:c="2"/>439.7 <text:s text:c="2"/>485.5 <text:s text:c="2"/>585.1 <text:s/>1303.6 <text:s/>8444.7 <text:s/>30246.6 <text:s text:c="3"/>30055 <text:s/>1713214908635 <text:s/>1713214918745</text:p>
      <text:p text:style-name="P12">read <text:s text:c="5"/>318.4 <text:s text:c="2"/>201.2 <text:s text:c="2"/>148.8 <text:s text:c="2"/>199.8 <text:s text:c="2"/>213.3 <text:s text:c="2"/>296.0 <text:s text:c="2"/>340.0 <text:s text:c="2"/>366.3 <text:s text:c="2"/>386.5 <text:s text:c="2"/>410.5 <text:s text:c="2"/>441.0 <text:s text:c="2"/>488.4 <text:s text:c="2"/>592.4 <text:s/>1245.4 <text:s/>8328.7 <text:s/>29962.0 <text:s text:c="3"/>30060 <text:s/>1713214920251 <text:s/>1713214930364</text:p>
      <text:p text:style-name="P12">read <text:s text:c="5"/>315.7 <text:s text:c="2"/>189.7 <text:s text:c="2"/>148.8 <text:s text:c="2"/>197.2 <text:s text:c="2"/>211.1 <text:s text:c="2"/>293.9 <text:s text:c="2"/>337.3 <text:s text:c="2"/>363.3 <text:s text:c="2"/>383.2 <text:s text:c="2"/>408.0 <text:s text:c="2"/>440.2 <text:s text:c="2"/>487.6 <text:s text:c="2"/>593.2 <text:s/>1222.2 <text:s/>8643.6 <text:s/>30054.5 <text:s text:c="3"/>30065 <text:s/>1713214931870 <text:s/>1713214941986</text:p>
      <text:p text:style-name="P12">read <text:s text:c="5"/>314.2 <text:s text:c="2"/>177.1 <text:s text:c="2"/>148.8 <text:s text:c="2"/>198.1 <text:s text:c="2"/>211.7 <text:s text:c="2"/>293.1 <text:s text:c="2"/>336.3 <text:s text:c="2"/>361.5 <text:s text:c="2"/>380.4 <text:s text:c="2"/>404.1 <text:s text:c="2"/>436.4 <text:s text:c="2"/>484.9 <text:s text:c="2"/>589.7 <text:s/>1151.2 <text:s/>7896.2 <text:s/>30043.5 <text:s text:c="3"/>30070 <text:s/>1713214943490 <text:s/>1713214953601</text:p>
      <text:p text:style-name="P12">read <text:s text:c="5"/>319.0 <text:s text:c="2"/>184.2 <text:s text:c="2"/>148.8 <text:s text:c="2"/>200.9 <text:s text:c="2"/>214.4 <text:s text:c="2"/>297.5 <text:s text:c="2"/>341.3 <text:s text:c="2"/>367.0 <text:s text:c="2"/>386.8 <text:s text:c="2"/>410.8 <text:s text:c="2"/>443.0 <text:s text:c="2"/>491.8 <text:s text:c="2"/>601.1 <text:s/>1065.7 <text:s/>8229.1 <text:s/>30065.6 <text:s text:c="3"/>30075 <text:s/>1713214955106 <text:s/>1713214965219</text:p>
      <text:p text:style-name="P12">read <text:s text:c="5"/>315.4 <text:s text:c="2"/>170.3 <text:s text:c="2"/>148.8 <text:s text:c="2"/>200.4 <text:s text:c="2"/>213.4 <text:s text:c="2"/>294.5 <text:s text:c="2"/>338.0 <text:s text:c="2"/>363.5 <text:s text:c="2"/>382.6 <text:s text:c="2"/>405.6 <text:s text:c="2"/>437.4 <text:s text:c="2"/>484.9 <text:s text:c="2"/>587.4 <text:s text:c="2"/>978.3 <text:s/>7898.7 <text:s/>30174.9 <text:s text:c="3"/>30080 <text:s/>1713214966725 <text:s/>1713214976842</text:p>
      <text:p text:style-name="P12">read <text:s text:c="5"/>316.1 <text:s text:c="2"/>184.3 <text:s text:c="2"/>148.8 <text:s text:c="2"/>199.2 <text:s text:c="2"/>212.7 <text:s text:c="2"/>294.8 <text:s text:c="2"/>338.0 <text:s text:c="2"/>363.5 <text:s text:c="2"/>382.6 <text:s text:c="2"/>405.3 <text:s text:c="2"/>438.7 <text:s text:c="2"/>487.2 <text:s text:c="2"/>593.4 <text:s/>1020.7 <text:s/>7909.2 <text:s/>30062.7 <text:s text:c="3"/>30085 <text:s/>1713214978348 <text:s/>1713214988465</text:p>
      <text:p text:style-name="P12">read <text:s text:c="5"/>318.1 <text:s text:c="2"/>198.5 <text:s text:c="2"/>148.8 <text:s text:c="2"/>201.0 <text:s text:c="2"/>214.3 <text:s text:c="2"/>295.7 <text:s text:c="2"/>338.7 <text:s text:c="2"/>363.9 <text:s text:c="2"/>382.9 <text:s text:c="2"/>405.7 <text:s text:c="2"/>439.4 <text:s text:c="2"/>488.7 <text:s text:c="2"/>599.6 <text:s/>1310.6 <text:s/>8098.7 <text:s/>30147.5 <text:s text:c="3"/>30090 <text:s/>1713214989970 <text:s/>1713215000080</text:p>
      <text:p text:style-name="P12">read <text:s text:c="5"/>317.1 <text:s text:c="2"/>194.9 <text:s text:c="2"/>148.8 <text:s text:c="2"/>198.4 <text:s text:c="2"/>212.2 <text:s text:c="2"/>295.8 <text:s text:c="2"/>339.1 <text:s text:c="2"/>364.3 <text:s text:c="2"/>383.1 <text:s text:c="2"/>405.5 <text:s text:c="2"/>439.2 <text:s text:c="2"/>489.0 <text:s text:c="2"/>594.5 <text:s/>1279.6 <text:s/>8096.8 <text:s/>30053.3 <text:s text:c="3"/>30095 <text:s/>1713215001585 <text:s/>1713215011694</text:p>
      <text:p text:style-name="P12">read <text:s text:c="5"/>318.3 <text:s text:c="2"/>169.1 <text:s text:c="2"/>137.8 <text:s text:c="2"/>200.3 <text:s text:c="2"/>213.9 <text:s text:c="2"/>295.9 <text:s text:c="2"/>340.5 <text:s text:c="2"/>366.7 <text:s text:c="2"/>386.1 <text:s text:c="2"/>408.6 <text:s text:c="2"/>441.6 <text:s text:c="2"/>494.6 <text:s text:c="2"/>614.3 <text:s/>1258.6 <text:s/>7712.3 <text:s/>30080.0 <text:s text:c="3"/>30100 <text:s/>1713215013199 <text:s/>1713215023308</text:p>
      <text:p text:style-name="P12">read <text:s text:c="5"/>319.7 <text:s text:c="2"/>217.5 <text:s text:c="2"/>148.8 <text:s text:c="2"/>198.7 <text:s text:c="2"/>212.5 <text:s text:c="2"/>297.0 <text:s text:c="2"/>342.6 <text:s text:c="2"/>369.5 <text:s text:c="2"/>389.3 <text:s text:c="2"/>412.6 <text:s text:c="2"/>445.9 <text:s text:c="2"/>497.9 <text:s text:c="2"/>613.1 <text:s/>1192.9 <text:s/>7606.4 <text:s/>30021.9 <text:s text:c="3"/>30105 <text:s/>1713215024814 <text:s/>1713215034925</text:p>
      <text:p text:style-name="P12">read <text:s text:c="5"/>318.5 <text:s text:c="2"/>196.4 <text:s text:c="2"/>148.8 <text:s text:c="2"/>198.2 <text:s text:c="2"/>212.2 <text:s text:c="2"/>296.6 <text:s text:c="2"/>340.6 <text:s text:c="2"/>366.5 <text:s text:c="2"/>385.4 <text:s text:c="2"/>406.9 <text:s text:c="2"/>439.5 <text:s text:c="2"/>493.1 <text:s text:c="2"/>614.1 <text:s/>1545.7 <text:s/>8432.9 <text:s/>30134.8 <text:s text:c="3"/>30110 <text:s/>1713215036431 <text:s/>1713215046543</text:p>
      <text:p text:style-name="P12">read <text:s text:c="5"/>317.6 <text:s text:c="2"/>172.1 <text:s text:c="2"/>148.8 <text:s text:c="2"/>197.6 <text:s text:c="2"/>211.5 <text:s text:c="2"/>295.9 <text:s text:c="2"/>341.7 <text:s text:c="2"/>367.9 <text:s text:c="2"/>387.1 <text:s text:c="2"/>409.5 <text:s text:c="2"/>442.3 <text:s text:c="2"/>496.3 <text:s text:c="2"/>614.8 <text:s/>1043.5 <text:s/>8064.8 <text:s/>30097.2 <text:s text:c="3"/>30115 <text:s/>1713215048047 <text:s/>1713215058154</text:p>
      <text:p text:style-name="P12">read <text:s text:c="5"/>321.5 <text:s text:c="2"/>244.9 <text:s text:c="2"/>148.8 <text:s text:c="2"/>202.8 <text:s text:c="2"/>216.0 <text:s text:c="2"/>300.1 <text:s text:c="2"/>344.7 <text:s text:c="2"/>370.8 <text:s text:c="2"/>389.9 <text:s text:c="2"/>412.5 <text:s text:c="2"/>444.7 <text:s text:c="2"/>498.0 <text:s text:c="2"/>618.9 <text:s text:c="2"/>980.0 <text:s/>7833.9 <text:s/>30138.2 <text:s text:c="3"/>30120 <text:s/>1713215059660 <text:s/>1713215069774</text:p>
      <text:p text:style-name="P12">read <text:s text:c="5"/>320.4 <text:s text:c="2"/>180.6 <text:s text:c="2"/>148.8 <text:s text:c="2"/>200.8 <text:s text:c="2"/>214.4 <text:s text:c="2"/>297.7 <text:s text:c="2"/>342.7 <text:s text:c="2"/>369.0 <text:s text:c="2"/>388.2 <text:s text:c="2"/>410.7 <text:s text:c="2"/>443.3 <text:s text:c="2"/>497.2 <text:s text:c="2"/>619.2 <text:s/>1734.7 <text:s/>7592.7 <text:s/>30157.7 <text:s text:c="3"/>30125 <text:s/>1713215071279 <text:s/>1713215081386</text:p>
      <text:p text:style-name="P12">read <text:s text:c="5"/>319.8 <text:s text:c="2"/>190.3 <text:s text:c="2"/>148.8 <text:s text:c="2"/>198.4 <text:s text:c="2"/>212.3 <text:s text:c="2"/>297.4 <text:s text:c="2"/>343.1 <text:s text:c="2"/>369.7 <text:s text:c="2"/>389.1 <text:s text:c="2"/>411.8 <text:s text:c="2"/>445.2 <text:s text:c="2"/>499.4 <text:s text:c="2"/>621.2 <text:s/>1107.2 <text:s/>8422.4 <text:s/>30085.1 <text:s text:c="3"/>30130 <text:s/>1713215082892 <text:s/>1713215093001</text:p>
      <text:p text:style-name="P12">read <text:s text:c="5"/>318.5 <text:s text:c="2"/>217.2 <text:s text:c="2"/>148.8 <text:s text:c="2"/>195.4 <text:s text:c="2"/>209.5 <text:s text:c="2"/>293.3 <text:s text:c="2"/>339.0 <text:s text:c="2"/>366.5 <text:s text:c="2"/>386.7 <text:s text:c="2"/>410.7 <text:s text:c="2"/>446.1 <text:s text:c="2"/>503.3 <text:s text:c="2"/>631.0 <text:s/>1496.9 <text:s/>9464.9 <text:s/>30203.7 <text:s text:c="3"/>30135 <text:s/>1713215094506 <text:s/>1713215104621</text:p>
      <text:p text:style-name="P12">read <text:s text:c="5"/>319.7 <text:s text:c="2"/>175.4 <text:s text:c="2"/>148.8 <text:s text:c="2"/>199.7 <text:s text:c="2"/>213.3 <text:s text:c="2"/>295.8 <text:s text:c="2"/>341.6 <text:s text:c="2"/>368.8 <text:s text:c="2"/>388.7 <text:s text:c="2"/>412.2 <text:s text:c="2"/>446.5 <text:s text:c="2"/>503.1 <text:s text:c="2"/>630.5 <text:s/>1281.4 <text:s/>7740.5 <text:s/>30159.3 <text:s text:c="3"/>30140 <text:s/>1713215106125 <text:s/>1713215116234</text:p>
      <text:p text:style-name="P12">read <text:s text:c="5"/>322.9 <text:s text:c="2"/>203.0 <text:s text:c="2"/>148.8 <text:s text:c="2"/>199.7 <text:s text:c="2"/>213.7 <text:s text:c="2"/>299.8 <text:s text:c="2"/>346.1 <text:s text:c="2"/>372.9 <text:s text:c="2"/>392.7 <text:s text:c="2"/>416.6 <text:s text:c="2"/>450.3 <text:s text:c="2"/>505.4 <text:s text:c="2"/>630.3 <text:s/>1128.9 <text:s/>8503.4 <text:s/>30084.7 <text:s text:c="3"/>30145 <text:s/>1713215117739 <text:s/>1713215127853</text:p>
      <text:p text:style-name="P12">read <text:s text:c="5"/>326.3 <text:s text:c="2"/>195.6 <text:s text:c="2"/>148.8 <text:s text:c="2"/>204.0 <text:s text:c="2"/>218.8 <text:s text:c="2"/>303.2 <text:s text:c="2"/>347.8 <text:s text:c="2"/>373.7 <text:s text:c="2"/>393.5 <text:s text:c="2"/>417.6 <text:s text:c="2"/>452.6 <text:s text:c="2"/>509.1 <text:s text:c="2"/>637.7 <text:s/>1300.5 <text:s/>8363.0 <text:s/>30186.7 <text:s text:c="3"/>30150 <text:s/>1713215129358 <text:s/>1713215139467</text:p>
      <text:p text:style-name="P12">read <text:s text:c="5"/>322.2 <text:s text:c="2"/>176.0 <text:s text:c="2"/>148.8 <text:s text:c="2"/>198.1 <text:s text:c="2"/>212.5 <text:s text:c="2"/>300.6 <text:s text:c="2"/>346.7 <text:s text:c="2"/>373.0 <text:s text:c="2"/>392.7 <text:s text:c="2"/>416.2 <text:s text:c="2"/>449.3 <text:s text:c="2"/>504.1 <text:s text:c="2"/>629.6 <text:s/>1109.4 <text:s/>7614.7 <text:s/>30136.8 <text:s text:c="3"/>30155 <text:s/>1713215140973 <text:s/>1713215151085</text:p>
      <text:p text:style-name="P12">read <text:s text:c="5"/>322.2 <text:s text:c="2"/>178.1 <text:s text:c="2"/>148.8 <text:s text:c="2"/>199.9 <text:s text:c="2"/>214.1 <text:s text:c="2"/>300.0 <text:s text:c="2"/>345.7 <text:s text:c="2"/>372.1 <text:s text:c="2"/>391.7 <text:s text:c="2"/>415.3 <text:s text:c="2"/>449.3 <text:s text:c="2"/>505.8 <text:s text:c="2"/>628.4 <text:s/>1172.3 <text:s/>7914.3 <text:s/>30086.1 <text:s text:c="3"/>30160 <text:s/>1713215152590 <text:s/>1713215162697</text:p>
      <text:p text:style-name="P12">read <text:s text:c="5"/>320.2 <text:s text:c="2"/>178.3 <text:s text:c="2"/>148.8 <text:s text:c="2"/>199.9 <text:s text:c="2"/>213.3 <text:s text:c="2"/>297.6 <text:s text:c="2"/>343.3 <text:s text:c="2"/>369.5 <text:s text:c="2"/>388.9 <text:s text:c="2"/>411.7 <text:s text:c="2"/>444.6 <text:s text:c="2"/>500.6 <text:s text:c="2"/>627.9 <text:s/>1204.0 <text:s/>8088.7 <text:s/>30171.4 <text:s text:c="3"/>30165 <text:s/>1713215164202 <text:s/>1713215174320</text:p>
      <text:p text:style-name="P12">read <text:s text:c="5"/>321.3 <text:s text:c="2"/>192.3 <text:s text:c="2"/>148.8 <text:s text:c="2"/>199.0 <text:s text:c="2"/>212.8 <text:s text:c="2"/>299.8 <text:s text:c="2"/>344.7 <text:s text:c="2"/>370.6 <text:s text:c="2"/>389.8 <text:s text:c="2"/>412.6 <text:s text:c="2"/>445.6 <text:s text:c="2"/>501.3 <text:s text:c="2"/>623.2 <text:s/>1265.0 <text:s/>8018.2 <text:s/>30214.3 <text:s text:c="3"/>30170 <text:s/>1713215175826 <text:s/>1713215185936</text:p>
      <text:p text:style-name="P12">read <text:s text:c="5"/>320.7 <text:s text:c="2"/>182.2 <text:s text:c="2"/>148.8 <text:s text:c="2"/>201.0 <text:s text:c="2"/>214.1 <text:s text:c="2"/>298.4 <text:s text:c="2"/>343.7 <text:s text:c="2"/>369.6 <text:s text:c="2"/>388.7 <text:s text:c="2"/>411.1 <text:s text:c="2"/>443.6 <text:s text:c="2"/>501.6 <text:s text:c="2"/>623.8 <text:s/>1235.4 <text:s/>8006.5 <text:s/>30159.4 <text:s text:c="3"/>30175 <text:s/>1713215187443 <text:s/>1713215197557</text:p>
      <text:p text:style-name="P12">read <text:s text:c="5"/>320.3 <text:s text:c="2"/>178.3 <text:s text:c="2"/>148.8 <text:s text:c="2"/>199.6 <text:s text:c="2"/>212.9 <text:s text:c="2"/>297.7 <text:s text:c="2"/>343.0 <text:s text:c="2"/>369.4 <text:s text:c="2"/>389.2 <text:s text:c="2"/>412.4 <text:s text:c="2"/>445.1 <text:s text:c="2"/>503.6 <text:s text:c="2"/>631.5 <text:s/>1088.0 <text:s/>7793.5 <text:s/>30174.2 <text:s text:c="3"/>30180 <text:s/>1713215199062 <text:s/>1713215209171</text:p>
      <text:p text:style-name="P12"><text:soft-page-break/>read <text:s text:c="5"/>321.4 <text:s text:c="2"/>189.3 <text:s text:c="2"/>148.8 <text:s text:c="2"/>199.7 <text:s text:c="2"/>213.3 <text:s text:c="2"/>299.4 <text:s text:c="2"/>345.1 <text:s text:c="2"/>371.4 <text:s text:c="2"/>390.9 <text:s text:c="2"/>413.5 <text:s text:c="2"/>444.5 <text:s text:c="2"/>500.4 <text:s text:c="2"/>626.8 <text:s/>1084.6 <text:s/>8267.8 <text:s/>30245.9 <text:s text:c="3"/>30185 <text:s/>1713215210676 <text:s/>1713215220785</text:p>
      <text:p text:style-name="P12">read <text:s text:c="5"/>322.6 <text:s text:c="2"/>223.2 <text:s text:c="2"/>148.8 <text:s text:c="2"/>200.7 <text:s text:c="2"/>213.9 <text:s text:c="2"/>299.2 <text:s text:c="2"/>344.5 <text:s text:c="2"/>370.9 <text:s text:c="2"/>390.5 <text:s text:c="2"/>413.3 <text:s text:c="2"/>444.5 <text:s text:c="2"/>501.6 <text:s text:c="2"/>631.8 <text:s/>1443.2 <text:s/>8735.2 <text:s/>30183.8 <text:s text:c="3"/>30190 <text:s/>1713215222291 <text:s/>1713215232408</text:p>
      <text:p text:style-name="P12">read <text:s text:c="5"/>318.9 <text:s text:c="2"/>205.6 <text:s text:c="2"/>148.8 <text:s text:c="2"/>198.0 <text:s text:c="2"/>211.8 <text:s text:c="2"/>297.3 <text:s text:c="2"/>341.7 <text:s text:c="2"/>367.4 <text:s text:c="2"/>386.4 <text:s text:c="2"/>408.2 <text:s text:c="2"/>438.2 <text:s text:c="2"/>496.8 <text:s text:c="2"/>623.7 <text:s/>1203.6 <text:s/>8982.2 <text:s/>30181.0 <text:s text:c="3"/>30195 <text:s/>1713215233914 <text:s/>1713215244027</text:p>
      <text:p text:style-name="P12">read <text:s text:c="5"/>321.1 <text:s text:c="2"/>205.5 <text:s text:c="2"/>148.8 <text:s text:c="2"/>197.6 <text:s text:c="2"/>211.5 <text:s text:c="2"/>299.2 <text:s text:c="2"/>345.2 <text:s text:c="2"/>371.3 <text:s text:c="2"/>390.6 <text:s text:c="2"/>413.2 <text:s text:c="2"/>444.2 <text:s text:c="2"/>501.4 <text:s text:c="2"/>630.8 <text:s/>1013.6 <text:s/>9910.6 <text:s/>30253.9 <text:s text:c="3"/>30200 <text:s/>1713215245532 <text:s/>1713215255646</text:p>
      <text:p text:style-name="P12">read <text:s text:c="5"/>323.4 <text:s text:c="2"/>218.7 <text:s text:c="2"/>148.8 <text:s text:c="2"/>199.0 <text:s text:c="2"/>212.7 <text:s text:c="2"/>300.0 <text:s text:c="2"/>346.1 <text:s text:c="2"/>372.2 <text:s text:c="2"/>392.0 <text:s text:c="2"/>415.3 <text:s text:c="2"/>447.4 <text:s text:c="2"/>506.1 <text:s text:c="2"/>640.5 <text:s/>1308.9 10163.0 <text:s/>30237.0 <text:s text:c="3"/>30205 <text:s/>1713215257151 <text:s/>1713215267265</text:p>
      <text:p text:style-name="P12">read <text:s text:c="5"/>321.7 <text:s text:c="2"/>188.4 <text:s text:c="2"/>148.8 <text:s text:c="2"/>200.0 <text:s text:c="2"/>213.9 <text:s text:c="2"/>300.6 <text:s text:c="2"/>345.7 <text:s text:c="2"/>371.3 <text:s text:c="2"/>390.7 <text:s text:c="2"/>413.2 <text:s text:c="2"/>443.8 <text:s text:c="2"/>501.9 <text:s text:c="2"/>627.4 <text:s/>1040.3 <text:s/>8079.9 <text:s/>30164.1 <text:s text:c="3"/>30210 <text:s/>1713215268770 <text:s/>1713215278888</text:p>
      <text:p text:style-name="P12">read <text:s text:c="5"/>324.4 <text:s text:c="2"/>190.4 <text:s text:c="2"/>148.8 <text:s text:c="2"/>200.0 <text:s text:c="2"/>213.7 <text:s text:c="2"/>302.3 <text:s text:c="2"/>348.5 <text:s text:c="2"/>374.8 <text:s text:c="2"/>394.4 <text:s text:c="2"/>417.8 <text:s text:c="2"/>450.1 <text:s text:c="2"/>506.3 <text:s text:c="2"/>634.5 <text:s/>1263.1 <text:s/>8008.1 <text:s/>30260.0 <text:s text:c="3"/>30215 <text:s/>1713215280393 <text:s/>1713215290508</text:p>
      <text:p text:style-name="P12">read <text:s text:c="5"/>322.9 <text:s text:c="2"/>195.5 <text:s text:c="2"/>148.8 <text:s text:c="2"/>200.6 <text:s text:c="2"/>213.7 <text:s text:c="2"/>301.8 <text:s text:c="2"/>347.0 <text:s text:c="2"/>372.9 <text:s text:c="2"/>392.2 <text:s text:c="2"/>414.6 <text:s text:c="2"/>444.8 <text:s text:c="2"/>501.7 <text:s text:c="2"/>632.0 <text:s/>1202.3 <text:s/>7956.4 <text:s/>30153.2 <text:s text:c="3"/>30220 <text:s/>1713215292014 <text:s/>1713215302130</text:p>
      <text:p text:style-name="P12">read <text:s text:c="5"/>322.1 <text:s text:c="2"/>198.1 <text:s text:c="2"/>148.8 <text:s text:c="2"/>200.4 <text:s text:c="2"/>213.6 <text:s text:c="2"/>300.8 <text:s text:c="2"/>345.6 <text:s text:c="2"/>371.0 <text:s text:c="2"/>390.0 <text:s text:c="2"/>411.9 <text:s text:c="2"/>440.8 <text:s text:c="2"/>497.6 <text:s text:c="2"/>631.1 <text:s/>1523.2 <text:s/>8135.8 <text:s/>30146.3 <text:s text:c="3"/>30225 <text:s/>1713215303634 <text:s/>1713215313747</text:p>
      <text:p text:style-name="P12">read <text:s text:c="5"/>322.3 <text:s text:c="2"/>189.0 <text:s text:c="2"/>148.8 <text:s text:c="2"/>200.8 <text:s text:c="2"/>214.3 <text:s text:c="2"/>301.5 <text:s text:c="2"/>346.3 <text:s text:c="2"/>371.9 <text:s text:c="2"/>391.0 <text:s text:c="2"/>412.7 <text:s text:c="2"/>440.8 <text:s text:c="2"/>497.1 <text:s text:c="2"/>628.3 <text:s/>1209.3 <text:s/>8472.9 <text:s/>30185.0 <text:s text:c="3"/>30230 <text:s/>1713215315252 <text:s/>1713215325362</text:p>
      <text:p text:style-name="P12">read <text:s text:c="5"/>321.5 <text:s text:c="2"/>182.9 <text:s text:c="2"/>148.8 <text:s text:c="2"/>200.3 <text:s text:c="2"/>213.5 <text:s text:c="2"/>301.7 <text:s text:c="2"/>346.3 <text:s text:c="2"/>371.6 <text:s text:c="2"/>390.7 <text:s text:c="2"/>412.7 <text:s text:c="2"/>441.1 <text:s text:c="2"/>494.8 <text:s text:c="2"/>627.9 <text:s/>1099.4 <text:s/>8056.5 <text:s/>30152.4 <text:s text:c="3"/>30235 <text:s/>1713215326868 <text:s/>1713215336981</text:p>
      <text:p text:style-name="P12">read <text:s text:c="5"/>324.0 <text:s text:c="2"/>188.2 <text:s text:c="2"/>148.8 <text:s text:c="2"/>201.7 <text:s text:c="2"/>215.2 <text:s text:c="2"/>302.5 <text:s text:c="2"/>347.6 <text:s text:c="2"/>373.7 <text:s text:c="2"/>393.5 <text:s text:c="2"/>416.8 <text:s text:c="2"/>447.8 <text:s text:c="2"/>503.0 <text:s text:c="2"/>638.6 <text:s/>1091.1 <text:s/>8025.7 <text:s/>30197.8 <text:s text:c="3"/>30240 <text:s/>1713215338487 <text:s/>1713215348599</text:p>
      <text:p text:style-name="P12">read <text:s text:c="5"/>323.5 <text:s text:c="2"/>197.7 <text:s text:c="2"/>148.8 <text:s text:c="2"/>202.0 <text:s text:c="2"/>215.2 <text:s text:c="2"/>302.2 <text:s text:c="2"/>347.8 <text:s text:c="2"/>373.1 <text:s text:c="2"/>392.3 <text:s text:c="2"/>414.4 <text:s text:c="2"/>443.0 <text:s text:c="2"/>496.0 <text:s text:c="2"/>633.0 <text:s/>1359.0 <text:s/>8502.0 <text:s/>30182.4 <text:s text:c="3"/>30245 <text:s/>1713215350104 <text:s/>1713215360217</text:p>
      <text:p text:style-name="P12">read <text:s text:c="5"/>322.3 <text:s text:c="2"/>187.0 <text:s text:c="2"/>148.8 <text:s text:c="2"/>204.4 <text:s text:c="2"/>217.9 <text:s text:c="2"/>301.2 <text:s text:c="2"/>345.2 <text:s text:c="2"/>370.6 <text:s text:c="2"/>389.7 <text:s text:c="2"/>411.7 <text:s text:c="2"/>440.3 <text:s text:c="2"/>491.7 <text:s text:c="2"/>625.6 <text:s/>1223.3 <text:s/>8058.7 <text:s/>30203.4 <text:s text:c="3"/>30250 <text:s/>1713215361722 <text:s/>1713215371836</text:p>
      <text:p text:style-name="P12">read <text:s text:c="5"/>321.2 <text:s text:c="2"/>198.0 <text:s text:c="2"/>148.8 <text:s text:c="2"/>200.6 <text:s text:c="2"/>214.0 <text:s text:c="2"/>300.0 <text:s text:c="2"/>345.5 <text:s text:c="2"/>371.4 <text:s text:c="2"/>390.8 <text:s text:c="2"/>413.2 <text:s text:c="2"/>441.6 <text:s text:c="2"/>490.4 <text:s text:c="2"/>618.0 <text:s/>1290.6 <text:s/>8203.7 <text:s/>30206.5 <text:s text:c="3"/>30255 <text:s/>1713215373342 <text:s/>1713215383456</text:p>
      <text:p text:style-name="P12">read <text:s text:c="5"/>325.2 <text:s text:c="2"/>200.2 <text:s text:c="2"/>148.8 <text:s text:c="2"/>200.6 <text:s text:c="2"/>214.4 <text:s text:c="2"/>304.3 <text:s text:c="2"/>350.9 <text:s text:c="2"/>376.9 <text:s text:c="2"/>396.0 <text:s text:c="2"/>418.9 <text:s text:c="2"/>448.4 <text:s text:c="2"/>497.8 <text:s text:c="2"/>631.8 <text:s/>1287.1 <text:s/>8318.4 <text:s/>30348.1 <text:s text:c="3"/>30260 <text:s/>1713215384962 <text:s/>1713215395071</text:p>
      <text:p text:style-name="P12">read <text:s text:c="5"/>326.2 <text:s text:c="2"/>217.3 <text:s text:c="2"/>148.8 <text:s text:c="2"/>201.3 <text:s text:c="2"/>215.4 <text:s text:c="2"/>302.9 <text:s text:c="2"/>348.6 <text:s text:c="2"/>374.5 <text:s text:c="2"/>394.8 <text:s text:c="2"/>418.6 <text:s text:c="2"/>449.5 <text:s text:c="2"/>503.0 <text:s text:c="2"/>641.0 <text:s/>1544.2 11168.1 <text:s/>30249.9 <text:s text:c="3"/>30265 <text:s/>1713215396577 <text:s/>1713215406692</text:p>
      <text:p text:style-name="P12">read <text:s text:c="5"/>327.3 <text:s text:c="2"/>227.0 <text:s text:c="2"/>148.8 <text:s text:c="2"/>203.1 <text:s text:c="2"/>216.7 <text:s text:c="2"/>304.7 <text:s text:c="2"/>350.3 <text:s text:c="2"/>376.1 <text:s text:c="2"/>395.4 <text:s text:c="2"/>418.4 <text:s text:c="2"/>447.9 <text:s text:c="2"/>497.8 <text:s text:c="2"/>637.5 <text:s/>1785.7 10240.5 <text:s/>30279.3 <text:s text:c="3"/>30270 <text:s/>1713215408197 <text:s/>1713215418310</text:p>
      <text:p text:style-name="P12">read <text:s text:c="5"/>322.6 <text:s text:c="2"/>165.8 <text:s text:c="2"/>148.8 <text:s text:c="2"/>202.8 <text:s text:c="2"/>216.3 <text:s text:c="2"/>303.5 <text:s text:c="2"/>348.2 <text:s text:c="2"/>373.6 <text:s text:c="2"/>392.7 <text:s text:c="2"/>414.9 <text:s text:c="2"/>443.2 <text:s text:c="2"/>490.8 <text:s text:c="2"/>623.8 <text:s/>1185.1 <text:s/>7811.8 <text:s/>30229.5 <text:s text:c="3"/>30275 <text:s/>1713215419817 <text:s/>1713215429934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21:22:56.711521599</meta:creation-date>
    <dc:date>2024-04-15T23:45:15.259811586</dc:date>
    <meta:editing-duration>PT40M1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6" meta:paragraph-count="408" meta:word-count="7981" meta:character-count="69737" meta:non-whitespace-character-count="47185"/>
  </office:meta>
</office:document-meta>
</file>